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53cm" svg:stroke-color="#000000" draw:stroke-linejoin="miter" draw:fill="none" fo:padding-top="0.301cm" fo:padding-bottom="0.301cm" fo:padding-left="0.426cm" fo:padding-right="0.426cm"/>
    </style:style>
  </office:automatic-styles>
  <office:body>
    <office:drawing>
      <draw:page draw:name="page1" draw:style-name="dp1" draw:master-page-name="Default">
        <draw:line draw:style-name="gr1" draw:layer="layout" svg:x1="12.549cm" svg:y1="6.268cm" svg:x2="12.656cm" svg:y2="6.268cm">
          <text:p/>
        </draw:line>
        <draw:line draw:style-name="gr1" draw:layer="layout" svg:x1="8.389cm" svg:y1="2.133cm" svg:x2="8.389cm" svg:y2="2.027cm">
          <text:p/>
        </draw:line>
        <draw:line draw:style-name="gr1" draw:layer="layout" svg:x1="16.005cm" svg:y1="19.044cm" svg:x2="16.005cm" svg:y2="18.514cm">
          <text:p/>
        </draw:line>
        <draw:line draw:style-name="gr1" draw:layer="layout" svg:x1="20.909cm" svg:y1="12.735cm" svg:x2="20.957cm" svg:y2="12.735cm">
          <text:p/>
        </draw:line>
        <draw:line draw:style-name="gr1" draw:layer="layout" svg:x1="20.956cm" svg:y1="14.803cm" svg:x2="19.686cm" svg:y2="14.803cm">
          <text:p/>
        </draw:line>
        <draw:line draw:style-name="gr1" draw:layer="layout" svg:x1="6.155cm" svg:y1="10.509cm" svg:x2="6.256cm" svg:y2="10.509cm">
          <text:p/>
        </draw:line>
        <draw:line draw:style-name="gr1" draw:layer="layout" svg:x1="19.1cm" svg:y1="0.013cm" svg:x2="19.1cm" svg:y2="-0.04cm">
          <text:p/>
        </draw:line>
        <draw:line draw:style-name="gr1" draw:layer="layout" svg:x1="1.251cm" svg:y1="19.044cm" svg:x2="1.886cm" svg:y2="19.044cm">
          <text:p/>
        </draw:line>
        <draw:line draw:style-name="gr1" draw:layer="layout" svg:x1="8.389cm" svg:y1="10.615cm" svg:x2="8.389cm" svg:y2="10.509cm">
          <text:p/>
        </draw:line>
        <draw:line draw:style-name="gr1" draw:layer="layout" svg:x1="17.364cm" svg:y1="19.256cm" svg:x2="18.329cm" svg:y2="19.256cm">
          <text:p/>
        </draw:line>
        <draw:line draw:style-name="gr1" draw:layer="layout" svg:x1="6.155cm" svg:y1="12.735cm" svg:x2="6.155cm" svg:y2="12.629cm">
          <text:p/>
        </draw:line>
        <draw:line draw:style-name="gr1" draw:layer="layout" svg:x1="6.256cm" svg:y1="14.856cm" svg:x2="6.256cm" svg:y2="14.75cm">
          <text:p/>
        </draw:line>
        <draw:line draw:style-name="gr1" draw:layer="layout" svg:x1="1.839cm" svg:y1="0.013cm" svg:x2="1.839cm" svg:y2="-0.04cm">
          <text:p/>
        </draw:line>
        <draw:line draw:style-name="gr1" draw:layer="layout" svg:x1="8.282cm" svg:y1="12.735cm" svg:x2="8.389cm" svg:y2="12.735cm">
          <text:p/>
        </draw:line>
        <draw:line draw:style-name="gr1" draw:layer="layout" svg:x1="14.783cm" svg:y1="14.856cm" svg:x2="14.783cm" svg:y2="14.75cm">
          <text:p/>
        </draw:line>
        <draw:line draw:style-name="gr1" draw:layer="layout" svg:x1="19.1cm" svg:y1="25.458cm" svg:x2="19.1cm" svg:y2="25.352cm">
          <text:p/>
        </draw:line>
        <draw:line draw:style-name="gr1" draw:layer="layout" svg:x1="16.639cm" svg:y1="16.393cm" svg:x2="16.639cm" svg:y2="16.923cm">
          <text:p/>
        </draw:line>
        <draw:line draw:style-name="gr1" draw:layer="layout" svg:x1="20.909cm" svg:y1="12.629cm" svg:x2="20.957cm" svg:y2="12.629cm">
          <text:p/>
        </draw:line>
        <draw:line draw:style-name="gr1" draw:layer="layout" svg:x1="16.64cm" svg:y1="17.454cm" svg:x2="16.005cm" svg:y2="17.454cm">
          <text:p/>
        </draw:line>
        <draw:line draw:style-name="gr1" draw:layer="layout" svg:x1="1.251cm" svg:y1="19.044cm" svg:x2="1.251cm" svg:y2="19.574cm">
          <text:p/>
        </draw:line>
        <draw:line draw:style-name="gr1" draw:layer="layout" svg:x1="8.282cm" svg:y1="0.013cm" svg:x2="8.282cm" svg:y2="-0.04cm">
          <text:p/>
        </draw:line>
        <draw:line draw:style-name="gr1" draw:layer="layout" svg:x1="6.203cm" svg:y1="14.803cm" svg:x2="6.203cm" svg:y2="15.863cm">
          <text:p/>
        </draw:line>
        <draw:line draw:style-name="gr1" draw:layer="layout" svg:x1="19.052cm" svg:y1="15.863cm" svg:x2="19.052cm" svg:y2="16.393cm">
          <text:p/>
        </draw:line>
        <draw:line draw:style-name="gr1" draw:layer="layout" svg:x1="16.005cm" svg:y1="14.803cm" svg:x2="14.735cm" svg:y2="14.803cm">
          <text:p/>
        </draw:line>
        <draw:line draw:style-name="gr1" draw:layer="layout" svg:x1="6.155cm" svg:y1="19.097cm" svg:x2="6.155cm" svg:y2="18.991cm">
          <text:p/>
        </draw:line>
        <draw:line draw:style-name="gr1" draw:layer="layout" svg:x1="2.61cm" svg:y1="13.955cm" svg:x2="2.61cm" svg:y2="13.319cm">
          <text:p/>
        </draw:line>
        <draw:line draw:style-name="gr1" draw:layer="layout" svg:x1="16.592cm" svg:y1="21.111cm" svg:x2="16.7cm" svg:y2="21.111cm">
          <text:p/>
        </draw:line>
        <draw:line draw:style-name="gr1" draw:layer="layout" svg:x1="20.909cm" svg:y1="18.991cm" svg:x2="20.957cm" svg:y2="18.991cm">
          <text:p/>
        </draw:line>
        <draw:line draw:style-name="gr1" draw:layer="layout" svg:x1="19.686cm" svg:y1="21.164cm" svg:x2="19.686cm" svg:y2="20.634cm">
          <text:p/>
        </draw:line>
        <draw:line draw:style-name="gr1" draw:layer="layout" svg:x1="20.909cm" svg:y1="12.735cm" svg:x2="20.909cm" svg:y2="12.629cm">
          <text:p/>
        </draw:line>
        <draw:line draw:style-name="gr1" draw:layer="layout" svg:x1="6.155cm" svg:y1="16.977cm" svg:x2="6.155cm" svg:y2="16.871cm">
          <text:p/>
        </draw:line>
        <draw:line draw:style-name="gr1" draw:layer="layout" svg:x1="18.992cm" svg:y1="16.977cm" svg:x2="18.992cm" svg:y2="16.871cm">
          <text:p/>
        </draw:line>
        <draw:line draw:style-name="gr1" draw:layer="layout" svg:x1="20.957cm" svg:y1="15.863cm" svg:x2="19.052cm" svg:y2="15.863cm">
          <text:p/>
        </draw:line>
        <draw:line draw:style-name="gr1" draw:layer="layout" svg:x1="10.416cm" svg:y1="12.629cm" svg:x2="10.523cm" svg:y2="12.629cm">
          <text:p/>
        </draw:line>
        <draw:line draw:style-name="gr1" draw:layer="layout" svg:x1="-0.066cm" svg:y1="23.338cm" svg:x2="0.029cm" svg:y2="23.338cm">
          <text:p/>
        </draw:line>
        <draw:line draw:style-name="gr1" draw:layer="layout" svg:x1="4.298cm" svg:y1="13.743cm" svg:x2="4.298cm" svg:y2="14.273cm">
          <text:p/>
        </draw:line>
        <draw:line draw:style-name="gr1" draw:layer="layout" svg:x1="4.238cm" svg:y1="29.593cm" svg:x2="4.346cm" svg:y2="29.593cm">
          <text:p/>
        </draw:line>
        <draw:line draw:style-name="gr1" draw:layer="layout" svg:x1="4.298cm" svg:y1="14.273cm" svg:x2="4.298cm" svg:y2="14.803cm">
          <text:p/>
        </draw:line>
        <draw:line draw:style-name="gr1" draw:layer="layout" svg:x1="19.1cm" svg:y1="8.494cm" svg:x2="19.1cm" svg:y2="8.388cm">
          <text:p/>
        </draw:line>
        <draw:line draw:style-name="gr1" draw:layer="layout" svg:x1="20.956cm" svg:y1="21.217cm" svg:x2="20.956cm" svg:y2="21.111cm">
          <text:p/>
        </draw:line>
        <draw:line draw:style-name="gr1" draw:layer="layout" svg:x1="14.735cm" svg:y1="21.164cm" svg:x2="14.735cm" svg:y2="20.104cm">
          <text:p/>
        </draw:line>
        <draw:line draw:style-name="gr1" draw:layer="layout" svg:x1="18.992cm" svg:y1="19.097cm" svg:x2="19.1cm" svg:y2="19.097cm">
          <text:p/>
        </draw:line>
        <draw:line draw:style-name="gr1" draw:layer="layout" svg:x1="18.992cm" svg:y1="18.991cm" svg:x2="19.1cm" svg:y2="18.991cm">
          <text:p/>
        </draw:line>
        <draw:line draw:style-name="gr1" draw:layer="layout" svg:x1="1.839cm" svg:y1="14.75cm" svg:x2="1.947cm" svg:y2="14.75cm">
          <text:p/>
        </draw:line>
        <draw:line draw:style-name="gr1" draw:layer="layout" svg:x1="4.238cm" svg:y1="12.735cm" svg:x2="4.346cm" svg:y2="12.735cm">
          <text:p/>
        </draw:line>
        <draw:line draw:style-name="gr1" draw:layer="layout" svg:x1="12.655cm" svg:y1="29.699cm" svg:x2="12.655cm" svg:y2="29.593cm">
          <text:p/>
        </draw:line>
        <draw:line draw:style-name="gr1" draw:layer="layout" svg:x1="2.61cm" svg:y1="18.408cm" svg:x2="3.092cm" svg:y2="18.408cm">
          <text:p/>
        </draw:line>
        <draw:line draw:style-name="gr1" draw:layer="layout" svg:x1="19.052cm" svg:y1="19.044cm" svg:x2="19.052cm" svg:y2="19.574cm">
          <text:p/>
        </draw:line>
        <draw:line draw:style-name="gr1" draw:layer="layout" svg:x1="1.886cm" svg:y1="19.044cm" svg:x2="1.886cm" svg:y2="19.574cm">
          <text:p/>
        </draw:line>
        <draw:line draw:style-name="gr1" draw:layer="layout" svg:x1="20.956cm" svg:y1="0.013cm" svg:x2="20.956cm" svg:y2="-0.04cm">
          <text:p/>
        </draw:line>
        <draw:line draw:style-name="gr1" draw:layer="layout" svg:x1="12.549cm" svg:y1="23.338cm" svg:x2="12.656cm" svg:y2="23.338cm">
          <text:p/>
        </draw:line>
        <draw:line draw:style-name="gr1" draw:layer="layout" svg:x1="4.238cm" svg:y1="0.013cm" svg:x2="4.346cm" svg:y2="0.013cm">
          <text:p/>
        </draw:line>
        <draw:line draw:style-name="gr1" draw:layer="layout" svg:x1="4.238cm" svg:y1="12.735cm" svg:x2="4.238cm" svg:y2="12.629cm">
          <text:p/>
        </draw:line>
        <draw:line draw:style-name="gr1" draw:layer="layout" svg:x1="14.783cm" svg:y1="6.374cm" svg:x2="14.783cm" svg:y2="6.268cm">
          <text:p/>
        </draw:line>
        <draw:line draw:style-name="gr1" draw:layer="layout" svg:x1="12.549cm" svg:y1="-0.04cm" svg:x2="12.656cm" svg:y2="-0.04cm">
          <text:p/>
        </draw:line>
        <draw:line draw:style-name="gr1" draw:layer="layout" svg:x1="12.549cm" svg:y1="10.509cm" svg:x2="12.656cm" svg:y2="10.509cm">
          <text:p/>
        </draw:line>
        <draw:line draw:style-name="gr1" draw:layer="layout" svg:x1="14.681cm" svg:y1="16.977cm" svg:x2="14.681cm" svg:y2="16.871cm">
          <text:p/>
        </draw:line>
        <draw:line draw:style-name="gr1" draw:layer="layout" svg:x1="1.839cm" svg:y1="14.856cm" svg:x2="1.839cm" svg:y2="14.75cm">
          <text:p/>
        </draw:line>
        <draw:line draw:style-name="gr1" draw:layer="layout" svg:x1="4.298cm" svg:y1="15.333cm" svg:x2="4.298cm" svg:y2="14.803cm">
          <text:p/>
        </draw:line>
        <draw:line draw:style-name="gr1" draw:layer="layout" svg:x1="1.886cm" svg:y1="18.513cm" svg:x2="1.886cm" svg:y2="17.983cm">
          <text:p/>
        </draw:line>
        <draw:line draw:style-name="gr1" draw:layer="layout" svg:x1="-0.066cm" svg:y1="27.472cm" svg:x2="0.029cm" svg:y2="27.472cm">
          <text:p/>
        </draw:line>
        <draw:line draw:style-name="gr1" draw:layer="layout" svg:x1="20.909cm" svg:y1="10.615cm" svg:x2="20.957cm" svg:y2="10.615cm">
          <text:p/>
        </draw:line>
        <draw:line draw:style-name="gr1" draw:layer="layout" svg:x1="8.282cm" svg:y1="4.148cm" svg:x2="8.389cm" svg:y2="4.148cm">
          <text:p/>
        </draw:line>
        <draw:line draw:style-name="gr1" draw:layer="layout" svg:x1="12.549cm" svg:y1="12.629cm" svg:x2="12.656cm" svg:y2="12.629cm">
          <text:p/>
        </draw:line>
        <draw:line draw:style-name="gr1" draw:layer="layout" svg:x1="12.549cm" svg:y1="23.338cm" svg:x2="12.549cm" svg:y2="23.232cm">
          <text:p/>
        </draw:line>
        <draw:line draw:style-name="gr1" draw:layer="layout" svg:x1="8.282cm" svg:y1="29.699cm" svg:x2="8.389cm" svg:y2="29.699cm">
          <text:p/>
        </draw:line>
        <draw:line draw:style-name="gr1" draw:layer="layout" svg:x1="1.886cm" svg:y1="17.984cm" svg:x2="1.886cm" svg:y2="17.454cm">
          <text:p/>
        </draw:line>
        <draw:line draw:style-name="gr1" draw:layer="layout" svg:x1="18.992cm" svg:y1="2.133cm" svg:x2="19.1cm" svg:y2="2.133cm">
          <text:p/>
        </draw:line>
        <draw:line draw:style-name="gr1" draw:layer="layout" svg:x1="2.61cm" svg:y1="13.955cm" svg:x2="3.575cm" svg:y2="13.955cm">
          <text:p/>
        </draw:line>
        <draw:line draw:style-name="gr1" draw:layer="layout" svg:x1="16.005cm" svg:y1="16.924cm" svg:x2="16.64cm" svg:y2="16.924cm">
          <text:p/>
        </draw:line>
        <draw:line draw:style-name="gr1" draw:layer="layout" svg:x1="10.416cm" svg:y1="21.111cm" svg:x2="10.523cm" svg:y2="21.111cm">
          <text:p/>
        </draw:line>
        <draw:line draw:style-name="gr1" draw:layer="layout" svg:x1="10.522cm" svg:y1="23.338cm" svg:x2="10.522cm" svg:y2="23.232cm">
          <text:p/>
        </draw:line>
        <draw:line draw:style-name="gr1" draw:layer="layout" svg:x1="20.909cm" svg:y1="6.268cm" svg:x2="20.957cm" svg:y2="6.268cm">
          <text:p/>
        </draw:line>
        <draw:line draw:style-name="gr1" draw:layer="layout" svg:x1="1.947cm" svg:y1="19.097cm" svg:x2="1.947cm" svg:y2="18.991cm">
          <text:p/>
        </draw:line>
        <draw:line draw:style-name="gr1" draw:layer="layout" svg:x1="19.687cm" svg:y1="18.514cm" svg:x2="19.052cm" svg:y2="18.514cm">
          <text:p/>
        </draw:line>
        <draw:line draw:style-name="gr1" draw:layer="layout" svg:x1="6.155cm" svg:y1="4.254cm" svg:x2="6.256cm" svg:y2="4.254cm">
          <text:p/>
        </draw:line>
        <draw:line draw:style-name="gr1" draw:layer="layout" svg:x1="19.052cm" svg:y1="20.634cm" svg:x2="19.052cm" svg:y2="21.164cm">
          <text:p/>
        </draw:line>
        <draw:line draw:style-name="gr1" draw:layer="layout" svg:x1="18.992cm" svg:y1="27.472cm" svg:x2="19.1cm" svg:y2="27.472cm">
          <text:p/>
        </draw:line>
        <draw:line draw:style-name="gr1" draw:layer="layout" svg:x1="6.155cm" svg:y1="8.494cm" svg:x2="6.256cm" svg:y2="8.494cm">
          <text:p/>
        </draw:line>
        <draw:line draw:style-name="gr1" draw:layer="layout" svg:x1="10.416cm" svg:y1="29.699cm" svg:x2="10.416cm" svg:y2="29.593cm">
          <text:p/>
        </draw:line>
        <draw:line draw:style-name="gr1" draw:layer="layout" svg:x1="8.282cm" svg:y1="29.593cm" svg:x2="8.389cm" svg:y2="29.593cm">
          <text:p/>
        </draw:line>
        <draw:line draw:style-name="gr1" draw:layer="layout" svg:x1="20.909cm" svg:y1="19.097cm" svg:x2="20.957cm" svg:y2="19.097cm">
          <text:p/>
        </draw:line>
        <draw:line draw:style-name="gr1" draw:layer="layout" svg:x1="4.298cm" svg:y1="13.212cm" svg:x2="4.298cm" svg:y2="12.682cm">
          <text:p/>
        </draw:line>
        <draw:line draw:style-name="gr1" draw:layer="layout" svg:x1="20.956cm" svg:y1="19.097cm" svg:x2="20.956cm" svg:y2="18.991cm">
          <text:p/>
        </draw:line>
        <draw:line draw:style-name="gr1" draw:layer="layout" svg:x1="19.687cm" svg:y1="16.924cm" svg:x2="19.052cm" svg:y2="16.924cm">
          <text:p/>
        </draw:line>
        <draw:line draw:style-name="gr1" draw:layer="layout" svg:x1="16.64cm" svg:y1="13.213cm" svg:x2="16.005cm" svg:y2="13.213cm">
          <text:p/>
        </draw:line>
        <draw:line draw:style-name="gr1" draw:layer="layout" svg:x1="1.886cm" svg:y1="13.212cm" svg:x2="1.886cm" svg:y2="12.682cm">
          <text:p/>
        </draw:line>
        <draw:line draw:style-name="gr1" draw:layer="layout" svg:x1="4.933cm" svg:y1="16.924cm" svg:x2="6.203cm" svg:y2="16.924cm">
          <text:p/>
        </draw:line>
        <draw:line draw:style-name="gr1" draw:layer="layout" svg:x1="20.956cm" svg:y1="6.374cm" svg:x2="20.956cm" svg:y2="6.268cm">
          <text:p/>
        </draw:line>
        <draw:line draw:style-name="gr1" draw:layer="layout" svg:x1="18.992cm" svg:y1="25.458cm" svg:x2="19.1cm" svg:y2="25.458cm">
          <text:p/>
        </draw:line>
        <draw:line draw:style-name="gr1" draw:layer="layout" svg:x1="6.203cm" svg:y1="13.743cm" svg:x2="4.298cm" svg:y2="13.743cm">
          <text:p/>
        </draw:line>
        <draw:line draw:style-name="gr1" draw:layer="layout" svg:x1="-0.066cm" svg:y1="16.977cm" svg:x2="-0.066cm" svg:y2="16.871cm">
          <text:p/>
        </draw:line>
        <draw:line draw:style-name="gr1" draw:layer="layout" svg:x1="8.282cm" svg:y1="8.388cm" svg:x2="8.389cm" svg:y2="8.388cm">
          <text:p/>
        </draw:line>
        <draw:line draw:style-name="gr1" draw:layer="layout" svg:x1="20.909cm" svg:y1="0.013cm" svg:x2="20.909cm" svg:y2="-0.04cm">
          <text:p/>
        </draw:line>
        <draw:line draw:style-name="gr1" draw:layer="layout" svg:x1="16.005cm" svg:y1="19.044cm" svg:x2="16.64cm" svg:y2="19.044cm">
          <text:p/>
        </draw:line>
        <draw:line draw:style-name="gr1" draw:layer="layout" svg:x1="10.416cm" svg:y1="29.699cm" svg:x2="10.523cm" svg:y2="29.699cm">
          <text:p/>
        </draw:line>
        <draw:line draw:style-name="gr1" draw:layer="layout" svg:x1="4.933cm" svg:y1="16.924cm" svg:x2="4.933cm" svg:y2="17.454cm">
          <text:p/>
        </draw:line>
        <draw:line draw:style-name="gr1" draw:layer="layout" svg:x1="2.61cm" svg:y1="19.256cm" svg:x2="2.61cm" svg:y2="19.892cm">
          <text:p/>
        </draw:line>
        <draw:line draw:style-name="gr1" draw:layer="layout" svg:x1="6.155cm" svg:y1="10.615cm" svg:x2="6.155cm" svg:y2="10.509cm">
          <text:p/>
        </draw:line>
        <draw:line draw:style-name="gr1" draw:layer="layout" svg:x1="6.256cm" svg:y1="2.133cm" svg:x2="6.256cm" svg:y2="2.027cm">
          <text:p/>
        </draw:line>
        <draw:line draw:style-name="gr1" draw:layer="layout" svg:x1="12.549cm" svg:y1="23.232cm" svg:x2="12.656cm" svg:y2="23.232cm">
          <text:p/>
        </draw:line>
        <draw:line draw:style-name="gr1" draw:layer="layout" svg:x1="12.655cm" svg:y1="21.217cm" svg:x2="12.655cm" svg:y2="21.111cm">
          <text:p/>
        </draw:line>
        <draw:line draw:style-name="gr1" draw:layer="layout" svg:x1="12.549cm" svg:y1="27.578cm" svg:x2="12.549cm" svg:y2="27.472cm">
          <text:p/>
        </draw:line>
        <draw:line draw:style-name="gr1" draw:layer="layout" svg:x1="8.282cm" svg:y1="21.217cm" svg:x2="8.282cm" svg:y2="21.111cm">
          <text:p/>
        </draw:line>
        <draw:line draw:style-name="gr1" draw:layer="layout" svg:x1="4.238cm" svg:y1="25.352cm" svg:x2="4.346cm" svg:y2="25.352cm">
          <text:p/>
        </draw:line>
        <draw:line draw:style-name="gr1" draw:layer="layout" svg:x1="4.298cm" svg:y1="20.634cm" svg:x2="4.298cm" svg:y2="21.164cm">
          <text:p/>
        </draw:line>
        <draw:line draw:style-name="gr1" draw:layer="layout" svg:x1="1.886cm" svg:y1="13.743cm" svg:x2="1.886cm" svg:y2="13.213cm">
          <text:p/>
        </draw:line>
        <draw:line draw:style-name="gr1" draw:layer="layout" svg:x1="-0.066cm" svg:y1="25.352cm" svg:x2="0.029cm" svg:y2="25.352cm">
          <text:p/>
        </draw:line>
        <draw:line draw:style-name="gr1" draw:layer="layout" svg:x1="16.639cm" svg:y1="13.212cm" svg:x2="16.639cm" svg:y2="12.682cm">
          <text:p/>
        </draw:line>
        <draw:line draw:style-name="gr1" draw:layer="layout" svg:x1="12.549cm" svg:y1="4.148cm" svg:x2="12.656cm" svg:y2="4.148cm">
          <text:p/>
        </draw:line>
        <draw:line draw:style-name="gr1" draw:layer="layout" svg:x1="8.389cm" svg:y1="12.735cm" svg:x2="8.389cm" svg:y2="12.629cm">
          <text:p/>
        </draw:line>
        <draw:line draw:style-name="gr1" draw:layer="layout" svg:x1="10.416cm" svg:y1="8.494cm" svg:x2="10.523cm" svg:y2="8.494cm">
          <text:p/>
        </draw:line>
        <draw:line draw:style-name="gr1" draw:layer="layout" svg:x1="6.256cm" svg:y1="27.578cm" svg:x2="6.256cm" svg:y2="27.472cm">
          <text:p/>
        </draw:line>
        <draw:line draw:style-name="gr1" draw:layer="layout" svg:x1="1.839cm" svg:y1="21.217cm" svg:x2="1.839cm" svg:y2="21.111cm">
          <text:p/>
        </draw:line>
        <draw:line draw:style-name="gr1" draw:layer="layout" svg:x1="6.155cm" svg:y1="4.148cm" svg:x2="6.256cm" svg:y2="4.148cm">
          <text:p/>
        </draw:line>
        <draw:line draw:style-name="gr1" draw:layer="layout" svg:x1="6.155cm" svg:y1="23.338cm" svg:x2="6.155cm" svg:y2="23.232cm">
          <text:p/>
        </draw:line>
        <draw:line draw:style-name="gr1" draw:layer="layout" svg:x1="8.282cm" svg:y1="29.699cm" svg:x2="8.282cm" svg:y2="29.593cm">
          <text:p/>
        </draw:line>
        <draw:line draw:style-name="gr1" draw:layer="layout" svg:x1="6.256cm" svg:y1="25.458cm" svg:x2="6.256cm" svg:y2="25.352cm">
          <text:p/>
        </draw:line>
        <draw:line draw:style-name="gr1" draw:layer="layout" svg:x1="19.687cm" svg:y1="17.454cm" svg:x2="19.052cm" svg:y2="17.454cm">
          <text:p/>
        </draw:line>
        <draw:line draw:style-name="gr1" draw:layer="layout" svg:x1="4.238cm" svg:y1="16.871cm" svg:x2="4.346cm" svg:y2="16.871cm">
          <text:p/>
        </draw:line>
        <draw:line draw:style-name="gr1" draw:layer="layout" svg:x1="6.203cm" svg:y1="15.863cm" svg:x2="4.298cm" svg:y2="15.863cm">
          <text:p/>
        </draw:line>
        <draw:line draw:style-name="gr1" draw:layer="layout" svg:x1="1.839cm" svg:y1="29.699cm" svg:x2="1.839cm" svg:y2="29.593cm">
          <text:p/>
        </draw:line>
        <draw:line draw:style-name="gr1" draw:layer="layout" svg:x1="10.416cm" svg:y1="21.217cm" svg:x2="10.416cm" svg:y2="21.111cm">
          <text:p/>
        </draw:line>
        <draw:line draw:style-name="gr1" draw:layer="layout" svg:x1="-0.018cm" svg:y1="20.104cm" svg:x2="-0.018cm" svg:y2="19.044cm">
          <text:p/>
        </draw:line>
        <draw:line draw:style-name="gr1" draw:layer="layout" svg:x1="16.592cm" svg:y1="0.013cm" svg:x2="16.7cm" svg:y2="0.013cm">
          <text:p/>
        </draw:line>
        <draw:line draw:style-name="gr1" draw:layer="layout" svg:x1="14.681cm" svg:y1="14.75cm" svg:x2="14.782cm" svg:y2="14.75cm">
          <text:p/>
        </draw:line>
        <draw:line draw:style-name="gr1" draw:layer="layout" svg:x1="17.364cm" svg:y1="19.892cm" svg:x2="18.329cm" svg:y2="19.892cm">
          <text:p/>
        </draw:line>
        <draw:line draw:style-name="gr1" draw:layer="layout" svg:x1="18.992cm" svg:y1="6.374cm" svg:x2="18.992cm" svg:y2="6.268cm">
          <text:p/>
        </draw:line>
        <draw:line draw:style-name="gr1" draw:layer="layout" svg:x1="-0.066cm" svg:y1="18.991cm" svg:x2="0.029cm" svg:y2="18.991cm">
          <text:p/>
        </draw:line>
        <draw:line draw:style-name="gr1" draw:layer="layout" svg:x1="4.238cm" svg:y1="12.629cm" svg:x2="4.346cm" svg:y2="12.629cm">
          <text:p/>
        </draw:line>
        <draw:line draw:style-name="gr1" draw:layer="layout" svg:x1="18.992cm" svg:y1="27.578cm" svg:x2="19.1cm" svg:y2="27.578cm">
          <text:p/>
        </draw:line>
        <draw:line draw:style-name="gr1" draw:layer="layout" svg:x1="8.282cm" svg:y1="8.494cm" svg:x2="8.282cm" svg:y2="8.388cm">
          <text:p/>
        </draw:line>
        <draw:line draw:style-name="gr1" draw:layer="layout" svg:x1="16.592cm" svg:y1="8.388cm" svg:x2="16.7cm" svg:y2="8.388cm">
          <text:p/>
        </draw:line>
        <draw:line draw:style-name="gr1" draw:layer="layout" svg:x1="4.298cm" svg:y1="20.104cm" svg:x2="4.298cm" svg:y2="20.634cm">
          <text:p/>
        </draw:line>
        <draw:line draw:style-name="gr1" draw:layer="layout" svg:x1="18.992cm" svg:y1="12.735cm" svg:x2="18.992cm" svg:y2="12.629cm">
          <text:p/>
        </draw:line>
        <draw:line draw:style-name="gr1" draw:layer="layout" svg:x1="14.681cm" svg:y1="29.593cm" svg:x2="14.782cm" svg:y2="29.593cm">
          <text:p/>
        </draw:line>
        <draw:line draw:style-name="gr1" draw:layer="layout" svg:x1="0.029cm" svg:y1="23.338cm" svg:x2="0.029cm" svg:y2="23.232cm">
          <text:p/>
        </draw:line>
        <draw:line draw:style-name="gr1" draw:layer="layout" svg:x1="19.1cm" svg:y1="29.699cm" svg:x2="19.1cm" svg:y2="29.593cm">
          <text:p/>
        </draw:line>
        <draw:line draw:style-name="gr1" draw:layer="layout" svg:x1="17.364cm" svg:y1="14.591cm" svg:x2="17.364cm" svg:y2="15.439cm">
          <text:p/>
        </draw:line>
        <draw:line draw:style-name="gr1" draw:layer="layout" svg:x1="6.155cm" svg:y1="29.699cm" svg:x2="6.256cm" svg:y2="29.699cm">
          <text:p/>
        </draw:line>
        <draw:line draw:style-name="gr1" draw:layer="layout" svg:x1="18.992cm" svg:y1="23.338cm" svg:x2="18.992cm" svg:y2="23.232cm">
          <text:p/>
        </draw:line>
        <draw:line draw:style-name="gr1" draw:layer="layout" svg:x1="6.203cm" svg:y1="19.044cm" svg:x2="6.203cm" svg:y2="20.104cm">
          <text:p/>
        </draw:line>
        <draw:line draw:style-name="gr1" draw:layer="layout" svg:x1="6.155cm" svg:y1="12.629cm" svg:x2="6.256cm" svg:y2="12.629cm">
          <text:p/>
        </draw:line>
        <draw:line draw:style-name="gr1" draw:layer="layout" svg:x1="14.783cm" svg:y1="2.133cm" svg:x2="14.783cm" svg:y2="2.027cm">
          <text:p/>
        </draw:line>
        <draw:line draw:style-name="gr1" draw:layer="layout" svg:x1="-0.066cm" svg:y1="14.856cm" svg:x2="-0.066cm" svg:y2="14.75cm">
          <text:p/>
        </draw:line>
        <draw:line draw:style-name="gr1" draw:layer="layout" svg:x1="8.389cm" svg:y1="0.013cm" svg:x2="8.389cm" svg:y2="-0.04cm">
          <text:p/>
        </draw:line>
        <draw:line draw:style-name="gr1" draw:layer="layout" svg:x1="20.956cm" svg:y1="20.104cm" svg:x2="20.956cm" svg:y2="21.164cm">
          <text:p/>
        </draw:line>
        <draw:line draw:style-name="gr1" draw:layer="layout" svg:x1="1.947cm" svg:y1="21.217cm" svg:x2="1.947cm" svg:y2="21.111cm">
          <text:p/>
        </draw:line>
        <draw:line draw:style-name="gr1" draw:layer="layout" svg:x1="14.735cm" svg:y1="15.863cm" svg:x2="16.64cm" svg:y2="15.863cm">
          <text:p/>
        </draw:line>
        <draw:line draw:style-name="gr1" draw:layer="layout" svg:x1="17.846cm" svg:y1="16.287cm" svg:x2="17.364cm" svg:y2="16.287cm">
          <text:p/>
        </draw:line>
        <draw:line draw:style-name="gr1" draw:layer="layout" svg:x1="1.252cm" svg:y1="19.044cm" svg:x2="-0.018cm" svg:y2="19.044cm">
          <text:p/>
        </draw:line>
        <draw:line draw:style-name="gr1" draw:layer="layout" svg:x1="10.416cm" svg:y1="29.593cm" svg:x2="10.523cm" svg:y2="29.593cm">
          <text:p/>
        </draw:line>
        <draw:line draw:style-name="gr1" draw:layer="layout" svg:x1="16.639cm" svg:y1="13.743cm" svg:x2="16.639cm" svg:y2="13.213cm">
          <text:p/>
        </draw:line>
        <draw:line draw:style-name="gr1" draw:layer="layout" svg:x1="17.364cm" svg:y1="18.408cm" svg:x2="17.364cm" svg:y2="17.56cm">
          <text:p/>
        </draw:line>
        <draw:line draw:style-name="gr1" draw:layer="layout" svg:x1="12.549cm" svg:y1="8.494cm" svg:x2="12.549cm" svg:y2="8.388cm">
          <text:p/>
        </draw:line>
        <draw:line draw:style-name="gr1" draw:layer="layout" svg:x1="20.909cm" svg:y1="25.458cm" svg:x2="20.909cm" svg:y2="25.352cm">
          <text:p/>
        </draw:line>
        <draw:line draw:style-name="gr1" draw:layer="layout" svg:x1="19.052cm" svg:y1="13.213cm" svg:x2="19.052cm" svg:y2="13.743cm">
          <text:p/>
        </draw:line>
        <draw:line draw:style-name="gr1" draw:layer="layout" svg:x1="16.005cm" svg:y1="21.164cm" svg:x2="16.64cm" svg:y2="21.164cm">
          <text:p/>
        </draw:line>
        <draw:line draw:style-name="gr1" draw:layer="layout" svg:x1="19.687cm" svg:y1="20.634cm" svg:x2="19.052cm" svg:y2="20.634cm">
          <text:p/>
        </draw:line>
        <draw:line draw:style-name="gr1" draw:layer="layout" svg:x1="6.155cm" svg:y1="14.856cm" svg:x2="6.155cm" svg:y2="14.75cm">
          <text:p/>
        </draw:line>
        <draw:line draw:style-name="gr1" draw:layer="layout" svg:x1="8.282cm" svg:y1="25.458cm" svg:x2="8.389cm" svg:y2="25.458cm">
          <text:p/>
        </draw:line>
        <draw:line draw:style-name="gr1" draw:layer="layout" svg:x1="20.956cm" svg:y1="19.044cm" svg:x2="20.956cm" svg:y2="20.104cm">
          <text:p/>
        </draw:line>
        <draw:line draw:style-name="gr1" draw:layer="layout" svg:x1="18.992cm" svg:y1="29.699cm" svg:x2="18.992cm" svg:y2="29.593cm">
          <text:p/>
        </draw:line>
        <draw:line draw:style-name="gr1" draw:layer="layout" svg:x1="6.155cm" svg:y1="0.013cm" svg:x2="6.256cm" svg:y2="0.013cm">
          <text:p/>
        </draw:line>
        <draw:line draw:style-name="gr1" draw:layer="layout" svg:x1="-0.066cm" svg:y1="0.013cm" svg:x2="0.029cm" svg:y2="0.013cm">
          <text:p/>
        </draw:line>
        <draw:line draw:style-name="gr1" draw:layer="layout" svg:x1="19.052cm" svg:y1="13.743cm" svg:x2="19.052cm" svg:y2="14.273cm">
          <text:p/>
        </draw:line>
        <draw:line draw:style-name="gr1" draw:layer="layout" svg:x1="16.639cm" svg:y1="17.984cm" svg:x2="16.639cm" svg:y2="17.454cm">
          <text:p/>
        </draw:line>
        <draw:line draw:style-name="gr1" draw:layer="layout" svg:x1="14.681cm" svg:y1="25.458cm" svg:x2="14.681cm" svg:y2="25.352cm">
          <text:p/>
        </draw:line>
        <draw:line draw:style-name="gr1" draw:layer="layout" svg:x1="10.416cm" svg:y1="27.472cm" svg:x2="10.523cm" svg:y2="27.472cm">
          <text:p/>
        </draw:line>
        <draw:line draw:style-name="gr1" draw:layer="layout" svg:x1="12.549cm" svg:y1="21.217cm" svg:x2="12.656cm" svg:y2="21.217cm">
          <text:p/>
        </draw:line>
        <draw:line draw:style-name="gr1" draw:layer="layout" svg:x1="8.282cm" svg:y1="4.254cm" svg:x2="8.389cm" svg:y2="4.254cm">
          <text:p/>
        </draw:line>
        <draw:line draw:style-name="gr1" draw:layer="layout" svg:x1="18.992cm" svg:y1="25.458cm" svg:x2="18.992cm" svg:y2="25.352cm">
          <text:p/>
        </draw:line>
        <draw:line draw:style-name="gr1" draw:layer="layout" svg:x1="1.839cm" svg:y1="27.472cm" svg:x2="1.947cm" svg:y2="27.472cm">
          <text:p/>
        </draw:line>
        <draw:line draw:style-name="gr1" draw:layer="layout" svg:x1="10.416cm" svg:y1="27.578cm" svg:x2="10.523cm" svg:y2="27.578cm">
          <text:p/>
        </draw:line>
        <draw:line draw:style-name="gr1" draw:layer="layout" svg:x1="14.681cm" svg:y1="4.254cm" svg:x2="14.681cm" svg:y2="4.148cm">
          <text:p/>
        </draw:line>
        <draw:line draw:style-name="gr1" draw:layer="layout" svg:x1="12.655cm" svg:y1="25.458cm" svg:x2="12.655cm" svg:y2="25.352cm">
          <text:p/>
        </draw:line>
        <draw:line draw:style-name="gr1" draw:layer="layout" svg:x1="18.992cm" svg:y1="8.388cm" svg:x2="19.1cm" svg:y2="8.388cm">
          <text:p/>
        </draw:line>
        <draw:line draw:style-name="gr1" draw:layer="layout" svg:x1="19.1cm" svg:y1="14.856cm" svg:x2="19.1cm" svg:y2="14.75cm">
          <text:p/>
        </draw:line>
        <draw:line draw:style-name="gr1" draw:layer="layout" svg:x1="16.592cm" svg:y1="12.735cm" svg:x2="16.592cm" svg:y2="12.629cm">
          <text:p/>
        </draw:line>
        <draw:line draw:style-name="gr1" draw:layer="layout" svg:x1="19.686cm" svg:y1="19.044cm" svg:x2="20.956cm" svg:y2="19.044cm">
          <text:p/>
        </draw:line>
        <draw:line draw:style-name="gr1" draw:layer="layout" svg:x1="8.282cm" svg:y1="-0.04cm" svg:x2="8.389cm" svg:y2="-0.04cm">
          <text:p/>
        </draw:line>
        <draw:line draw:style-name="gr1" draw:layer="layout" svg:x1="14.783cm" svg:y1="25.458cm" svg:x2="14.783cm" svg:y2="25.352cm">
          <text:p/>
        </draw:line>
        <draw:line draw:style-name="gr1" draw:layer="layout" svg:x1="12.549cm" svg:y1="25.458cm" svg:x2="12.656cm" svg:y2="25.458cm">
          <text:p/>
        </draw:line>
        <draw:line draw:style-name="gr1" draw:layer="layout" svg:x1="1.947cm" svg:y1="25.458cm" svg:x2="1.947cm" svg:y2="25.352cm">
          <text:p/>
        </draw:line>
        <draw:line draw:style-name="gr1" draw:layer="layout" svg:x1="20.909cm" svg:y1="27.578cm" svg:x2="20.957cm" svg:y2="27.578cm">
          <text:p/>
        </draw:line>
        <draw:line draw:style-name="gr1" draw:layer="layout" svg:x1="14.783cm" svg:y1="29.699cm" svg:x2="14.783cm" svg:y2="29.593cm">
          <text:p/>
        </draw:line>
        <draw:line draw:style-name="gr1" draw:layer="layout" svg:x1="1.251cm" svg:y1="15.333cm" svg:x2="1.886cm" svg:y2="15.333cm">
          <text:p/>
        </draw:line>
        <draw:line draw:style-name="gr1" draw:layer="layout" svg:x1="19.1cm" svg:y1="27.578cm" svg:x2="19.1cm" svg:y2="27.472cm">
          <text:p/>
        </draw:line>
        <draw:line draw:style-name="gr1" draw:layer="layout" svg:x1="4.346cm" svg:y1="6.374cm" svg:x2="4.346cm" svg:y2="6.268cm">
          <text:p/>
        </draw:line>
        <draw:line draw:style-name="gr1" draw:layer="layout" svg:x1="12.549cm" svg:y1="6.374cm" svg:x2="12.549cm" svg:y2="6.268cm">
          <text:p/>
        </draw:line>
        <draw:line draw:style-name="gr1" draw:layer="layout" svg:x1="-0.066cm" svg:y1="29.593cm" svg:x2="0.029cm" svg:y2="29.593cm">
          <text:p/>
        </draw:line>
        <draw:line draw:style-name="gr1" draw:layer="layout" svg:x1="-0.066cm" svg:y1="16.977cm" svg:x2="0.029cm" svg:y2="16.977cm">
          <text:p/>
        </draw:line>
        <draw:line draw:style-name="gr1" draw:layer="layout" svg:x1="16.005cm" svg:y1="16.923cm" svg:x2="16.005cm" svg:y2="16.393cm">
          <text:p/>
        </draw:line>
        <draw:line draw:style-name="gr1" draw:layer="layout" svg:x1="6.155cm" svg:y1="29.699cm" svg:x2="6.155cm" svg:y2="29.593cm">
          <text:p/>
        </draw:line>
        <draw:line draw:style-name="gr1" draw:layer="layout" svg:x1="3.575cm" svg:y1="13.955cm" svg:x2="3.575cm" svg:y2="14.591cm">
          <text:p/>
        </draw:line>
        <draw:line draw:style-name="gr1" draw:layer="layout" svg:x1="14.681cm" svg:y1="21.111cm" svg:x2="14.782cm" svg:y2="21.111cm">
          <text:p/>
        </draw:line>
        <draw:line draw:style-name="gr1" draw:layer="layout" svg:x1="20.909cm" svg:y1="23.232cm" svg:x2="20.957cm" svg:y2="23.232cm">
          <text:p/>
        </draw:line>
        <draw:line draw:style-name="gr1" draw:layer="layout" svg:x1="4.238cm" svg:y1="21.217cm" svg:x2="4.346cm" svg:y2="21.217cm">
          <text:p/>
        </draw:line>
        <draw:line draw:style-name="gr1" draw:layer="layout" svg:x1="16.005cm" svg:y1="20.634cm" svg:x2="16.005cm" svg:y2="21.164cm">
          <text:p/>
        </draw:line>
        <draw:line draw:style-name="gr1" draw:layer="layout" svg:x1="19.052cm" svg:y1="15.863cm" svg:x2="19.052cm" svg:y2="15.333cm">
          <text:p/>
        </draw:line>
        <draw:line draw:style-name="gr1" draw:layer="layout" svg:x1="18.992cm" svg:y1="4.148cm" svg:x2="19.1cm" svg:y2="4.148cm">
          <text:p/>
        </draw:line>
        <draw:line draw:style-name="gr1" draw:layer="layout" svg:x1="4.238cm" svg:y1="21.111cm" svg:x2="4.346cm" svg:y2="21.111cm">
          <text:p/>
        </draw:line>
        <draw:line draw:style-name="gr1" draw:layer="layout" svg:x1="6.256cm" svg:y1="0.013cm" svg:x2="6.256cm" svg:y2="-0.04cm">
          <text:p/>
        </draw:line>
        <draw:line draw:style-name="gr1" draw:layer="layout" svg:x1="12.549cm" svg:y1="10.615cm" svg:x2="12.549cm" svg:y2="10.509cm">
          <text:p/>
        </draw:line>
        <draw:line draw:style-name="gr1" draw:layer="layout" svg:x1="4.238cm" svg:y1="25.458cm" svg:x2="4.346cm" svg:y2="25.458cm">
          <text:p/>
        </draw:line>
        <draw:line draw:style-name="gr1" draw:layer="layout" svg:x1="18.992cm" svg:y1="14.75cm" svg:x2="19.1cm" svg:y2="14.75cm">
          <text:p/>
        </draw:line>
        <draw:line draw:style-name="gr1" draw:layer="layout" svg:x1="14.735cm" svg:y1="12.682cm" svg:x2="16.005cm" svg:y2="12.682cm">
          <text:p/>
        </draw:line>
        <draw:line draw:style-name="gr1" draw:layer="layout" svg:x1="14.783cm" svg:y1="19.097cm" svg:x2="14.783cm" svg:y2="18.991cm">
          <text:p/>
        </draw:line>
        <draw:line draw:style-name="gr1" draw:layer="layout" svg:x1="16.592cm" svg:y1="10.615cm" svg:x2="16.592cm" svg:y2="10.509cm">
          <text:p/>
        </draw:line>
        <draw:line draw:style-name="gr1" draw:layer="layout" svg:x1="16.005cm" svg:y1="15.333cm" svg:x2="16.64cm" svg:y2="15.333cm">
          <text:p/>
        </draw:line>
        <draw:line draw:style-name="gr1" draw:layer="layout" svg:x1="16.7cm" svg:y1="21.217cm" svg:x2="16.7cm" svg:y2="21.111cm">
          <text:p/>
        </draw:line>
        <draw:line draw:style-name="gr1" draw:layer="layout" svg:x1="20.909cm" svg:y1="10.615cm" svg:x2="20.909cm" svg:y2="10.509cm">
          <text:p/>
        </draw:line>
        <draw:line draw:style-name="gr1" draw:layer="layout" svg:x1="0.029cm" svg:y1="27.578cm" svg:x2="0.029cm" svg:y2="27.472cm">
          <text:p/>
        </draw:line>
        <draw:line draw:style-name="gr1" draw:layer="layout" svg:x1="10.522cm" svg:y1="8.494cm" svg:x2="10.522cm" svg:y2="8.388cm">
          <text:p/>
        </draw:line>
        <draw:line draw:style-name="gr1" draw:layer="layout" svg:x1="-0.066cm" svg:y1="16.871cm" svg:x2="0.029cm" svg:y2="16.871cm">
          <text:p/>
        </draw:line>
        <draw:line draw:style-name="gr1" draw:layer="layout" svg:x1="19.686cm" svg:y1="15.333cm" svg:x2="19.686cm" svg:y2="14.803cm">
          <text:p/>
        </draw:line>
        <draw:line draw:style-name="gr1" draw:layer="layout" svg:x1="16.592cm" svg:y1="6.374cm" svg:x2="16.592cm" svg:y2="6.268cm">
          <text:p/>
        </draw:line>
        <draw:line draw:style-name="gr1" draw:layer="layout" svg:x1="4.238cm" svg:y1="10.615cm" svg:x2="4.238cm" svg:y2="10.509cm">
          <text:p/>
        </draw:line>
        <draw:line draw:style-name="gr1" draw:layer="layout" svg:x1="17.846cm" svg:y1="17.56cm" svg:x2="18.328cm" svg:y2="17.56cm">
          <text:p/>
        </draw:line>
        <draw:line draw:style-name="gr1" draw:layer="layout" svg:x1="14.681cm" svg:y1="23.232cm" svg:x2="14.782cm" svg:y2="23.232cm">
          <text:p/>
        </draw:line>
        <draw:line draw:style-name="gr1" draw:layer="layout" svg:x1="16.639cm" svg:y1="18.514cm" svg:x2="16.639cm" svg:y2="19.044cm">
          <text:p/>
        </draw:line>
        <draw:line draw:style-name="gr1" draw:layer="layout" svg:x1="-0.066cm" svg:y1="27.578cm" svg:x2="-0.066cm" svg:y2="27.472cm">
          <text:p/>
        </draw:line>
        <draw:line draw:style-name="gr1" draw:layer="layout" svg:x1="14.681cm" svg:y1="29.699cm" svg:x2="14.681cm" svg:y2="29.593cm">
          <text:p/>
        </draw:line>
        <draw:line draw:style-name="gr1" draw:layer="layout" svg:x1="4.298cm" svg:y1="15.863cm" svg:x2="4.298cm" svg:y2="15.333cm">
          <text:p/>
        </draw:line>
        <draw:line draw:style-name="gr1" draw:layer="layout" svg:x1="16.592cm" svg:y1="29.699cm" svg:x2="16.592cm" svg:y2="29.593cm">
          <text:p/>
        </draw:line>
        <draw:line draw:style-name="gr1" draw:layer="layout" svg:x1="3.092cm" svg:y1="16.287cm" svg:x2="2.61cm" svg:y2="16.287cm">
          <text:p/>
        </draw:line>
        <draw:line draw:style-name="gr1" draw:layer="layout" svg:x1="16.592cm" svg:y1="14.75cm" svg:x2="16.7cm" svg:y2="14.75cm">
          <text:p/>
        </draw:line>
        <draw:line draw:style-name="gr1" draw:layer="layout" svg:x1="-0.066cm" svg:y1="19.097cm" svg:x2="-0.066cm" svg:y2="18.991cm">
          <text:p/>
        </draw:line>
        <draw:line draw:style-name="gr1" draw:layer="layout" svg:x1="20.909cm" svg:y1="21.217cm" svg:x2="20.909cm" svg:y2="21.111cm">
          <text:p/>
        </draw:line>
        <draw:line draw:style-name="gr1" draw:layer="layout" svg:x1="19.052cm" svg:y1="20.104cm" svg:x2="19.052cm" svg:y2="20.634cm">
          <text:p/>
        </draw:line>
        <draw:line draw:style-name="gr1" draw:layer="layout" svg:x1="-0.018cm" svg:y1="13.743cm" svg:x2="1.887cm" svg:y2="13.743cm">
          <text:p/>
        </draw:line>
        <draw:line draw:style-name="gr1" draw:layer="layout" svg:x1="6.203cm" svg:y1="14.803cm" svg:x2="6.203cm" svg:y2="13.743cm">
          <text:p/>
        </draw:line>
        <draw:line draw:style-name="gr1" draw:layer="layout" svg:x1="18.992cm" svg:y1="14.856cm" svg:x2="19.1cm" svg:y2="14.856cm">
          <text:p/>
        </draw:line>
        <draw:line draw:style-name="gr1" draw:layer="layout" svg:x1="1.886cm" svg:y1="13.213cm" svg:x2="1.251cm" svg:y2="13.213cm">
          <text:p/>
        </draw:line>
        <draw:line draw:style-name="gr1" draw:layer="layout" svg:x1="14.681cm" svg:y1="8.388cm" svg:x2="14.782cm" svg:y2="8.388cm">
          <text:p/>
        </draw:line>
        <draw:line draw:style-name="gr1" draw:layer="layout" svg:x1="14.681cm" svg:y1="29.699cm" svg:x2="14.782cm" svg:y2="29.699cm">
          <text:p/>
        </draw:line>
        <draw:line draw:style-name="gr1" draw:layer="layout" svg:x1="17.364cm" svg:y1="17.56cm" svg:x2="17.846cm" svg:y2="17.56cm">
          <text:p/>
        </draw:line>
        <draw:line draw:style-name="gr1" draw:layer="layout" svg:x1="18.328cm" svg:y1="19.256cm" svg:x2="18.328cm" svg:y2="18.408cm">
          <text:p/>
        </draw:line>
        <draw:line draw:style-name="gr1" draw:layer="layout" svg:x1="2.61cm" svg:y1="14.591cm" svg:x2="2.61cm" svg:y2="15.439cm">
          <text:p/>
        </draw:line>
        <draw:line draw:style-name="gr1" draw:layer="layout" svg:x1="12.655cm" svg:y1="8.494cm" svg:x2="12.655cm" svg:y2="8.388cm">
          <text:p/>
        </draw:line>
        <draw:line draw:style-name="gr1" draw:layer="layout" svg:x1="4.238cm" svg:y1="4.148cm" svg:x2="4.346cm" svg:y2="4.148cm">
          <text:p/>
        </draw:line>
        <draw:line draw:style-name="gr1" draw:layer="layout" svg:x1="20.909cm" svg:y1="4.148cm" svg:x2="20.957cm" svg:y2="4.148cm">
          <text:p/>
        </draw:line>
        <draw:line draw:style-name="gr1" draw:layer="layout" svg:x1="16.639cm" svg:y1="20.104cm" svg:x2="16.639cm" svg:y2="20.634cm">
          <text:p/>
        </draw:line>
        <draw:line draw:style-name="gr1" draw:layer="layout" svg:x1="14.681cm" svg:y1="0.013cm" svg:x2="14.782cm" svg:y2="0.013cm">
          <text:p/>
        </draw:line>
        <draw:line draw:style-name="gr1" draw:layer="layout" svg:x1="14.681cm" svg:y1="6.374cm" svg:x2="14.681cm" svg:y2="6.268cm">
          <text:p/>
        </draw:line>
        <draw:line draw:style-name="gr1" draw:layer="layout" svg:x1="10.522cm" svg:y1="10.615cm" svg:x2="10.522cm" svg:y2="10.509cm">
          <text:p/>
        </draw:line>
        <draw:line draw:style-name="gr1" draw:layer="layout" svg:x1="19.1cm" svg:y1="4.254cm" svg:x2="19.1cm" svg:y2="4.148cm">
          <text:p/>
        </draw:line>
        <draw:line draw:style-name="gr1" draw:layer="layout" svg:x1="8.389cm" svg:y1="4.254cm" svg:x2="8.389cm" svg:y2="4.148cm">
          <text:p/>
        </draw:line>
        <draw:line draw:style-name="gr1" draw:layer="layout" svg:x1="6.155cm" svg:y1="12.735cm" svg:x2="6.256cm" svg:y2="12.735cm">
          <text:p/>
        </draw:line>
        <draw:line draw:style-name="gr1" draw:layer="layout" svg:x1="14.735cm" svg:y1="14.803cm" svg:x2="14.735cm" svg:y2="15.863cm">
          <text:p/>
        </draw:line>
        <draw:line draw:style-name="gr1" draw:layer="layout" svg:x1="20.957cm" svg:y1="13.743cm" svg:x2="19.052cm" svg:y2="13.743cm">
          <text:p/>
        </draw:line>
        <draw:line draw:style-name="gr1" draw:layer="layout" svg:x1="19.1cm" svg:y1="23.338cm" svg:x2="19.1cm" svg:y2="23.232cm">
          <text:p/>
        </draw:line>
        <draw:line draw:style-name="gr1" draw:layer="layout" svg:x1="6.155cm" svg:y1="16.871cm" svg:x2="6.256cm" svg:y2="16.871cm">
          <text:p/>
        </draw:line>
        <draw:line draw:style-name="gr1" draw:layer="layout" svg:x1="10.522cm" svg:y1="4.254cm" svg:x2="10.522cm" svg:y2="4.148cm">
          <text:p/>
        </draw:line>
        <draw:line draw:style-name="gr1" draw:layer="layout" svg:x1="8.389cm" svg:y1="21.217cm" svg:x2="8.389cm" svg:y2="21.111cm">
          <text:p/>
        </draw:line>
        <draw:line draw:style-name="gr1" draw:layer="layout" svg:x1="19.052cm" svg:y1="15.333cm" svg:x2="19.687cm" svg:y2="15.333cm">
          <text:p/>
        </draw:line>
        <draw:line draw:style-name="gr1" draw:layer="layout" svg:x1="1.251cm" svg:y1="16.924cm" svg:x2="1.251cm" svg:y2="17.454cm">
          <text:p/>
        </draw:line>
        <draw:line draw:style-name="gr1" draw:layer="layout" svg:x1="4.298cm" svg:y1="19.574cm" svg:x2="4.933cm" svg:y2="19.574cm">
          <text:p/>
        </draw:line>
        <draw:line draw:style-name="gr1" draw:layer="layout" svg:x1="6.155cm" svg:y1="10.615cm" svg:x2="6.256cm" svg:y2="10.615cm">
          <text:p/>
        </draw:line>
        <draw:line draw:style-name="gr1" draw:layer="layout" svg:x1="1.886cm" svg:y1="20.634cm" svg:x2="1.886cm" svg:y2="21.164cm">
          <text:p/>
        </draw:line>
        <draw:line draw:style-name="gr1" draw:layer="layout" svg:x1="20.909cm" svg:y1="14.856cm" svg:x2="20.909cm" svg:y2="14.75cm">
          <text:p/>
        </draw:line>
        <draw:line draw:style-name="gr1" draw:layer="layout" svg:x1="18.992cm" svg:y1="10.615cm" svg:x2="19.1cm" svg:y2="10.615cm">
          <text:p/>
        </draw:line>
        <draw:line draw:style-name="gr1" draw:layer="layout" svg:x1="4.238cm" svg:y1="23.338cm" svg:x2="4.238cm" svg:y2="23.232cm">
          <text:p/>
        </draw:line>
        <draw:line draw:style-name="gr1" draw:layer="layout" svg:x1="20.956cm" svg:y1="14.803cm" svg:x2="20.956cm" svg:y2="15.863cm">
          <text:p/>
        </draw:line>
        <draw:line draw:style-name="gr1" draw:layer="layout" svg:x1="18.992cm" svg:y1="14.856cm" svg:x2="18.992cm" svg:y2="14.75cm">
          <text:p/>
        </draw:line>
        <draw:line draw:style-name="gr1" draw:layer="layout" svg:x1="20.909cm" svg:y1="6.374cm" svg:x2="20.957cm" svg:y2="6.374cm">
          <text:p/>
        </draw:line>
        <draw:line draw:style-name="gr1" draw:layer="layout" svg:x1="16.592cm" svg:y1="19.097cm" svg:x2="16.592cm" svg:y2="18.991cm">
          <text:p/>
        </draw:line>
        <draw:line draw:style-name="gr1" draw:layer="layout" svg:x1="4.933cm" svg:y1="15.333cm" svg:x2="4.933cm" svg:y2="14.803cm">
          <text:p/>
        </draw:line>
        <draw:line draw:style-name="gr1" draw:layer="layout" svg:x1="12.549cm" svg:y1="2.133cm" svg:x2="12.549cm" svg:y2="2.027cm">
          <text:p/>
        </draw:line>
        <draw:line draw:style-name="gr1" draw:layer="layout" svg:x1="0.029cm" svg:y1="16.977cm" svg:x2="0.029cm" svg:y2="16.871cm">
          <text:p/>
        </draw:line>
        <draw:line draw:style-name="gr1" draw:layer="layout" svg:x1="10.416cm" svg:y1="8.494cm" svg:x2="10.416cm" svg:y2="8.388cm">
          <text:p/>
        </draw:line>
        <draw:line draw:style-name="gr1" draw:layer="layout" svg:x1="16.005cm" svg:y1="19.044cm" svg:x2="16.005cm" svg:y2="19.574cm">
          <text:p/>
        </draw:line>
        <draw:line draw:style-name="gr1" draw:layer="layout" svg:x1="2.61cm" svg:y1="19.892cm" svg:x2="3.575cm" svg:y2="19.892cm">
          <text:p/>
        </draw:line>
        <draw:line draw:style-name="gr1" draw:layer="layout" svg:x1="12.655cm" svg:y1="6.374cm" svg:x2="12.655cm" svg:y2="6.268cm">
          <text:p/>
        </draw:line>
        <draw:line draw:style-name="gr1" draw:layer="layout" svg:x1="10.522cm" svg:y1="21.217cm" svg:x2="10.522cm" svg:y2="21.111cm">
          <text:p/>
        </draw:line>
        <draw:line draw:style-name="gr1" draw:layer="layout" svg:x1="3.575cm" svg:y1="19.256cm" svg:x2="3.575cm" svg:y2="18.408cm">
          <text:p/>
        </draw:line>
        <draw:line draw:style-name="gr1" draw:layer="layout" svg:x1="16.592cm" svg:y1="25.458cm" svg:x2="16.7cm" svg:y2="25.458cm">
          <text:p/>
        </draw:line>
        <draw:line draw:style-name="gr1" draw:layer="layout" svg:x1="14.681cm" svg:y1="16.871cm" svg:x2="14.782cm" svg:y2="16.871cm">
          <text:p/>
        </draw:line>
        <draw:line draw:style-name="gr1" draw:layer="layout" svg:x1="1.839cm" svg:y1="27.578cm" svg:x2="1.947cm" svg:y2="27.578cm">
          <text:p/>
        </draw:line>
        <draw:line draw:style-name="gr1" draw:layer="layout" svg:x1="2.61cm" svg:y1="19.892cm" svg:x2="2.61cm" svg:y2="20.528cm">
          <text:p/>
        </draw:line>
        <draw:line draw:style-name="gr1" draw:layer="layout" svg:x1="12.549cm" svg:y1="0.013cm" svg:x2="12.549cm" svg:y2="-0.04cm">
          <text:p/>
        </draw:line>
        <draw:line draw:style-name="gr1" draw:layer="layout" svg:x1="14.681cm" svg:y1="21.217cm" svg:x2="14.681cm" svg:y2="21.111cm">
          <text:p/>
        </draw:line>
        <draw:line draw:style-name="gr1" draw:layer="layout" svg:x1="0.029cm" svg:y1="29.699cm" svg:x2="0.029cm" svg:y2="29.593cm">
          <text:p/>
        </draw:line>
        <draw:line draw:style-name="gr1" draw:layer="layout" svg:x1="-0.066cm" svg:y1="2.133cm" svg:x2="-0.066cm" svg:y2="2.027cm">
          <text:p/>
        </draw:line>
        <draw:line draw:style-name="gr1" draw:layer="layout" svg:x1="14.681cm" svg:y1="2.133cm" svg:x2="14.782cm" svg:y2="2.133cm">
          <text:p/>
        </draw:line>
        <draw:line draw:style-name="gr1" draw:layer="layout" svg:x1="4.238cm" svg:y1="16.977cm" svg:x2="4.238cm" svg:y2="16.871cm">
          <text:p/>
        </draw:line>
        <draw:line draw:style-name="gr1" draw:layer="layout" svg:x1="18.992cm" svg:y1="19.097cm" svg:x2="18.992cm" svg:y2="18.991cm">
          <text:p/>
        </draw:line>
        <draw:line draw:style-name="gr1" draw:layer="layout" svg:x1="14.681cm" svg:y1="18.991cm" svg:x2="14.782cm" svg:y2="18.991cm">
          <text:p/>
        </draw:line>
        <draw:line draw:style-name="gr1" draw:layer="layout" svg:x1="1.839cm" svg:y1="2.133cm" svg:x2="1.947cm" svg:y2="2.133cm">
          <text:p/>
        </draw:line>
        <draw:line draw:style-name="gr1" draw:layer="layout" svg:x1="16.592cm" svg:y1="4.254cm" svg:x2="16.7cm" svg:y2="4.254cm">
          <text:p/>
        </draw:line>
        <draw:line draw:style-name="gr1" draw:layer="layout" svg:x1="3.575cm" svg:y1="13.955cm" svg:x2="3.575cm" svg:y2="13.319cm">
          <text:p/>
        </draw:line>
        <draw:line draw:style-name="gr1" draw:layer="layout" svg:x1="6.155cm" svg:y1="8.388cm" svg:x2="6.256cm" svg:y2="8.388cm">
          <text:p/>
        </draw:line>
        <draw:line draw:style-name="gr1" draw:layer="layout" svg:x1="14.681cm" svg:y1="27.578cm" svg:x2="14.782cm" svg:y2="27.578cm">
          <text:p/>
        </draw:line>
        <draw:line draw:style-name="gr1" draw:layer="layout" svg:x1="12.655cm" svg:y1="27.578cm" svg:x2="12.655cm" svg:y2="27.472cm">
          <text:p/>
        </draw:line>
        <draw:line draw:style-name="gr1" draw:layer="layout" svg:x1="16.005cm" svg:y1="16.924cm" svg:x2="14.735cm" svg:y2="16.924cm">
          <text:p/>
        </draw:line>
        <draw:line draw:style-name="gr1" draw:layer="layout" svg:x1="4.346cm" svg:y1="2.133cm" svg:x2="4.346cm" svg:y2="2.027cm">
          <text:p/>
        </draw:line>
        <draw:line draw:style-name="gr1" draw:layer="layout" svg:x1="19.686cm" svg:y1="16.924cm" svg:x2="20.956cm" svg:y2="16.924cm">
          <text:p/>
        </draw:line>
        <draw:line draw:style-name="gr1" draw:layer="layout" svg:x1="-0.018cm" svg:y1="14.803cm" svg:x2="-0.018cm" svg:y2="15.863cm">
          <text:p/>
        </draw:line>
        <draw:line draw:style-name="gr1" draw:layer="layout" svg:x1="1.251cm" svg:y1="13.212cm" svg:x2="1.251cm" svg:y2="12.682cm">
          <text:p/>
        </draw:line>
        <draw:line draw:style-name="gr1" draw:layer="layout" svg:x1="2.61cm" svg:y1="17.56cm" svg:x2="3.092cm" svg:y2="17.56cm">
          <text:p/>
        </draw:line>
        <draw:line draw:style-name="gr1" draw:layer="layout" svg:x1="14.681cm" svg:y1="2.133cm" svg:x2="14.681cm" svg:y2="2.027cm">
          <text:p/>
        </draw:line>
        <draw:line draw:style-name="gr1" draw:layer="layout" svg:x1="-0.066cm" svg:y1="21.111cm" svg:x2="0.029cm" svg:y2="21.111cm">
          <text:p/>
        </draw:line>
        <draw:line draw:style-name="gr1" draw:layer="layout" svg:x1="16.005cm" svg:y1="16.924cm" svg:x2="16.005cm" svg:y2="17.454cm">
          <text:p/>
        </draw:line>
        <draw:line draw:style-name="gr1" draw:layer="layout" svg:x1="1.251cm" svg:y1="18.514cm" svg:x2="1.886cm" svg:y2="18.514cm">
          <text:p/>
        </draw:line>
        <draw:line draw:style-name="gr1" draw:layer="layout" svg:x1="4.238cm" svg:y1="10.615cm" svg:x2="4.346cm" svg:y2="10.615cm">
          <text:p/>
        </draw:line>
        <draw:line draw:style-name="gr1" draw:layer="layout" svg:x1="8.282cm" svg:y1="8.494cm" svg:x2="8.389cm" svg:y2="8.494cm">
          <text:p/>
        </draw:line>
        <draw:line draw:style-name="gr1" draw:layer="layout" svg:x1="6.155cm" svg:y1="2.133cm" svg:x2="6.256cm" svg:y2="2.133cm">
          <text:p/>
        </draw:line>
        <draw:line draw:style-name="gr1" draw:layer="layout" svg:x1="10.522cm" svg:y1="0.013cm" svg:x2="10.522cm" svg:y2="-0.04cm">
          <text:p/>
        </draw:line>
        <draw:line draw:style-name="gr1" draw:layer="layout" svg:x1="8.282cm" svg:y1="12.735cm" svg:x2="8.282cm" svg:y2="12.629cm">
          <text:p/>
        </draw:line>
        <draw:line draw:style-name="gr1" draw:layer="layout" svg:x1="17.364cm" svg:y1="13.955cm" svg:x2="17.364cm" svg:y2="13.319cm">
          <text:p/>
        </draw:line>
        <draw:line draw:style-name="gr1" draw:layer="layout" svg:x1="18.992cm" svg:y1="0.013cm" svg:x2="18.992cm" svg:y2="-0.04cm">
          <text:p/>
        </draw:line>
        <draw:line draw:style-name="gr1" draw:layer="layout" svg:x1="8.282cm" svg:y1="6.374cm" svg:x2="8.389cm" svg:y2="6.374cm">
          <text:p/>
        </draw:line>
        <draw:line draw:style-name="gr1" draw:layer="layout" svg:x1="4.238cm" svg:y1="8.388cm" svg:x2="4.346cm" svg:y2="8.388cm">
          <text:p/>
        </draw:line>
        <draw:line draw:style-name="gr1" draw:layer="layout" svg:x1="6.256cm" svg:y1="21.217cm" svg:x2="6.256cm" svg:y2="21.111cm">
          <text:p/>
        </draw:line>
        <draw:line draw:style-name="gr1" draw:layer="layout" svg:x1="6.203cm" svg:y1="20.104cm" svg:x2="4.298cm" svg:y2="20.104cm">
          <text:p/>
        </draw:line>
        <draw:line draw:style-name="gr1" draw:layer="layout" svg:x1="-0.066cm" svg:y1="21.217cm" svg:x2="0.029cm" svg:y2="21.217cm">
          <text:p/>
        </draw:line>
        <draw:line draw:style-name="gr1" draw:layer="layout" svg:x1="1.839cm" svg:y1="23.338cm" svg:x2="1.947cm" svg:y2="23.338cm">
          <text:p/>
        </draw:line>
        <draw:line draw:style-name="gr1" draw:layer="layout" svg:x1="12.549cm" svg:y1="10.615cm" svg:x2="12.656cm" svg:y2="10.615cm">
          <text:p/>
        </draw:line>
        <draw:line draw:style-name="gr1" draw:layer="layout" svg:x1="4.933cm" svg:y1="14.803cm" svg:x2="4.933cm" svg:y2="14.273cm">
          <text:p/>
        </draw:line>
        <draw:line draw:style-name="gr1" draw:layer="layout" svg:x1="18.992cm" svg:y1="6.268cm" svg:x2="19.1cm" svg:y2="6.268cm">
          <text:p/>
        </draw:line>
        <draw:line draw:style-name="gr1" draw:layer="layout" svg:x1="1.886cm" svg:y1="20.634cm" svg:x2="1.251cm" svg:y2="20.634cm">
          <text:p/>
        </draw:line>
        <draw:line draw:style-name="gr1" draw:layer="layout" svg:x1="2.61cm" svg:y1="14.591cm" svg:x2="3.575cm" svg:y2="14.591cm">
          <text:p/>
        </draw:line>
        <draw:line draw:style-name="gr1" draw:layer="layout" svg:x1="20.956cm" svg:y1="2.133cm" svg:x2="20.956cm" svg:y2="2.027cm">
          <text:p/>
        </draw:line>
        <draw:line draw:style-name="gr1" draw:layer="layout" svg:x1="4.346cm" svg:y1="23.338cm" svg:x2="4.346cm" svg:y2="23.232cm">
          <text:p/>
        </draw:line>
        <draw:line draw:style-name="gr1" draw:layer="layout" svg:x1="-0.066cm" svg:y1="0.013cm" svg:x2="-0.066cm" svg:y2="-0.04cm">
          <text:p/>
        </draw:line>
        <draw:line draw:style-name="gr1" draw:layer="layout" svg:x1="1.251cm" svg:y1="14.273cm" svg:x2="1.886cm" svg:y2="14.273cm">
          <text:p/>
        </draw:line>
        <draw:line draw:style-name="gr1" draw:layer="layout" svg:x1="4.238cm" svg:y1="6.374cm" svg:x2="4.238cm" svg:y2="6.268cm">
          <text:p/>
        </draw:line>
        <draw:line draw:style-name="gr1" draw:layer="layout" svg:x1="8.282cm" svg:y1="4.254cm" svg:x2="8.282cm" svg:y2="4.148cm">
          <text:p/>
        </draw:line>
        <draw:line draw:style-name="gr1" draw:layer="layout" svg:x1="2.61cm" svg:y1="14.591cm" svg:x2="2.61cm" svg:y2="13.955cm">
          <text:p/>
        </draw:line>
        <draw:line draw:style-name="gr1" draw:layer="layout" svg:x1="18.992cm" svg:y1="2.027cm" svg:x2="19.1cm" svg:y2="2.027cm">
          <text:p/>
        </draw:line>
        <draw:line draw:style-name="gr1" draw:layer="layout" svg:x1="6.203cm" svg:y1="19.043cm" svg:x2="6.203cm" svg:y2="17.983cm">
          <text:p/>
        </draw:line>
        <draw:line draw:style-name="gr1" draw:layer="layout" svg:x1="1.839cm" svg:y1="21.217cm" svg:x2="1.947cm" svg:y2="21.217cm">
          <text:p/>
        </draw:line>
        <draw:line draw:style-name="gr1" draw:layer="layout" svg:x1="19.687cm" svg:y1="14.803cm" svg:x2="19.052cm" svg:y2="14.803cm">
          <text:p/>
        </draw:line>
        <draw:line draw:style-name="gr1" draw:layer="layout" svg:x1="16.639cm" svg:y1="19.044cm" svg:x2="16.639cm" svg:y2="19.574cm">
          <text:p/>
        </draw:line>
        <draw:line draw:style-name="gr1" draw:layer="layout" svg:x1="14.681cm" svg:y1="10.509cm" svg:x2="14.782cm" svg:y2="10.509cm">
          <text:p/>
        </draw:line>
        <draw:line draw:style-name="gr1" draw:layer="layout" svg:x1="17.364cm" svg:y1="18.408cm" svg:x2="17.846cm" svg:y2="18.408cm">
          <text:p/>
        </draw:line>
        <draw:line draw:style-name="gr1" draw:layer="layout" svg:x1="1.886cm" svg:y1="20.104cm" svg:x2="1.886cm" svg:y2="20.634cm">
          <text:p/>
        </draw:line>
        <draw:line draw:style-name="gr1" draw:layer="layout" svg:x1="8.282cm" svg:y1="12.629cm" svg:x2="8.389cm" svg:y2="12.629cm">
          <text:p/>
        </draw:line>
        <draw:line draw:style-name="gr1" draw:layer="layout" svg:x1="-0.018cm" svg:y1="16.923cm" svg:x2="-0.018cm" svg:y2="15.863cm">
          <text:p/>
        </draw:line>
        <draw:line draw:style-name="gr1" draw:layer="layout" svg:x1="4.238cm" svg:y1="19.097cm" svg:x2="4.346cm" svg:y2="19.097cm">
          <text:p/>
        </draw:line>
        <draw:line draw:style-name="gr1" draw:layer="layout" svg:x1="20.909cm" svg:y1="0.013cm" svg:x2="20.957cm" svg:y2="0.013cm">
          <text:p/>
        </draw:line>
        <draw:line draw:style-name="gr1" draw:layer="layout" svg:x1="4.238cm" svg:y1="23.232cm" svg:x2="4.346cm" svg:y2="23.232cm">
          <text:p/>
        </draw:line>
        <draw:line draw:style-name="gr1" draw:layer="layout" svg:x1="16.7cm" svg:y1="4.254cm" svg:x2="16.7cm" svg:y2="4.148cm">
          <text:p/>
        </draw:line>
        <draw:line draw:style-name="gr1" draw:layer="layout" svg:x1="19.1cm" svg:y1="21.217cm" svg:x2="19.1cm" svg:y2="21.111cm">
          <text:p/>
        </draw:line>
        <draw:line draw:style-name="gr1" draw:layer="layout" svg:x1="4.238cm" svg:y1="27.578cm" svg:x2="4.346cm" svg:y2="27.578cm">
          <text:p/>
        </draw:line>
        <draw:line draw:style-name="gr1" draw:layer="layout" svg:x1="16.592cm" svg:y1="23.338cm" svg:x2="16.7cm" svg:y2="23.338cm">
          <text:p/>
        </draw:line>
        <draw:line draw:style-name="gr1" draw:layer="layout" svg:x1="8.389cm" svg:y1="6.374cm" svg:x2="8.389cm" svg:y2="6.268cm">
          <text:p/>
        </draw:line>
        <draw:line draw:style-name="gr1" draw:layer="layout" svg:x1="6.256cm" svg:y1="4.254cm" svg:x2="6.256cm" svg:y2="4.148cm">
          <text:p/>
        </draw:line>
        <draw:line draw:style-name="gr1" draw:layer="layout" svg:x1="8.389cm" svg:y1="23.338cm" svg:x2="8.389cm" svg:y2="23.232cm">
          <text:p/>
        </draw:line>
        <draw:line draw:style-name="gr1" draw:layer="layout" svg:x1="16.639cm" svg:y1="14.273cm" svg:x2="16.639cm" svg:y2="14.803cm">
          <text:p/>
        </draw:line>
        <draw:line draw:style-name="gr1" draw:layer="layout" svg:x1="-0.066cm" svg:y1="14.75cm" svg:x2="0.029cm" svg:y2="14.75cm">
          <text:p/>
        </draw:line>
        <draw:line draw:style-name="gr1" draw:layer="layout" svg:x1="6.155cm" svg:y1="25.458cm" svg:x2="6.256cm" svg:y2="25.458cm">
          <text:p/>
        </draw:line>
        <draw:line draw:style-name="gr1" draw:layer="layout" svg:x1="1.251cm" svg:y1="16.924cm" svg:x2="1.886cm" svg:y2="16.924cm">
          <text:p/>
        </draw:line>
        <draw:line draw:style-name="gr1" draw:layer="layout" svg:x1="14.783cm" svg:y1="16.977cm" svg:x2="14.783cm" svg:y2="16.871cm">
          <text:p/>
        </draw:line>
        <draw:line draw:style-name="gr1" draw:layer="layout" svg:x1="8.282cm" svg:y1="2.133cm" svg:x2="8.282cm" svg:y2="2.027cm">
          <text:p/>
        </draw:line>
        <draw:line draw:style-name="gr1" draw:layer="layout" svg:x1="20.956cm" svg:y1="4.254cm" svg:x2="20.956cm" svg:y2="4.148cm">
          <text:p/>
        </draw:line>
        <draw:line draw:style-name="gr1" draw:layer="layout" svg:x1="1.251cm" svg:y1="16.393cm" svg:x2="1.886cm" svg:y2="16.393cm">
          <text:p/>
        </draw:line>
        <draw:line draw:style-name="gr1" draw:layer="layout" svg:x1="14.681cm" svg:y1="14.856cm" svg:x2="14.782cm" svg:y2="14.856cm">
          <text:p/>
        </draw:line>
        <draw:line draw:style-name="gr1" draw:layer="layout" svg:x1="20.909cm" svg:y1="21.217cm" svg:x2="20.957cm" svg:y2="21.217cm">
          <text:p/>
        </draw:line>
        <draw:line draw:style-name="gr1" draw:layer="layout" svg:x1="4.238cm" svg:y1="27.472cm" svg:x2="4.346cm" svg:y2="27.472cm">
          <text:p/>
        </draw:line>
        <draw:line draw:style-name="gr1" draw:layer="layout" svg:x1="4.238cm" svg:y1="14.856cm" svg:x2="4.238cm" svg:y2="14.75cm">
          <text:p/>
        </draw:line>
        <draw:line draw:style-name="gr1" draw:layer="layout" svg:x1="16.639cm" svg:y1="14.803cm" svg:x2="16.639cm" svg:y2="15.333cm">
          <text:p/>
        </draw:line>
        <draw:line draw:style-name="gr1" draw:layer="layout" svg:x1="20.956cm" svg:y1="27.578cm" svg:x2="20.956cm" svg:y2="27.472cm">
          <text:p/>
        </draw:line>
        <draw:line draw:style-name="gr1" draw:layer="layout" svg:x1="20.956cm" svg:y1="14.803cm" svg:x2="20.956cm" svg:y2="13.743cm">
          <text:p/>
        </draw:line>
        <draw:line draw:style-name="gr1" draw:layer="layout" svg:x1="16.592cm" svg:y1="2.133cm" svg:x2="16.7cm" svg:y2="2.133cm">
          <text:p/>
        </draw:line>
        <draw:line draw:style-name="gr1" draw:layer="layout" svg:x1="1.947cm" svg:y1="27.578cm" svg:x2="1.947cm" svg:y2="27.472cm">
          <text:p/>
        </draw:line>
        <draw:line draw:style-name="gr1" draw:layer="layout" svg:x1="4.238cm" svg:y1="18.991cm" svg:x2="4.346cm" svg:y2="18.991cm">
          <text:p/>
        </draw:line>
        <draw:line draw:style-name="gr1" draw:layer="layout" svg:x1="1.947cm" svg:y1="0.013cm" svg:x2="1.947cm" svg:y2="-0.04cm">
          <text:p/>
        </draw:line>
        <draw:line draw:style-name="gr1" draw:layer="layout" svg:x1="16.7cm" svg:y1="2.133cm" svg:x2="16.7cm" svg:y2="2.027cm">
          <text:p/>
        </draw:line>
        <draw:line draw:style-name="gr1" draw:layer="layout" svg:x1="17.364cm" svg:y1="14.591cm" svg:x2="18.329cm" svg:y2="14.591cm">
          <text:p/>
        </draw:line>
        <draw:line draw:style-name="gr1" draw:layer="layout" svg:x1="10.416cm" svg:y1="25.458cm" svg:x2="10.523cm" svg:y2="25.458cm">
          <text:p/>
        </draw:line>
        <draw:line draw:style-name="gr1" draw:layer="layout" svg:x1="12.549cm" svg:y1="4.254cm" svg:x2="12.549cm" svg:y2="4.148cm">
          <text:p/>
        </draw:line>
        <draw:line draw:style-name="gr1" draw:layer="layout" svg:x1="14.681cm" svg:y1="8.494cm" svg:x2="14.782cm" svg:y2="8.494cm">
          <text:p/>
        </draw:line>
        <draw:line draw:style-name="gr1" draw:layer="layout" svg:x1="18.992cm" svg:y1="16.871cm" svg:x2="19.1cm" svg:y2="16.871cm">
          <text:p/>
        </draw:line>
        <draw:line draw:style-name="gr1" draw:layer="layout" svg:x1="8.282cm" svg:y1="25.458cm" svg:x2="8.282cm" svg:y2="25.352cm">
          <text:p/>
        </draw:line>
        <draw:line draw:style-name="gr1" draw:layer="layout" svg:x1="18.328cm" svg:y1="19.892cm" svg:x2="18.328cm" svg:y2="20.528cm">
          <text:p/>
        </draw:line>
        <draw:line draw:style-name="gr1" draw:layer="layout" svg:x1="18.992cm" svg:y1="12.629cm" svg:x2="19.1cm" svg:y2="12.629cm">
          <text:p/>
        </draw:line>
        <draw:line draw:style-name="gr1" draw:layer="layout" svg:x1="-0.018cm" svg:y1="16.924cm" svg:x2="-0.018cm" svg:y2="17.984cm">
          <text:p/>
        </draw:line>
        <draw:line draw:style-name="gr1" draw:layer="layout" svg:x1="20.909cm" svg:y1="25.352cm" svg:x2="20.957cm" svg:y2="25.352cm">
          <text:p/>
        </draw:line>
        <draw:line draw:style-name="gr1" draw:layer="layout" svg:x1="20.909cm" svg:y1="14.856cm" svg:x2="20.957cm" svg:y2="14.856cm">
          <text:p/>
        </draw:line>
        <draw:line draw:style-name="gr1" draw:layer="layout" svg:x1="16.592cm" svg:y1="25.352cm" svg:x2="16.7cm" svg:y2="25.352cm">
          <text:p/>
        </draw:line>
        <draw:line draw:style-name="gr1" draw:layer="layout" svg:x1="6.203cm" svg:y1="17.984cm" svg:x2="6.203cm" svg:y2="16.924cm">
          <text:p/>
        </draw:line>
        <draw:line draw:style-name="gr1" draw:layer="layout" svg:x1="10.416cm" svg:y1="25.352cm" svg:x2="10.523cm" svg:y2="25.352cm">
          <text:p/>
        </draw:line>
        <draw:line draw:style-name="gr1" draw:layer="layout" svg:x1="14.681cm" svg:y1="25.352cm" svg:x2="14.782cm" svg:y2="25.352cm">
          <text:p/>
        </draw:line>
        <draw:line draw:style-name="gr1" draw:layer="layout" svg:x1="3.575cm" svg:y1="18.408cm" svg:x2="3.575cm" svg:y2="17.56cm">
          <text:p/>
        </draw:line>
        <draw:line draw:style-name="gr1" draw:layer="layout" svg:x1="4.238cm" svg:y1="6.374cm" svg:x2="4.346cm" svg:y2="6.374cm">
          <text:p/>
        </draw:line>
        <draw:line draw:style-name="gr1" draw:layer="layout" svg:x1="20.956cm" svg:y1="15.863cm" svg:x2="20.956cm" svg:y2="16.923cm">
          <text:p/>
        </draw:line>
        <draw:line draw:style-name="gr1" draw:layer="layout" svg:x1="3.093cm" svg:y1="15.439cm" svg:x2="3.575cm" svg:y2="15.439cm">
          <text:p/>
        </draw:line>
        <draw:line draw:style-name="gr1" draw:layer="layout" svg:x1="-0.066cm" svg:y1="2.133cm" svg:x2="0.029cm" svg:y2="2.133cm">
          <text:p/>
        </draw:line>
        <draw:line draw:style-name="gr1" draw:layer="layout" svg:x1="20.956cm" svg:y1="23.338cm" svg:x2="20.956cm" svg:y2="23.232cm">
          <text:p/>
        </draw:line>
        <draw:line draw:style-name="gr1" draw:layer="layout" svg:x1="19.052cm" svg:y1="16.923cm" svg:x2="19.052cm" svg:y2="16.393cm">
          <text:p/>
        </draw:line>
        <draw:line draw:style-name="gr1" draw:layer="layout" svg:x1="1.839cm" svg:y1="19.097cm" svg:x2="1.839cm" svg:y2="18.991cm">
          <text:p/>
        </draw:line>
        <draw:line draw:style-name="gr1" draw:layer="layout" svg:x1="2.61cm" svg:y1="19.256cm" svg:x2="3.575cm" svg:y2="19.256cm">
          <text:p/>
        </draw:line>
        <draw:line draw:style-name="gr1" draw:layer="layout" svg:x1="16.592cm" svg:y1="6.374cm" svg:x2="16.7cm" svg:y2="6.374cm">
          <text:p/>
        </draw:line>
        <draw:line draw:style-name="gr1" draw:layer="layout" svg:x1="4.933cm" svg:y1="12.682cm" svg:x2="4.933cm" svg:y2="13.212cm">
          <text:p/>
        </draw:line>
        <draw:line draw:style-name="gr1" draw:layer="layout" svg:x1="16.7cm" svg:y1="19.097cm" svg:x2="16.7cm" svg:y2="18.991cm">
          <text:p/>
        </draw:line>
        <draw:line draw:style-name="gr1" draw:layer="layout" svg:x1="3.575cm" svg:y1="18.408cm" svg:x2="3.093cm" svg:y2="18.408cm">
          <text:p/>
        </draw:line>
        <draw:line draw:style-name="gr1" draw:layer="layout" svg:x1="8.389cm" svg:y1="25.458cm" svg:x2="8.389cm" svg:y2="25.352cm">
          <text:p/>
        </draw:line>
        <draw:line draw:style-name="gr1" draw:layer="layout" svg:x1="10.416cm" svg:y1="2.027cm" svg:x2="10.523cm" svg:y2="2.027cm">
          <text:p/>
        </draw:line>
        <draw:line draw:style-name="gr1" draw:layer="layout" svg:x1="19.052cm" svg:y1="18.513cm" svg:x2="19.052cm" svg:y2="17.983cm">
          <text:p/>
        </draw:line>
        <draw:line draw:style-name="gr1" draw:layer="layout" svg:x1="4.298cm" svg:y1="17.454cm" svg:x2="4.298cm" svg:y2="17.984cm">
          <text:p/>
        </draw:line>
        <draw:line draw:style-name="gr1" draw:layer="layout" svg:x1="8.282cm" svg:y1="21.217cm" svg:x2="8.389cm" svg:y2="21.217cm">
          <text:p/>
        </draw:line>
        <draw:line draw:style-name="gr1" draw:layer="layout" svg:x1="3.093cm" svg:y1="17.56cm" svg:x2="3.575cm" svg:y2="17.56cm">
          <text:p/>
        </draw:line>
        <draw:line draw:style-name="gr1" draw:layer="layout" svg:x1="1.839cm" svg:y1="29.699cm" svg:x2="1.947cm" svg:y2="29.699cm">
          <text:p/>
        </draw:line>
        <draw:line draw:style-name="gr1" draw:layer="layout" svg:x1="20.909cm" svg:y1="6.374cm" svg:x2="20.909cm" svg:y2="6.268cm">
          <text:p/>
        </draw:line>
        <draw:line draw:style-name="gr1" draw:layer="layout" svg:x1="18.992cm" svg:y1="10.615cm" svg:x2="18.992cm" svg:y2="10.509cm">
          <text:p/>
        </draw:line>
        <draw:line draw:style-name="gr1" draw:layer="layout" svg:x1="6.256cm" svg:y1="16.977cm" svg:x2="6.256cm" svg:y2="16.871cm">
          <text:p/>
        </draw:line>
        <draw:line draw:style-name="gr1" draw:layer="layout" svg:x1="4.298cm" svg:y1="18.514cm" svg:x2="4.298cm" svg:y2="19.044cm">
          <text:p/>
        </draw:line>
        <draw:line draw:style-name="gr1" draw:layer="layout" svg:x1="18.992cm" svg:y1="21.111cm" svg:x2="19.1cm" svg:y2="21.111cm">
          <text:p/>
        </draw:line>
        <draw:line draw:style-name="gr1" draw:layer="layout" svg:x1="19.687cm" svg:y1="21.164cm" svg:x2="19.052cm" svg:y2="21.164cm">
          <text:p/>
        </draw:line>
        <draw:line draw:style-name="gr1" draw:layer="layout" svg:x1="16.592cm" svg:y1="6.268cm" svg:x2="16.7cm" svg:y2="6.268cm">
          <text:p/>
        </draw:line>
        <draw:line draw:style-name="gr1" draw:layer="layout" svg:x1="1.886cm" svg:y1="16.393cm" svg:x2="1.886cm" svg:y2="16.923cm">
          <text:p/>
        </draw:line>
        <draw:line draw:style-name="gr1" draw:layer="layout" svg:x1="2.61cm" svg:y1="20.528cm" svg:x2="3.575cm" svg:y2="20.528cm">
          <text:p/>
        </draw:line>
        <draw:line draw:style-name="gr1" draw:layer="layout" svg:x1="14.783cm" svg:y1="21.217cm" svg:x2="14.783cm" svg:y2="21.111cm">
          <text:p/>
        </draw:line>
        <draw:line draw:style-name="gr1" draw:layer="layout" svg:x1="16.592cm" svg:y1="4.148cm" svg:x2="16.7cm" svg:y2="4.148cm">
          <text:p/>
        </draw:line>
        <draw:line draw:style-name="gr1" draw:layer="layout" svg:x1="8.282cm" svg:y1="2.133cm" svg:x2="8.389cm" svg:y2="2.133cm">
          <text:p/>
        </draw:line>
        <draw:line draw:style-name="gr1" draw:layer="layout" svg:x1="4.933cm" svg:y1="21.164cm" svg:x2="4.933cm" svg:y2="20.634cm">
          <text:p/>
        </draw:line>
        <draw:line draw:style-name="gr1" draw:layer="layout" svg:x1="4.238cm" svg:y1="-0.04cm" svg:x2="4.346cm" svg:y2="-0.04cm">
          <text:p/>
        </draw:line>
        <draw:line draw:style-name="gr1" draw:layer="layout" svg:x1="-0.018cm" svg:y1="12.682cm" svg:x2="-0.018cm" svg:y2="13.742cm">
          <text:p/>
        </draw:line>
        <draw:line draw:style-name="gr1" draw:layer="layout" svg:x1="8.389cm" svg:y1="27.578cm" svg:x2="8.389cm" svg:y2="27.472cm">
          <text:p/>
        </draw:line>
        <draw:line draw:style-name="gr1" draw:layer="layout" svg:x1="14.735cm" svg:y1="20.104cm" svg:x2="14.735cm" svg:y2="19.044cm">
          <text:p/>
        </draw:line>
        <draw:line draw:style-name="gr1" draw:layer="layout" svg:x1="16.592cm" svg:y1="25.458cm" svg:x2="16.592cm" svg:y2="25.352cm">
          <text:p/>
        </draw:line>
        <draw:line draw:style-name="gr1" draw:layer="layout" svg:x1="14.681cm" svg:y1="12.735cm" svg:x2="14.681cm" svg:y2="12.629cm">
          <text:p/>
        </draw:line>
        <draw:line draw:style-name="gr1" draw:layer="layout" svg:x1="12.655cm" svg:y1="10.615cm" svg:x2="12.655cm" svg:y2="10.509cm">
          <text:p/>
        </draw:line>
        <draw:line draw:style-name="gr1" draw:layer="layout" svg:x1="17.364cm" svg:y1="13.319cm" svg:x2="18.329cm" svg:y2="13.319cm">
          <text:p/>
        </draw:line>
        <draw:line draw:style-name="gr1" draw:layer="layout" svg:x1="6.155cm" svg:y1="4.254cm" svg:x2="6.155cm" svg:y2="4.148cm">
          <text:p/>
        </draw:line>
        <draw:line draw:style-name="gr1" draw:layer="layout" svg:x1="6.203cm" svg:y1="17.983cm" svg:x2="4.298cm" svg:y2="17.983cm">
          <text:p/>
        </draw:line>
        <draw:line draw:style-name="gr1" draw:layer="layout" svg:x1="2.61cm" svg:y1="18.408cm" svg:x2="2.61cm" svg:y2="17.56cm">
          <text:p/>
        </draw:line>
        <draw:line draw:style-name="gr1" draw:layer="layout" svg:x1="6.155cm" svg:y1="27.578cm" svg:x2="6.256cm" svg:y2="27.578cm">
          <text:p/>
        </draw:line>
        <draw:line draw:style-name="gr1" draw:layer="layout" svg:x1="16.7cm" svg:y1="10.615cm" svg:x2="16.7cm" svg:y2="10.509cm">
          <text:p/>
        </draw:line>
        <draw:line draw:style-name="gr1" draw:layer="layout" svg:x1="1.886cm" svg:y1="18.514cm" svg:x2="1.886cm" svg:y2="19.044cm">
          <text:p/>
        </draw:line>
        <draw:line draw:style-name="gr1" draw:layer="layout" svg:x1="6.155cm" svg:y1="21.217cm" svg:x2="6.155cm" svg:y2="21.111cm">
          <text:p/>
        </draw:line>
        <draw:line draw:style-name="gr1" draw:layer="layout" svg:x1="1.839cm" svg:y1="23.232cm" svg:x2="1.947cm" svg:y2="23.232cm">
          <text:p/>
        </draw:line>
        <draw:line draw:style-name="gr1" draw:layer="layout" svg:x1="12.655cm" svg:y1="23.338cm" svg:x2="12.655cm" svg:y2="23.232cm">
          <text:p/>
        </draw:line>
        <draw:line draw:style-name="gr1" draw:layer="layout" svg:x1="19.1cm" svg:y1="12.735cm" svg:x2="19.1cm" svg:y2="12.629cm">
          <text:p/>
        </draw:line>
        <draw:line draw:style-name="gr1" draw:layer="layout" svg:x1="1.839cm" svg:y1="25.458cm" svg:x2="1.839cm" svg:y2="25.352cm">
          <text:p/>
        </draw:line>
        <draw:line draw:style-name="gr1" draw:layer="layout" svg:x1="16.005cm" svg:y1="12.682cm" svg:x2="16.64cm" svg:y2="12.682cm">
          <text:p/>
        </draw:line>
        <draw:line draw:style-name="gr1" draw:layer="layout" svg:x1="17.846cm" svg:y1="16.287cm" svg:x2="17.846cm" svg:y2="15.439cm">
          <text:p/>
        </draw:line>
        <draw:line draw:style-name="gr1" draw:layer="layout" svg:x1="8.389cm" svg:y1="8.494cm" svg:x2="8.389cm" svg:y2="8.388cm">
          <text:p/>
        </draw:line>
        <draw:line draw:style-name="gr1" draw:layer="layout" svg:x1="19.686cm" svg:y1="19.044cm" svg:x2="19.686cm" svg:y2="19.574cm">
          <text:p/>
        </draw:line>
        <draw:line draw:style-name="gr1" draw:layer="layout" svg:x1="12.549cm" svg:y1="12.735cm" svg:x2="12.549cm" svg:y2="12.629cm">
          <text:p/>
        </draw:line>
        <draw:line draw:style-name="gr1" draw:layer="layout" svg:x1="4.238cm" svg:y1="14.75cm" svg:x2="4.346cm" svg:y2="14.75cm">
          <text:p/>
        </draw:line>
        <draw:line draw:style-name="gr1" draw:layer="layout" svg:x1="-0.066cm" svg:y1="23.338cm" svg:x2="-0.066cm" svg:y2="23.232cm">
          <text:p/>
        </draw:line>
        <draw:line draw:style-name="gr1" draw:layer="layout" svg:x1="14.681cm" svg:y1="23.338cm" svg:x2="14.782cm" svg:y2="23.338cm">
          <text:p/>
        </draw:line>
        <draw:line draw:style-name="gr1" draw:layer="layout" svg:x1="8.282cm" svg:y1="10.509cm" svg:x2="8.389cm" svg:y2="10.509cm">
          <text:p/>
        </draw:line>
        <draw:line draw:style-name="gr1" draw:layer="layout" svg:x1="4.298cm" svg:y1="20.104cm" svg:x2="4.298cm" svg:y2="19.574cm">
          <text:p/>
        </draw:line>
        <draw:line draw:style-name="gr1" draw:layer="layout" svg:x1="16.592cm" svg:y1="29.593cm" svg:x2="16.7cm" svg:y2="29.593cm">
          <text:p/>
        </draw:line>
        <draw:line draw:style-name="gr1" draw:layer="layout" svg:x1="18.992cm" svg:y1="4.254cm" svg:x2="19.1cm" svg:y2="4.254cm">
          <text:p/>
        </draw:line>
        <draw:line draw:style-name="gr1" draw:layer="layout" svg:x1="6.155cm" svg:y1="21.217cm" svg:x2="6.256cm" svg:y2="21.217cm">
          <text:p/>
        </draw:line>
        <draw:line draw:style-name="gr1" draw:layer="layout" svg:x1="14.681cm" svg:y1="27.472cm" svg:x2="14.782cm" svg:y2="27.472cm">
          <text:p/>
        </draw:line>
        <draw:line draw:style-name="gr1" draw:layer="layout" svg:x1="16.7cm" svg:y1="8.494cm" svg:x2="16.7cm" svg:y2="8.388cm">
          <text:p/>
        </draw:line>
        <draw:line draw:style-name="gr1" draw:layer="layout" svg:x1="14.681cm" svg:y1="2.027cm" svg:x2="14.782cm" svg:y2="2.027cm">
          <text:p/>
        </draw:line>
        <draw:line draw:style-name="gr1" draw:layer="layout" svg:x1="10.416cm" svg:y1="12.735cm" svg:x2="10.523cm" svg:y2="12.735cm">
          <text:p/>
        </draw:line>
        <draw:line draw:style-name="gr1" draw:layer="layout" svg:x1="16.7cm" svg:y1="6.374cm" svg:x2="16.7cm" svg:y2="6.268cm">
          <text:p/>
        </draw:line>
        <draw:line draw:style-name="gr1" draw:layer="layout" svg:x1="16.592cm" svg:y1="2.133cm" svg:x2="16.592cm" svg:y2="2.027cm">
          <text:p/>
        </draw:line>
        <draw:line draw:style-name="gr1" draw:layer="layout" svg:x1="10.416cm" svg:y1="12.735cm" svg:x2="10.416cm" svg:y2="12.629cm">
          <text:p/>
        </draw:line>
        <draw:line draw:style-name="gr1" draw:layer="layout" svg:x1="10.522cm" svg:y1="29.699cm" svg:x2="10.522cm" svg:y2="29.593cm">
          <text:p/>
        </draw:line>
        <draw:line draw:style-name="gr1" draw:layer="layout" svg:x1="1.886cm" svg:y1="14.273cm" svg:x2="1.886cm" svg:y2="14.803cm">
          <text:p/>
        </draw:line>
        <draw:line draw:style-name="gr1" draw:layer="layout" svg:x1="16.592cm" svg:y1="14.856cm" svg:x2="16.592cm" svg:y2="14.75cm">
          <text:p/>
        </draw:line>
        <draw:line draw:style-name="gr1" draw:layer="layout" svg:x1="12.549cm" svg:y1="2.027cm" svg:x2="12.656cm" svg:y2="2.027cm">
          <text:p/>
        </draw:line>
        <draw:line draw:style-name="gr1" draw:layer="layout" svg:x1="19.686cm" svg:y1="16.924cm" svg:x2="19.686cm" svg:y2="17.454cm">
          <text:p/>
        </draw:line>
        <draw:line draw:style-name="gr1" draw:layer="layout" svg:x1="16.592cm" svg:y1="10.615cm" svg:x2="16.7cm" svg:y2="10.615cm">
          <text:p/>
        </draw:line>
        <draw:line draw:style-name="gr1" draw:layer="layout" svg:x1="8.282cm" svg:y1="27.578cm" svg:x2="8.389cm" svg:y2="27.578cm">
          <text:p/>
        </draw:line>
        <draw:line draw:style-name="gr1" draw:layer="layout" svg:x1="19.1cm" svg:y1="2.133cm" svg:x2="19.1cm" svg:y2="2.027cm">
          <text:p/>
        </draw:line>
        <draw:line draw:style-name="gr1" draw:layer="layout" svg:x1="20.909cm" svg:y1="8.494cm" svg:x2="20.957cm" svg:y2="8.494cm">
          <text:p/>
        </draw:line>
        <draw:line draw:style-name="gr1" draw:layer="layout" svg:x1="4.933cm" svg:y1="21.164cm" svg:x2="6.203cm" svg:y2="21.164cm">
          <text:p/>
        </draw:line>
        <draw:line draw:style-name="gr1" draw:layer="layout" svg:x1="20.956cm" svg:y1="17.984cm" svg:x2="20.956cm" svg:y2="16.924cm">
          <text:p/>
        </draw:line>
        <draw:line draw:style-name="gr1" draw:layer="layout" svg:x1="1.251cm" svg:y1="14.803cm" svg:x2="1.251cm" svg:y2="14.273cm">
          <text:p/>
        </draw:line>
        <draw:line draw:style-name="gr1" draw:layer="layout" svg:x1="20.909cm" svg:y1="16.977cm" svg:x2="20.957cm" svg:y2="16.977cm">
          <text:p/>
        </draw:line>
        <draw:line draw:style-name="gr1" draw:layer="layout" svg:x1="4.933cm" svg:y1="19.044cm" svg:x2="6.203cm" svg:y2="19.044cm">
          <text:p/>
        </draw:line>
        <draw:line draw:style-name="gr1" draw:layer="layout" svg:x1="17.846cm" svg:y1="15.439cm" svg:x2="17.364cm" svg:y2="15.439cm">
          <text:p/>
        </draw:line>
        <draw:line draw:style-name="gr1" draw:layer="layout" svg:x1="19.686cm" svg:y1="12.682cm" svg:x2="19.686cm" svg:y2="13.212cm">
          <text:p/>
        </draw:line>
        <draw:line draw:style-name="gr1" draw:layer="layout" svg:x1="4.933cm" svg:y1="16.393cm" svg:x2="4.298cm" svg:y2="16.393cm">
          <text:p/>
        </draw:line>
        <draw:line draw:style-name="gr1" draw:layer="layout" svg:x1="20.909cm" svg:y1="8.494cm" svg:x2="20.909cm" svg:y2="8.388cm">
          <text:p/>
        </draw:line>
        <draw:line draw:style-name="gr1" draw:layer="layout" svg:x1="6.155cm" svg:y1="23.338cm" svg:x2="6.256cm" svg:y2="23.338cm">
          <text:p/>
        </draw:line>
        <draw:line draw:style-name="gr1" draw:layer="layout" svg:x1="20.956cm" svg:y1="13.742cm" svg:x2="20.956cm" svg:y2="12.682cm">
          <text:p/>
        </draw:line>
        <draw:line draw:style-name="gr1" draw:layer="layout" svg:x1="14.681cm" svg:y1="12.629cm" svg:x2="14.782cm" svg:y2="12.629cm">
          <text:p/>
        </draw:line>
        <draw:line draw:style-name="gr1" draw:layer="layout" svg:x1="18.328cm" svg:y1="19.256cm" svg:x2="18.328cm" svg:y2="19.892cm">
          <text:p/>
        </draw:line>
        <draw:line draw:style-name="gr1" draw:layer="layout" svg:x1="16.592cm" svg:y1="10.509cm" svg:x2="16.7cm" svg:y2="10.509cm">
          <text:p/>
        </draw:line>
        <draw:line draw:style-name="gr1" draw:layer="layout" svg:x1="4.238cm" svg:y1="29.699cm" svg:x2="4.346cm" svg:y2="29.699cm">
          <text:p/>
        </draw:line>
        <draw:line draw:style-name="gr1" draw:layer="layout" svg:x1="4.933cm" svg:y1="14.803cm" svg:x2="4.298cm" svg:y2="14.803cm">
          <text:p/>
        </draw:line>
        <draw:line draw:style-name="gr1" draw:layer="layout" svg:x1="12.655cm" svg:y1="2.133cm" svg:x2="12.655cm" svg:y2="2.027cm">
          <text:p/>
        </draw:line>
        <draw:line draw:style-name="gr1" draw:layer="layout" svg:x1="14.681cm" svg:y1="21.217cm" svg:x2="14.782cm" svg:y2="21.217cm">
          <text:p/>
        </draw:line>
        <draw:line draw:style-name="gr1" draw:layer="layout" svg:x1="19.1cm" svg:y1="10.615cm" svg:x2="19.1cm" svg:y2="10.509cm">
          <text:p/>
        </draw:line>
        <draw:line draw:style-name="gr1" draw:layer="layout" svg:x1="18.992cm" svg:y1="27.578cm" svg:x2="18.992cm" svg:y2="27.472cm">
          <text:p/>
        </draw:line>
        <draw:line draw:style-name="gr1" draw:layer="layout" svg:x1="20.956cm" svg:y1="8.494cm" svg:x2="20.956cm" svg:y2="8.388cm">
          <text:p/>
        </draw:line>
        <draw:line draw:style-name="gr1" draw:layer="layout" svg:x1="12.549cm" svg:y1="8.494cm" svg:x2="12.656cm" svg:y2="8.494cm">
          <text:p/>
        </draw:line>
        <draw:line draw:style-name="gr1" draw:layer="layout" svg:x1="20.956cm" svg:y1="12.735cm" svg:x2="20.956cm" svg:y2="12.629cm">
          <text:p/>
        </draw:line>
        <draw:line draw:style-name="gr1" draw:layer="layout" svg:x1="16.592cm" svg:y1="21.217cm" svg:x2="16.7cm" svg:y2="21.217cm">
          <text:p/>
        </draw:line>
        <draw:line draw:style-name="gr1" draw:layer="layout" svg:x1="6.155cm" svg:y1="18.991cm" svg:x2="6.256cm" svg:y2="18.991cm">
          <text:p/>
        </draw:line>
        <draw:line draw:style-name="gr1" draw:layer="layout" svg:x1="16.592cm" svg:y1="18.991cm" svg:x2="16.7cm" svg:y2="18.991cm">
          <text:p/>
        </draw:line>
        <draw:line draw:style-name="gr1" draw:layer="layout" svg:x1="4.238cm" svg:y1="19.097cm" svg:x2="4.238cm" svg:y2="18.991cm">
          <text:p/>
        </draw:line>
        <draw:line draw:style-name="gr1" draw:layer="layout" svg:x1="10.416cm" svg:y1="27.578cm" svg:x2="10.416cm" svg:y2="27.472cm">
          <text:p/>
        </draw:line>
        <draw:line draw:style-name="gr1" draw:layer="layout" svg:x1="10.416cm" svg:y1="0.013cm" svg:x2="10.523cm" svg:y2="0.013cm">
          <text:p/>
        </draw:line>
        <draw:line draw:style-name="gr1" draw:layer="layout" svg:x1="6.155cm" svg:y1="2.133cm" svg:x2="6.155cm" svg:y2="2.027cm">
          <text:p/>
        </draw:line>
        <draw:line draw:style-name="gr1" draw:layer="layout" svg:x1="20.909cm" svg:y1="27.472cm" svg:x2="20.957cm" svg:y2="27.472cm">
          <text:p/>
        </draw:line>
        <draw:line draw:style-name="gr1" draw:layer="layout" svg:x1="1.839cm" svg:y1="25.458cm" svg:x2="1.947cm" svg:y2="25.458cm">
          <text:p/>
        </draw:line>
        <draw:line draw:style-name="gr1" draw:layer="layout" svg:x1="16.592cm" svg:y1="23.338cm" svg:x2="16.592cm" svg:y2="23.232cm">
          <text:p/>
        </draw:line>
        <draw:line draw:style-name="gr1" draw:layer="layout" svg:x1="16.592cm" svg:y1="16.977cm" svg:x2="16.592cm" svg:y2="16.871cm">
          <text:p/>
        </draw:line>
        <draw:line draw:style-name="gr1" draw:layer="layout" svg:x1="1.947cm" svg:y1="29.699cm" svg:x2="1.947cm" svg:y2="29.593cm">
          <text:p/>
        </draw:line>
        <draw:line draw:style-name="gr1" draw:layer="layout" svg:x1="1.839cm" svg:y1="-0.04cm" svg:x2="1.947cm" svg:y2="-0.04cm">
          <text:p/>
        </draw:line>
        <draw:line draw:style-name="gr1" draw:layer="layout" svg:x1="4.238cm" svg:y1="2.027cm" svg:x2="4.346cm" svg:y2="2.027cm">
          <text:p/>
        </draw:line>
        <draw:line draw:style-name="gr1" draw:layer="layout" svg:x1="10.416cm" svg:y1="4.148cm" svg:x2="10.523cm" svg:y2="4.148cm">
          <text:p/>
        </draw:line>
        <draw:line draw:style-name="gr1" draw:layer="layout" svg:x1="14.681cm" svg:y1="12.735cm" svg:x2="14.782cm" svg:y2="12.735cm">
          <text:p/>
        </draw:line>
        <draw:line draw:style-name="gr1" draw:layer="layout" svg:x1="18.992cm" svg:y1="29.699cm" svg:x2="19.1cm" svg:y2="29.699cm">
          <text:p/>
        </draw:line>
        <draw:line draw:style-name="gr1" draw:layer="layout" svg:x1="18.328cm" svg:y1="13.955cm" svg:x2="18.328cm" svg:y2="13.319cm">
          <text:p/>
        </draw:line>
        <draw:line draw:style-name="gr1" draw:layer="layout" svg:x1="12.655cm" svg:y1="0.013cm" svg:x2="12.655cm" svg:y2="-0.04cm">
          <text:p/>
        </draw:line>
        <draw:line draw:style-name="gr1" draw:layer="layout" svg:x1="12.549cm" svg:y1="21.217cm" svg:x2="12.549cm" svg:y2="21.111cm">
          <text:p/>
        </draw:line>
        <draw:line draw:style-name="gr1" draw:layer="layout" svg:x1="4.298cm" svg:y1="13.213cm" svg:x2="4.298cm" svg:y2="13.743cm">
          <text:p/>
        </draw:line>
        <draw:line draw:style-name="gr1" draw:layer="layout" svg:x1="17.364cm" svg:y1="13.955cm" svg:x2="18.329cm" svg:y2="13.955cm">
          <text:p/>
        </draw:line>
        <draw:line draw:style-name="gr1" draw:layer="layout" svg:x1="1.251cm" svg:y1="20.634cm" svg:x2="1.251cm" svg:y2="21.164cm">
          <text:p/>
        </draw:line>
        <draw:line draw:style-name="gr1" draw:layer="layout" svg:x1="14.735cm" svg:y1="17.983cm" svg:x2="14.735cm" svg:y2="19.043cm">
          <text:p/>
        </draw:line>
        <draw:line draw:style-name="gr1" draw:layer="layout" svg:x1="4.346cm" svg:y1="8.494cm" svg:x2="4.346cm" svg:y2="8.388cm">
          <text:p/>
        </draw:line>
        <draw:line draw:style-name="gr1" draw:layer="layout" svg:x1="0.029cm" svg:y1="19.097cm" svg:x2="0.029cm" svg:y2="18.991cm">
          <text:p/>
        </draw:line>
        <draw:line draw:style-name="gr1" draw:layer="layout" svg:x1="14.681cm" svg:y1="6.268cm" svg:x2="14.782cm" svg:y2="6.268cm">
          <text:p/>
        </draw:line>
        <draw:line draw:style-name="gr1" draw:layer="layout" svg:x1="14.681cm" svg:y1="6.374cm" svg:x2="14.782cm" svg:y2="6.374cm">
          <text:p/>
        </draw:line>
        <draw:line draw:style-name="gr1" draw:layer="layout" svg:x1="19.1cm" svg:y1="6.374cm" svg:x2="19.1cm" svg:y2="6.268cm">
          <text:p/>
        </draw:line>
        <draw:line draw:style-name="gr1" draw:layer="layout" svg:x1="4.238cm" svg:y1="4.254cm" svg:x2="4.346cm" svg:y2="4.254cm">
          <text:p/>
        </draw:line>
        <draw:line draw:style-name="gr1" draw:layer="layout" svg:x1="1.252cm" svg:y1="16.924cm" svg:x2="-0.018cm" svg:y2="16.924cm">
          <text:p/>
        </draw:line>
        <draw:line draw:style-name="gr1" draw:layer="layout" svg:x1="2.61cm" svg:y1="16.287cm" svg:x2="2.61cm" svg:y2="15.439cm">
          <text:p/>
        </draw:line>
        <draw:line draw:style-name="gr1" draw:layer="layout" svg:x1="1.839cm" svg:y1="19.097cm" svg:x2="1.947cm" svg:y2="19.097cm">
          <text:p/>
        </draw:line>
        <draw:line draw:style-name="gr1" draw:layer="layout" svg:x1="18.992cm" svg:y1="25.352cm" svg:x2="19.1cm" svg:y2="25.352cm">
          <text:p/>
        </draw:line>
        <draw:line draw:style-name="gr1" draw:layer="layout" svg:x1="-0.018cm" svg:y1="17.983cm" svg:x2="1.887cm" svg:y2="17.983cm">
          <text:p/>
        </draw:line>
        <draw:line draw:style-name="gr1" draw:layer="layout" svg:x1="1.251cm" svg:y1="16.923cm" svg:x2="1.251cm" svg:y2="16.393cm">
          <text:p/>
        </draw:line>
        <draw:line draw:style-name="gr1" draw:layer="layout" svg:x1="19.052cm" svg:y1="17.454cm" svg:x2="19.052cm" svg:y2="17.984cm">
          <text:p/>
        </draw:line>
        <draw:line draw:style-name="gr1" draw:layer="layout" svg:x1="1.886cm" svg:y1="16.924cm" svg:x2="1.886cm" svg:y2="17.454cm">
          <text:p/>
        </draw:line>
        <draw:line draw:style-name="gr1" draw:layer="layout" svg:x1="1.886cm" svg:y1="17.454cm" svg:x2="1.251cm" svg:y2="17.454cm">
          <text:p/>
        </draw:line>
        <draw:line draw:style-name="gr1" draw:layer="layout" svg:x1="1.886cm" svg:y1="15.333cm" svg:x2="1.886cm" svg:y2="15.863cm">
          <text:p/>
        </draw:line>
        <draw:line draw:style-name="gr1" draw:layer="layout" svg:x1="-0.066cm" svg:y1="23.232cm" svg:x2="0.029cm" svg:y2="23.232cm">
          <text:p/>
        </draw:line>
        <draw:line draw:style-name="gr1" draw:layer="layout" svg:x1="0.029cm" svg:y1="2.133cm" svg:x2="0.029cm" svg:y2="2.027cm">
          <text:p/>
        </draw:line>
        <draw:line draw:style-name="gr1" draw:layer="layout" svg:x1="-0.018cm" svg:y1="21.164cm" svg:x2="1.252cm" svg:y2="21.164cm">
          <text:p/>
        </draw:line>
        <draw:line draw:style-name="gr1" draw:layer="layout" svg:x1="20.909cm" svg:y1="29.699cm" svg:x2="20.957cm" svg:y2="29.699cm">
          <text:p/>
        </draw:line>
        <draw:line draw:style-name="gr1" draw:layer="layout" svg:x1="20.909cm" svg:y1="25.458cm" svg:x2="20.957cm" svg:y2="25.458cm">
          <text:p/>
        </draw:line>
        <draw:line draw:style-name="gr1" draw:layer="layout" svg:x1="17.846cm" svg:y1="18.408cm" svg:x2="17.846cm" svg:y2="17.56cm">
          <text:p/>
        </draw:line>
        <draw:line draw:style-name="gr1" draw:layer="layout" svg:x1="18.992cm" svg:y1="29.593cm" svg:x2="19.1cm" svg:y2="29.593cm">
          <text:p/>
        </draw:line>
        <draw:line draw:style-name="gr1" draw:layer="layout" svg:x1="16.7cm" svg:y1="16.977cm" svg:x2="16.7cm" svg:y2="16.871cm">
          <text:p/>
        </draw:line>
        <draw:line draw:style-name="gr1" draw:layer="layout" svg:x1="14.681cm" svg:y1="8.494cm" svg:x2="14.681cm" svg:y2="8.388cm">
          <text:p/>
        </draw:line>
        <draw:line draw:style-name="gr1" draw:layer="layout" svg:x1="4.346cm" svg:y1="14.856cm" svg:x2="4.346cm" svg:y2="14.75cm">
          <text:p/>
        </draw:line>
        <draw:line draw:style-name="gr1" draw:layer="layout" svg:x1="4.933cm" svg:y1="12.682cm" svg:x2="4.298cm" svg:y2="12.682cm">
          <text:p/>
        </draw:line>
        <draw:line draw:style-name="gr1" draw:layer="layout" svg:x1="19.686cm" svg:y1="21.164cm" svg:x2="20.956cm" svg:y2="21.164cm">
          <text:p/>
        </draw:line>
        <draw:line draw:style-name="gr1" draw:layer="layout" svg:x1="18.992cm" svg:y1="21.217cm" svg:x2="19.1cm" svg:y2="21.217cm">
          <text:p/>
        </draw:line>
        <draw:line draw:style-name="gr1" draw:layer="layout" svg:x1="4.933cm" svg:y1="13.213cm" svg:x2="4.298cm" svg:y2="13.213cm">
          <text:p/>
        </draw:line>
        <draw:line draw:style-name="gr1" draw:layer="layout" svg:x1="14.681cm" svg:y1="27.578cm" svg:x2="14.681cm" svg:y2="27.472cm">
          <text:p/>
        </draw:line>
        <draw:line draw:style-name="gr1" draw:layer="layout" svg:x1="6.155cm" svg:y1="19.097cm" svg:x2="6.256cm" svg:y2="19.097cm">
          <text:p/>
        </draw:line>
        <draw:line draw:style-name="gr1" draw:layer="layout" svg:x1="18.992cm" svg:y1="23.232cm" svg:x2="19.1cm" svg:y2="23.232cm">
          <text:p/>
        </draw:line>
        <draw:line draw:style-name="gr1" draw:layer="layout" svg:x1="16.592cm" svg:y1="23.232cm" svg:x2="16.7cm" svg:y2="23.232cm">
          <text:p/>
        </draw:line>
        <draw:line draw:style-name="gr1" draw:layer="layout" svg:x1="-0.018cm" svg:y1="17.983cm" svg:x2="-0.018cm" svg:y2="19.043cm">
          <text:p/>
        </draw:line>
        <draw:line draw:style-name="gr1" draw:layer="layout" svg:x1="18.992cm" svg:y1="16.977cm" svg:x2="19.1cm" svg:y2="16.977cm">
          <text:p/>
        </draw:line>
        <draw:line draw:style-name="gr1" draw:layer="layout" svg:x1="6.155cm" svg:y1="27.472cm" svg:x2="6.256cm" svg:y2="27.472cm">
          <text:p/>
        </draw:line>
        <draw:line draw:style-name="gr1" draw:layer="layout" svg:x1="10.416cm" svg:y1="6.268cm" svg:x2="10.523cm" svg:y2="6.268cm">
          <text:p/>
        </draw:line>
        <draw:line draw:style-name="gr1" draw:layer="layout" svg:x1="16.592cm" svg:y1="27.578cm" svg:x2="16.7cm" svg:y2="27.578cm">
          <text:p/>
        </draw:line>
        <draw:line draw:style-name="gr1" draw:layer="layout" svg:x1="20.909cm" svg:y1="14.75cm" svg:x2="20.957cm" svg:y2="14.75cm">
          <text:p/>
        </draw:line>
        <draw:line draw:style-name="gr1" draw:layer="layout" svg:x1="6.155cm" svg:y1="-0.04cm" svg:x2="6.256cm" svg:y2="-0.04cm">
          <text:p/>
        </draw:line>
        <draw:line draw:style-name="gr1" draw:layer="layout" svg:x1="16.592cm" svg:y1="8.494cm" svg:x2="16.7cm" svg:y2="8.494cm">
          <text:p/>
        </draw:line>
        <draw:line draw:style-name="gr1" draw:layer="layout" svg:x1="16.7cm" svg:y1="29.699cm" svg:x2="16.7cm" svg:y2="29.593cm">
          <text:p/>
        </draw:line>
        <draw:line draw:style-name="gr1" draw:layer="layout" svg:x1="19.052cm" svg:y1="19.574cm" svg:x2="19.687cm" svg:y2="19.574cm">
          <text:p/>
        </draw:line>
        <draw:line draw:style-name="gr1" draw:layer="layout" svg:x1="1.886cm" svg:y1="20.104cm" svg:x2="1.886cm" svg:y2="19.574cm">
          <text:p/>
        </draw:line>
        <draw:line draw:style-name="gr1" draw:layer="layout" svg:x1="10.416cm" svg:y1="8.388cm" svg:x2="10.523cm" svg:y2="8.388cm">
          <text:p/>
        </draw:line>
        <draw:line draw:style-name="gr1" draw:layer="layout" svg:x1="6.256cm" svg:y1="10.615cm" svg:x2="6.256cm" svg:y2="10.509cm">
          <text:p/>
        </draw:line>
        <draw:line draw:style-name="gr1" draw:layer="layout" svg:x1="6.155cm" svg:y1="14.856cm" svg:x2="6.256cm" svg:y2="14.856cm">
          <text:p/>
        </draw:line>
        <draw:line draw:style-name="gr1" draw:layer="layout" svg:x1="4.933cm" svg:y1="20.634cm" svg:x2="4.298cm" svg:y2="20.634cm">
          <text:p/>
        </draw:line>
        <draw:line draw:style-name="gr1" draw:layer="layout" svg:x1="4.238cm" svg:y1="6.268cm" svg:x2="4.346cm" svg:y2="6.268cm">
          <text:p/>
        </draw:line>
        <draw:line draw:style-name="gr1" draw:layer="layout" svg:x1="20.957cm" svg:y1="20.104cm" svg:x2="19.052cm" svg:y2="20.104cm">
          <text:p/>
        </draw:line>
        <draw:line draw:style-name="gr1" draw:layer="layout" svg:x1="10.416cm" svg:y1="10.615cm" svg:x2="10.523cm" svg:y2="10.615cm">
          <text:p/>
        </draw:line>
        <draw:line draw:style-name="gr1" draw:layer="layout" svg:x1="6.256cm" svg:y1="23.338cm" svg:x2="6.256cm" svg:y2="23.232cm">
          <text:p/>
        </draw:line>
        <draw:line draw:style-name="gr1" draw:layer="layout" svg:x1="8.282cm" svg:y1="21.111cm" svg:x2="8.389cm" svg:y2="21.111cm">
          <text:p/>
        </draw:line>
        <draw:line draw:style-name="gr1" draw:layer="layout" svg:x1="6.155cm" svg:y1="16.977cm" svg:x2="6.256cm" svg:y2="16.977cm">
          <text:p/>
        </draw:line>
        <draw:line draw:style-name="gr1" draw:layer="layout" svg:x1="17.364cm" svg:y1="18.408cm" svg:x2="17.364cm" svg:y2="19.256cm">
          <text:p/>
        </draw:line>
        <draw:line draw:style-name="gr1" draw:layer="layout" svg:x1="14.681cm" svg:y1="23.338cm" svg:x2="14.681cm" svg:y2="23.232cm">
          <text:p/>
        </draw:line>
        <draw:line draw:style-name="gr1" draw:layer="layout" svg:x1="4.933cm" svg:y1="16.924cm" svg:x2="4.298cm" svg:y2="16.924cm">
          <text:p/>
        </draw:line>
        <draw:line draw:style-name="gr1" draw:layer="layout" svg:x1="14.783cm" svg:y1="0.013cm" svg:x2="14.783cm" svg:y2="-0.04cm">
          <text:p/>
        </draw:line>
        <draw:line draw:style-name="gr1" draw:layer="layout" svg:x1="4.933cm" svg:y1="17.454cm" svg:x2="4.298cm" svg:y2="17.454cm">
          <text:p/>
        </draw:line>
        <draw:line draw:style-name="gr1" draw:layer="layout" svg:x1="-0.066cm" svg:y1="25.458cm" svg:x2="0.029cm" svg:y2="25.458cm">
          <text:p/>
        </draw:line>
        <draw:line draw:style-name="gr1" draw:layer="layout" svg:x1="6.155cm" svg:y1="23.232cm" svg:x2="6.256cm" svg:y2="23.232cm">
          <text:p/>
        </draw:line>
        <draw:line draw:style-name="gr1" draw:layer="layout" svg:x1="4.933cm" svg:y1="16.923cm" svg:x2="4.933cm" svg:y2="16.393cm">
          <text:p/>
        </draw:line>
        <draw:line draw:style-name="gr1" draw:layer="layout" svg:x1="4.238cm" svg:y1="25.458cm" svg:x2="4.238cm" svg:y2="25.352cm">
          <text:p/>
        </draw:line>
        <draw:line draw:style-name="gr1" draw:layer="layout" svg:x1="16.592cm" svg:y1="2.027cm" svg:x2="16.7cm" svg:y2="2.027cm">
          <text:p/>
        </draw:line>
        <draw:line draw:style-name="gr1" draw:layer="layout" svg:x1="17.846cm" svg:y1="16.287cm" svg:x2="18.328cm" svg:y2="16.287cm">
          <text:p/>
        </draw:line>
        <draw:line draw:style-name="gr1" draw:layer="layout" svg:x1="4.238cm" svg:y1="29.699cm" svg:x2="4.238cm" svg:y2="29.593cm">
          <text:p/>
        </draw:line>
        <draw:line draw:style-name="gr1" draw:layer="layout" svg:x1="0.029cm" svg:y1="25.458cm" svg:x2="0.029cm" svg:y2="25.352cm">
          <text:p/>
        </draw:line>
        <draw:line draw:style-name="gr1" draw:layer="layout" svg:x1="-0.018cm" svg:y1="13.743cm" svg:x2="-0.018cm" svg:y2="14.803cm">
          <text:p/>
        </draw:line>
        <draw:line draw:style-name="gr1" draw:layer="layout" svg:x1="12.549cm" svg:y1="29.699cm" svg:x2="12.549cm" svg:y2="29.593cm">
          <text:p/>
        </draw:line>
        <draw:line draw:style-name="gr1" draw:layer="layout" svg:x1="-0.066cm" svg:y1="29.699cm" svg:x2="0.029cm" svg:y2="29.699cm">
          <text:p/>
        </draw:line>
        <draw:line draw:style-name="gr1" draw:layer="layout" svg:x1="16.005cm" svg:y1="14.273cm" svg:x2="16.64cm" svg:y2="14.273cm">
          <text:p/>
        </draw:line>
        <draw:line draw:style-name="gr1" draw:layer="layout" svg:x1="17.364cm" svg:y1="19.256cm" svg:x2="17.364cm" svg:y2="19.892cm">
          <text:p/>
        </draw:line>
        <draw:line draw:style-name="gr1" draw:layer="layout" svg:x1="12.549cm" svg:y1="8.388cm" svg:x2="12.656cm" svg:y2="8.388cm">
          <text:p/>
        </draw:line>
        <draw:line draw:style-name="gr1" draw:layer="layout" svg:x1="4.346cm" svg:y1="27.578cm" svg:x2="4.346cm" svg:y2="27.472cm">
          <text:p/>
        </draw:line>
        <draw:line draw:style-name="gr1" draw:layer="layout" svg:x1="19.052cm" svg:y1="18.514cm" svg:x2="19.052cm" svg:y2="19.044cm">
          <text:p/>
        </draw:line>
        <draw:line draw:style-name="gr1" draw:layer="layout" svg:x1="18.992cm" svg:y1="8.494cm" svg:x2="19.1cm" svg:y2="8.494cm">
          <text:p/>
        </draw:line>
        <draw:line draw:style-name="gr1" draw:layer="layout" svg:x1="4.238cm" svg:y1="8.494cm" svg:x2="4.346cm" svg:y2="8.494cm">
          <text:p/>
        </draw:line>
        <draw:line draw:style-name="gr1" draw:layer="layout" svg:x1="1.252cm" svg:y1="14.803cm" svg:x2="-0.018cm" svg:y2="14.803cm">
          <text:p/>
        </draw:line>
        <draw:line draw:style-name="gr1" draw:layer="layout" svg:x1="3.575cm" svg:y1="15.439cm" svg:x2="3.575cm" svg:y2="16.287cm">
          <text:p/>
        </draw:line>
        <draw:line draw:style-name="gr1" draw:layer="layout" svg:x1="12.549cm" svg:y1="29.699cm" svg:x2="12.656cm" svg:y2="29.699cm">
          <text:p/>
        </draw:line>
        <draw:line draw:style-name="gr1" draw:layer="layout" svg:x1="20.956cm" svg:y1="10.615cm" svg:x2="20.956cm" svg:y2="10.509cm">
          <text:p/>
        </draw:line>
        <draw:line draw:style-name="gr1" draw:layer="layout" svg:x1="10.522cm" svg:y1="2.133cm" svg:x2="10.522cm" svg:y2="2.027cm">
          <text:p/>
        </draw:line>
        <draw:line draw:style-name="gr1" draw:layer="layout" svg:x1="4.238cm" svg:y1="16.977cm" svg:x2="4.346cm" svg:y2="16.977cm">
          <text:p/>
        </draw:line>
        <draw:line draw:style-name="gr1" draw:layer="layout" svg:x1="16.7cm" svg:y1="14.856cm" svg:x2="16.7cm" svg:y2="14.75cm">
          <text:p/>
        </draw:line>
        <draw:line draw:style-name="gr1" draw:layer="layout" svg:x1="19.052cm" svg:y1="17.454cm" svg:x2="19.052cm" svg:y2="16.924cm">
          <text:p/>
        </draw:line>
        <draw:line draw:style-name="gr1" draw:layer="layout" svg:x1="14.735cm" svg:y1="17.983cm" svg:x2="16.64cm" svg:y2="17.983cm">
          <text:p/>
        </draw:line>
        <draw:line draw:style-name="gr1" draw:layer="layout" svg:x1="6.203cm" svg:y1="20.104cm" svg:x2="6.203cm" svg:y2="21.164cm">
          <text:p/>
        </draw:line>
        <draw:line draw:style-name="gr1" draw:layer="layout" svg:x1="16.005cm" svg:y1="14.803cm" svg:x2="16.005cm" svg:y2="15.333cm">
          <text:p/>
        </draw:line>
        <draw:line draw:style-name="gr1" draw:layer="layout" svg:x1="1.947cm" svg:y1="2.133cm" svg:x2="1.947cm" svg:y2="2.027cm">
          <text:p/>
        </draw:line>
        <draw:line draw:style-name="gr1" draw:layer="layout" svg:x1="16.64cm" svg:y1="20.634cm" svg:x2="16.005cm" svg:y2="20.634cm">
          <text:p/>
        </draw:line>
        <draw:line draw:style-name="gr1" draw:layer="layout" svg:x1="20.909cm" svg:y1="2.133cm" svg:x2="20.909cm" svg:y2="2.027cm">
          <text:p/>
        </draw:line>
        <draw:line draw:style-name="gr1" draw:layer="layout" svg:x1="1.251cm" svg:y1="14.803cm" svg:x2="1.886cm" svg:y2="14.803cm">
          <text:p/>
        </draw:line>
        <draw:line draw:style-name="gr1" draw:layer="layout" svg:x1="4.238cm" svg:y1="21.217cm" svg:x2="4.238cm" svg:y2="21.111cm">
          <text:p/>
        </draw:line>
        <draw:line draw:style-name="gr1" draw:layer="layout" svg:x1="16.639cm" svg:y1="18.513cm" svg:x2="16.639cm" svg:y2="17.983cm">
          <text:p/>
        </draw:line>
        <draw:line draw:style-name="gr1" draw:layer="layout" svg:x1="6.155cm" svg:y1="0.013cm" svg:x2="6.155cm" svg:y2="-0.04cm">
          <text:p/>
        </draw:line>
        <draw:line draw:style-name="gr1" draw:layer="layout" svg:x1="20.956cm" svg:y1="29.699cm" svg:x2="20.956cm" svg:y2="29.593cm">
          <text:p/>
        </draw:line>
        <draw:line draw:style-name="gr1" draw:layer="layout" svg:x1="4.933cm" svg:y1="18.514cm" svg:x2="4.298cm" svg:y2="18.514cm">
          <text:p/>
        </draw:line>
        <draw:line draw:style-name="gr1" draw:layer="layout" svg:x1="16.639cm" svg:y1="16.393cm" svg:x2="16.639cm" svg:y2="15.863cm">
          <text:p/>
        </draw:line>
        <draw:line draw:style-name="gr1" draw:layer="layout" svg:x1="14.783cm" svg:y1="8.494cm" svg:x2="14.783cm" svg:y2="8.388cm">
          <text:p/>
        </draw:line>
        <draw:line draw:style-name="gr1" draw:layer="layout" svg:x1="-0.018cm" svg:y1="15.863cm" svg:x2="1.887cm" svg:y2="15.863cm">
          <text:p/>
        </draw:line>
        <draw:line draw:style-name="gr1" draw:layer="layout" svg:x1="8.282cm" svg:y1="25.352cm" svg:x2="8.389cm" svg:y2="25.352cm">
          <text:p/>
        </draw:line>
        <draw:line draw:style-name="gr1" draw:layer="layout" svg:x1="4.298cm" svg:y1="19.044cm" svg:x2="4.298cm" svg:y2="19.574cm">
          <text:p/>
        </draw:line>
        <draw:line draw:style-name="gr1" draw:layer="layout" svg:x1="12.549cm" svg:y1="2.133cm" svg:x2="12.656cm" svg:y2="2.133cm">
          <text:p/>
        </draw:line>
        <draw:line draw:style-name="gr1" draw:layer="layout" svg:x1="14.735cm" svg:y1="13.743cm" svg:x2="16.64cm" svg:y2="13.743cm">
          <text:p/>
        </draw:line>
        <draw:line draw:style-name="gr1" draw:layer="layout" svg:x1="20.957cm" svg:y1="17.983cm" svg:x2="19.052cm" svg:y2="17.983cm">
          <text:p/>
        </draw:line>
        <draw:line draw:style-name="gr1" draw:layer="layout" svg:x1="6.155cm" svg:y1="8.494cm" svg:x2="6.155cm" svg:y2="8.388cm">
          <text:p/>
        </draw:line>
        <draw:line draw:style-name="gr1" draw:layer="layout" svg:x1="16.7cm" svg:y1="12.735cm" svg:x2="16.7cm" svg:y2="12.629cm">
          <text:p/>
        </draw:line>
        <draw:line draw:style-name="gr1" draw:layer="layout" svg:x1="10.416cm" svg:y1="25.458cm" svg:x2="10.416cm" svg:y2="25.352cm">
          <text:p/>
        </draw:line>
        <draw:line draw:style-name="gr1" draw:layer="layout" svg:x1="18.992cm" svg:y1="0.013cm" svg:x2="19.1cm" svg:y2="0.013cm">
          <text:p/>
        </draw:line>
        <draw:line draw:style-name="gr1" draw:layer="layout" svg:x1="10.416cm" svg:y1="23.338cm" svg:x2="10.416cm" svg:y2="23.232cm">
          <text:p/>
        </draw:line>
        <draw:line draw:style-name="gr1" draw:layer="layout" svg:x1="4.346cm" svg:y1="4.254cm" svg:x2="4.346cm" svg:y2="4.148cm">
          <text:p/>
        </draw:line>
        <draw:line draw:style-name="gr1" draw:layer="layout" svg:x1="19.686cm" svg:y1="19.044cm" svg:x2="19.686cm" svg:y2="18.514cm">
          <text:p/>
        </draw:line>
        <draw:line draw:style-name="gr1" draw:layer="layout" svg:x1="1.251cm" svg:y1="14.803cm" svg:x2="1.251cm" svg:y2="15.333cm">
          <text:p/>
        </draw:line>
        <draw:line draw:style-name="gr1" draw:layer="layout" svg:x1="8.282cm" svg:y1="27.578cm" svg:x2="8.282cm" svg:y2="27.472cm">
          <text:p/>
        </draw:line>
        <draw:line draw:style-name="gr1" draw:layer="layout" svg:x1="-0.066cm" svg:y1="14.856cm" svg:x2="0.029cm" svg:y2="14.856cm">
          <text:p/>
        </draw:line>
        <draw:line draw:style-name="gr1" draw:layer="layout" svg:x1="14.681cm" svg:y1="-0.04cm" svg:x2="14.782cm" svg:y2="-0.04cm">
          <text:p/>
        </draw:line>
        <draw:line draw:style-name="gr1" draw:layer="layout" svg:x1="16.592cm" svg:y1="4.254cm" svg:x2="16.592cm" svg:y2="4.148cm">
          <text:p/>
        </draw:line>
        <draw:line draw:style-name="gr1" draw:layer="layout" svg:x1="19.052cm" svg:y1="14.273cm" svg:x2="19.052cm" svg:y2="14.803cm">
          <text:p/>
        </draw:line>
        <draw:line draw:style-name="gr1" draw:layer="layout" svg:x1="4.298cm" svg:y1="18.513cm" svg:x2="4.298cm" svg:y2="17.983cm">
          <text:p/>
        </draw:line>
        <draw:line draw:style-name="gr1" draw:layer="layout" svg:x1="6.155cm" svg:y1="14.75cm" svg:x2="6.256cm" svg:y2="14.75cm">
          <text:p/>
        </draw:line>
        <draw:line draw:style-name="gr1" draw:layer="layout" svg:x1="14.783cm" svg:y1="10.615cm" svg:x2="14.783cm" svg:y2="10.509cm">
          <text:p/>
        </draw:line>
        <draw:line draw:style-name="gr1" draw:layer="layout" svg:x1="19.686cm" svg:y1="14.803cm" svg:x2="19.686cm" svg:y2="14.273cm">
          <text:p/>
        </draw:line>
        <draw:line draw:style-name="gr1" draw:layer="layout" svg:x1="20.909cm" svg:y1="23.338cm" svg:x2="20.957cm" svg:y2="23.338cm">
          <text:p/>
        </draw:line>
        <draw:line draw:style-name="gr1" draw:layer="layout" svg:x1="14.783cm" svg:y1="23.338cm" svg:x2="14.783cm" svg:y2="23.232cm">
          <text:p/>
        </draw:line>
        <draw:line draw:style-name="gr1" draw:layer="layout" svg:x1="20.909cm" svg:y1="21.111cm" svg:x2="20.957cm" svg:y2="21.111cm">
          <text:p/>
        </draw:line>
        <draw:line draw:style-name="gr1" draw:layer="layout" svg:x1="17.364cm" svg:y1="20.528cm" svg:x2="18.329cm" svg:y2="20.528cm">
          <text:p/>
        </draw:line>
        <draw:line draw:style-name="gr1" draw:layer="layout" svg:x1="17.846cm" svg:y1="15.439cm" svg:x2="18.328cm" svg:y2="15.439cm">
          <text:p/>
        </draw:line>
        <draw:line draw:style-name="gr1" draw:layer="layout" svg:x1="16.7cm" svg:y1="25.458cm" svg:x2="16.7cm" svg:y2="25.352cm">
          <text:p/>
        </draw:line>
        <draw:line draw:style-name="gr1" draw:layer="layout" svg:x1="1.839cm" svg:y1="27.578cm" svg:x2="1.839cm" svg:y2="27.472cm">
          <text:p/>
        </draw:line>
        <draw:line draw:style-name="gr1" draw:layer="layout" svg:x1="8.282cm" svg:y1="10.615cm" svg:x2="8.282cm" svg:y2="10.509cm">
          <text:p/>
        </draw:line>
        <draw:line draw:style-name="gr1" draw:layer="layout" svg:x1="14.783cm" svg:y1="12.735cm" svg:x2="14.783cm" svg:y2="12.629cm">
          <text:p/>
        </draw:line>
        <draw:line draw:style-name="gr1" draw:layer="layout" svg:x1="6.203cm" svg:y1="13.743cm" svg:x2="6.244cm" svg:y2="11.552cm">
          <text:p/>
        </draw:line>
        <draw:line draw:style-name="gr1" draw:layer="layout" svg:x1="20.909cm" svg:y1="29.593cm" svg:x2="20.957cm" svg:y2="29.593cm">
          <text:p/>
        </draw:line>
        <draw:line draw:style-name="gr1" draw:layer="layout" svg:x1="-0.018cm" svg:y1="20.104cm" svg:x2="1.887cm" svg:y2="20.104cm">
          <text:p/>
        </draw:line>
        <draw:line draw:style-name="gr1" draw:layer="layout" svg:x1="12.549cm" svg:y1="25.458cm" svg:x2="12.549cm" svg:y2="25.352cm">
          <text:p/>
        </draw:line>
        <draw:line draw:style-name="gr1" draw:layer="layout" svg:x1="14.783cm" svg:y1="27.578cm" svg:x2="14.783cm" svg:y2="27.472cm">
          <text:p/>
        </draw:line>
        <draw:line draw:style-name="gr1" draw:layer="layout" svg:x1="4.238cm" svg:y1="10.509cm" svg:x2="4.346cm" svg:y2="10.509cm">
          <text:p/>
        </draw:line>
        <draw:line draw:style-name="gr1" draw:layer="layout" svg:x1="4.346cm" svg:y1="29.699cm" svg:x2="4.346cm" svg:y2="29.593cm">
          <text:p/>
        </draw:line>
        <draw:line draw:style-name="gr1" draw:layer="layout" svg:x1="16.592cm" svg:y1="21.217cm" svg:x2="16.592cm" svg:y2="21.111cm">
          <text:p/>
        </draw:line>
        <draw:line draw:style-name="gr1" draw:layer="layout" svg:x1="18.992cm" svg:y1="23.338cm" svg:x2="19.1cm" svg:y2="23.338cm">
          <text:p/>
        </draw:line>
        <draw:line draw:style-name="gr1" draw:layer="layout" svg:x1="12.655cm" svg:y1="12.735cm" svg:x2="12.655cm" svg:y2="12.629cm">
          <text:p/>
        </draw:line>
        <draw:line draw:style-name="gr1" draw:layer="layout" svg:x1="20.909cm" svg:y1="19.097cm" svg:x2="20.909cm" svg:y2="18.991cm">
          <text:p/>
        </draw:line>
        <draw:line draw:style-name="gr1" draw:layer="layout" svg:x1="3.093cm" svg:y1="16.287cm" svg:x2="3.093cm" svg:y2="15.439cm">
          <text:p/>
        </draw:line>
        <draw:line draw:style-name="gr1" draw:layer="layout" svg:x1="1.947cm" svg:y1="23.338cm" svg:x2="1.947cm" svg:y2="23.232cm">
          <text:p/>
        </draw:line>
        <draw:line draw:style-name="gr1" draw:layer="layout" svg:x1="8.282cm" svg:y1="2.027cm" svg:x2="8.389cm" svg:y2="2.027cm">
          <text:p/>
        </draw:line>
        <draw:line draw:style-name="gr1" draw:layer="layout" svg:x1="19.1cm" svg:y1="19.097cm" svg:x2="19.1cm" svg:y2="18.991cm">
          <text:p/>
        </draw:line>
        <draw:line draw:style-name="gr1" draw:layer="layout" svg:x1="16.592cm" svg:y1="16.871cm" svg:x2="16.7cm" svg:y2="16.871cm">
          <text:p/>
        </draw:line>
        <draw:line draw:style-name="gr1" draw:layer="layout" svg:x1="16.005cm" svg:y1="16.393cm" svg:x2="16.64cm" svg:y2="16.393cm">
          <text:p/>
        </draw:line>
        <draw:line draw:style-name="gr1" draw:layer="layout" svg:x1="1.886cm" svg:y1="14.273cm" svg:x2="1.886cm" svg:y2="13.743cm">
          <text:p/>
        </draw:line>
        <draw:line draw:style-name="gr1" draw:layer="layout" svg:x1="6.155cm" svg:y1="25.458cm" svg:x2="6.155cm" svg:y2="25.352cm">
          <text:p/>
        </draw:line>
        <draw:line draw:style-name="gr1" draw:layer="layout" svg:x1="1.839cm" svg:y1="16.977cm" svg:x2="1.839cm" svg:y2="16.871cm">
          <text:p/>
        </draw:line>
        <draw:line draw:style-name="gr1" draw:layer="layout" svg:x1="4.238cm" svg:y1="23.338cm" svg:x2="4.346cm" svg:y2="23.338cm">
          <text:p/>
        </draw:line>
        <draw:line draw:style-name="gr1" draw:layer="layout" svg:x1="4.298cm" svg:y1="15.863cm" svg:x2="4.298cm" svg:y2="16.393cm">
          <text:p/>
        </draw:line>
        <draw:line draw:style-name="gr1" draw:layer="layout" svg:x1="1.839cm" svg:y1="25.352cm" svg:x2="1.947cm" svg:y2="25.352cm">
          <text:p/>
        </draw:line>
        <draw:line draw:style-name="gr1" draw:layer="layout" svg:x1="4.346cm" svg:y1="21.217cm" svg:x2="4.346cm" svg:y2="21.111cm">
          <text:p/>
        </draw:line>
        <draw:line draw:style-name="gr1" draw:layer="layout" svg:x1="14.681cm" svg:y1="4.148cm" svg:x2="14.782cm" svg:y2="4.148cm">
          <text:p/>
        </draw:line>
        <draw:line draw:style-name="gr1" draw:layer="layout" svg:x1="1.947cm" svg:y1="14.856cm" svg:x2="1.947cm" svg:y2="14.75cm">
          <text:p/>
        </draw:line>
        <draw:line draw:style-name="gr1" draw:layer="layout" svg:x1="20.909cm" svg:y1="4.254cm" svg:x2="20.909cm" svg:y2="4.148cm">
          <text:p/>
        </draw:line>
        <draw:line draw:style-name="gr1" draw:layer="layout" svg:x1="18.328cm" svg:y1="18.408cm" svg:x2="17.846cm" svg:y2="18.408cm">
          <text:p/>
        </draw:line>
        <draw:line draw:style-name="gr1" draw:layer="layout" svg:x1="10.522cm" svg:y1="6.374cm" svg:x2="10.522cm" svg:y2="6.268cm">
          <text:p/>
        </draw:line>
        <draw:line draw:style-name="gr1" draw:layer="layout" svg:x1="16.7cm" svg:y1="0.013cm" svg:x2="16.7cm" svg:y2="-0.04cm">
          <text:p/>
        </draw:line>
        <draw:line draw:style-name="gr1" draw:layer="layout" svg:x1="10.416cm" svg:y1="2.133cm" svg:x2="10.523cm" svg:y2="2.133cm">
          <text:p/>
        </draw:line>
        <draw:line draw:style-name="gr1" draw:layer="layout" svg:x1="4.933cm" svg:y1="19.044cm" svg:x2="4.933cm" svg:y2="18.514cm">
          <text:p/>
        </draw:line>
        <draw:line draw:style-name="gr1" draw:layer="layout" svg:x1="19.687cm" svg:y1="12.682cm" svg:x2="19.052cm" svg:y2="12.682cm">
          <text:p/>
        </draw:line>
        <draw:line draw:style-name="gr1" draw:layer="layout" svg:x1="12.549cm" svg:y1="0.013cm" svg:x2="12.656cm" svg:y2="0.013cm">
          <text:p/>
        </draw:line>
        <draw:line draw:style-name="gr1" draw:layer="layout" svg:x1="14.735cm" svg:y1="13.743cm" svg:x2="14.735cm" svg:y2="14.803cm">
          <text:p/>
        </draw:line>
        <draw:line draw:style-name="gr1" draw:layer="layout" svg:x1="16.005cm" svg:y1="14.803cm" svg:x2="16.005cm" svg:y2="14.273cm">
          <text:p/>
        </draw:line>
        <draw:line draw:style-name="gr1" draw:layer="layout" svg:x1="10.416cm" svg:y1="10.509cm" svg:x2="10.523cm" svg:y2="10.509cm">
          <text:p/>
        </draw:line>
        <draw:line draw:style-name="gr1" draw:layer="layout" svg:x1="1.251cm" svg:y1="21.164cm" svg:x2="1.886cm" svg:y2="21.164cm">
          <text:p/>
        </draw:line>
        <draw:line draw:style-name="gr1" draw:layer="layout" svg:x1="12.549cm" svg:y1="12.735cm" svg:x2="12.656cm" svg:y2="12.735cm">
          <text:p/>
        </draw:line>
        <draw:line draw:style-name="gr1" draw:layer="layout" svg:x1="1.839cm" svg:y1="2.027cm" svg:x2="1.947cm" svg:y2="2.027cm">
          <text:p/>
        </draw:line>
        <draw:line draw:style-name="gr1" draw:layer="layout" svg:x1="8.282cm" svg:y1="23.338cm" svg:x2="8.282cm" svg:y2="23.232cm">
          <text:p/>
        </draw:line>
        <draw:line draw:style-name="gr1" draw:layer="layout" svg:x1="14.735cm" svg:y1="16.924cm" svg:x2="14.735cm" svg:y2="17.984cm">
          <text:p/>
        </draw:line>
        <draw:line draw:style-name="gr1" draw:layer="layout" svg:x1="4.298cm" svg:y1="15.333cm" svg:x2="4.933cm" svg:y2="15.333cm">
          <text:p/>
        </draw:line>
        <draw:line draw:style-name="gr1" draw:layer="layout" svg:x1="12.549cm" svg:y1="6.374cm" svg:x2="12.656cm" svg:y2="6.374cm">
          <text:p/>
        </draw:line>
        <draw:line draw:style-name="gr1" draw:layer="layout" svg:x1="20.909cm" svg:y1="29.699cm" svg:x2="20.909cm" svg:y2="29.593cm">
          <text:p/>
        </draw:line>
        <draw:line draw:style-name="gr1" draw:layer="layout" svg:x1="19.052cm" svg:y1="15.333cm" svg:x2="19.052cm" svg:y2="14.803cm">
          <text:p/>
        </draw:line>
        <draw:line draw:style-name="gr1" draw:layer="layout" svg:x1="10.416cm" svg:y1="-0.04cm" svg:x2="10.523cm" svg:y2="-0.04cm">
          <text:p/>
        </draw:line>
        <draw:line draw:style-name="gr1" draw:layer="layout" svg:x1="4.346cm" svg:y1="10.615cm" svg:x2="4.346cm" svg:y2="10.509cm">
          <text:p/>
        </draw:line>
        <draw:line draw:style-name="gr1" draw:layer="layout" svg:x1="16.592cm" svg:y1="29.699cm" svg:x2="16.7cm" svg:y2="29.699cm">
          <text:p/>
        </draw:line>
        <draw:line draw:style-name="gr1" draw:layer="layout" svg:x1="16.005cm" svg:y1="19.574cm" svg:x2="16.64cm" svg:y2="19.574cm">
          <text:p/>
        </draw:line>
        <draw:line draw:style-name="gr1" draw:layer="layout" svg:x1="12.549cm" svg:y1="4.254cm" svg:x2="12.656cm" svg:y2="4.254cm">
          <text:p/>
        </draw:line>
        <draw:line draw:style-name="gr1" draw:layer="layout" svg:x1="4.238cm" svg:y1="4.254cm" svg:x2="4.238cm" svg:y2="4.148cm">
          <text:p/>
        </draw:line>
        <draw:line draw:style-name="gr1" draw:layer="layout" svg:x1="14.681cm" svg:y1="19.097cm" svg:x2="14.782cm" svg:y2="19.097cm">
          <text:p/>
        </draw:line>
        <draw:line draw:style-name="gr1" draw:layer="layout" svg:x1="8.282cm" svg:y1="23.232cm" svg:x2="8.389cm" svg:y2="23.232cm">
          <text:p/>
        </draw:line>
        <draw:line draw:style-name="gr1" draw:layer="layout" svg:x1="18.992cm" svg:y1="21.217cm" svg:x2="18.992cm" svg:y2="21.111cm">
          <text:p/>
        </draw:line>
        <draw:line draw:style-name="gr1" draw:layer="layout" svg:x1="1.839cm" svg:y1="23.338cm" svg:x2="1.839cm" svg:y2="23.232cm">
          <text:p/>
        </draw:line>
        <draw:line draw:style-name="gr1" draw:layer="layout" svg:x1="0.029cm" svg:y1="14.856cm" svg:x2="0.029cm" svg:y2="14.75cm">
          <text:p/>
        </draw:line>
        <draw:line draw:style-name="gr1" draw:layer="layout" svg:x1="10.416cm" svg:y1="6.374cm" svg:x2="10.523cm" svg:y2="6.374cm">
          <text:p/>
        </draw:line>
        <draw:line draw:style-name="gr1" draw:layer="layout" svg:x1="18.992cm" svg:y1="2.133cm" svg:x2="18.992cm" svg:y2="2.027cm">
          <text:p/>
        </draw:line>
        <draw:line draw:style-name="gr1" draw:layer="layout" svg:x1="14.681cm" svg:y1="16.977cm" svg:x2="14.782cm" svg:y2="16.977cm">
          <text:p/>
        </draw:line>
        <draw:line draw:style-name="gr1" draw:layer="layout" svg:x1="19.1cm" svg:y1="16.977cm" svg:x2="19.1cm" svg:y2="16.871cm">
          <text:p/>
        </draw:line>
        <draw:line draw:style-name="gr1" draw:layer="layout" svg:x1="6.155cm" svg:y1="21.111cm" svg:x2="6.256cm" svg:y2="21.111cm">
          <text:p/>
        </draw:line>
        <draw:line draw:style-name="gr1" draw:layer="layout" svg:x1="14.681cm" svg:y1="0.013cm" svg:x2="14.681cm" svg:y2="-0.04cm">
          <text:p/>
        </draw:line>
        <draw:line draw:style-name="gr1" draw:layer="layout" svg:x1="4.346cm" svg:y1="25.458cm" svg:x2="4.346cm" svg:y2="25.352cm">
          <text:p/>
        </draw:line>
        <draw:line draw:style-name="gr1" draw:layer="layout" svg:x1="20.909cm" svg:y1="8.388cm" svg:x2="20.957cm" svg:y2="8.388cm">
          <text:p/>
        </draw:line>
        <draw:line draw:style-name="gr1" draw:layer="layout" svg:x1="16.592cm" svg:y1="27.578cm" svg:x2="16.592cm" svg:y2="27.472cm">
          <text:p/>
        </draw:line>
        <draw:line draw:style-name="gr1" draw:layer="layout" svg:x1="14.681cm" svg:y1="10.615cm" svg:x2="14.681cm" svg:y2="10.509cm">
          <text:p/>
        </draw:line>
        <draw:line draw:style-name="gr1" draw:layer="layout" svg:x1="16.592cm" svg:y1="8.494cm" svg:x2="16.592cm" svg:y2="8.388cm">
          <text:p/>
        </draw:line>
        <draw:line draw:style-name="gr1" draw:layer="layout" svg:x1="-0.066cm" svg:y1="27.578cm" svg:x2="0.029cm" svg:y2="27.578cm">
          <text:p/>
        </draw:line>
        <draw:line draw:style-name="gr1" draw:layer="layout" svg:x1="16.592cm" svg:y1="-0.04cm" svg:x2="16.7cm" svg:y2="-0.04cm">
          <text:p/>
        </draw:line>
        <draw:line draw:style-name="gr1" draw:layer="layout" svg:x1="16.592cm" svg:y1="16.977cm" svg:x2="16.7cm" svg:y2="16.977cm">
          <text:p/>
        </draw:line>
        <draw:line draw:style-name="gr1" draw:layer="layout" svg:x1="1.839cm" svg:y1="0.013cm" svg:x2="1.947cm" svg:y2="0.013cm">
          <text:p/>
        </draw:line>
        <draw:line draw:style-name="gr1" draw:layer="layout" svg:x1="16.592cm" svg:y1="27.472cm" svg:x2="16.7cm" svg:y2="27.472cm">
          <text:p/>
        </draw:line>
        <draw:line draw:style-name="gr1" draw:layer="layout" svg:x1="8.282cm" svg:y1="10.615cm" svg:x2="8.389cm" svg:y2="10.615cm">
          <text:p/>
        </draw:line>
        <draw:line draw:style-name="gr1" draw:layer="layout" svg:x1="14.783cm" svg:y1="4.254cm" svg:x2="14.783cm" svg:y2="4.148cm">
          <text:p/>
        </draw:line>
        <draw:line draw:style-name="gr1" draw:layer="layout" svg:x1="14.735cm" svg:y1="16.923cm" svg:x2="14.735cm" svg:y2="15.863cm">
          <text:p/>
        </draw:line>
        <draw:line draw:style-name="gr1" draw:layer="layout" svg:x1="3.093cm" svg:y1="18.408cm" svg:x2="3.093cm" svg:y2="17.56cm">
          <text:p/>
        </draw:line>
        <draw:line draw:style-name="gr1" draw:layer="layout" svg:x1="14.681cm" svg:y1="14.856cm" svg:x2="14.681cm" svg:y2="14.75cm">
          <text:p/>
        </draw:line>
        <draw:line draw:style-name="gr1" draw:layer="layout" svg:x1="1.839cm" svg:y1="18.991cm" svg:x2="1.947cm" svg:y2="18.991cm">
          <text:p/>
        </draw:line>
        <draw:line draw:style-name="gr1" draw:layer="layout" svg:x1="-0.066cm" svg:y1="19.097cm" svg:x2="0.029cm" svg:y2="19.097cm">
          <text:p/>
        </draw:line>
        <draw:line draw:style-name="gr1" draw:layer="layout" svg:x1="14.681cm" svg:y1="25.458cm" svg:x2="14.782cm" svg:y2="25.458cm">
          <text:p/>
        </draw:line>
        <draw:line draw:style-name="gr1" draw:layer="layout" svg:x1="4.298cm" svg:y1="14.273cm" svg:x2="4.933cm" svg:y2="14.273cm">
          <text:p/>
        </draw:line>
        <draw:line draw:style-name="gr1" draw:layer="layout" svg:x1="8.282cm" svg:y1="0.013cm" svg:x2="8.389cm" svg:y2="0.013cm">
          <text:p/>
        </draw:line>
        <draw:line draw:style-name="gr1" draw:layer="layout" svg:x1="12.549cm" svg:y1="29.593cm" svg:x2="12.656cm" svg:y2="29.593cm">
          <text:p/>
        </draw:line>
        <draw:line draw:style-name="gr1" draw:layer="layout" svg:x1="6.256cm" svg:y1="8.494cm" svg:x2="6.256cm" svg:y2="8.388cm">
          <text:p/>
        </draw:line>
        <draw:line draw:style-name="gr1" draw:layer="layout" svg:x1="20.956cm" svg:y1="14.856cm" svg:x2="20.956cm" svg:y2="14.75cm">
          <text:p/>
        </draw:line>
        <draw:line draw:style-name="gr1" draw:layer="layout" svg:x1="10.416cm" svg:y1="2.133cm" svg:x2="10.416cm" svg:y2="2.027cm">
          <text:p/>
        </draw:line>
        <draw:line draw:style-name="gr1" draw:layer="layout" svg:x1="1.251cm" svg:y1="19.044cm" svg:x2="1.251cm" svg:y2="18.514cm">
          <text:p/>
        </draw:line>
        <draw:line draw:style-name="gr1" draw:layer="layout" svg:x1="-0.066cm" svg:y1="25.458cm" svg:x2="-0.066cm" svg:y2="25.352cm">
          <text:p/>
        </draw:line>
        <draw:line draw:style-name="gr1" draw:layer="layout" svg:x1="1.886cm" svg:y1="16.393cm" svg:x2="1.886cm" svg:y2="15.863cm">
          <text:p/>
        </draw:line>
        <draw:line draw:style-name="gr1" draw:layer="layout" svg:x1="6.155cm" svg:y1="27.578cm" svg:x2="6.155cm" svg:y2="27.472cm">
          <text:p/>
        </draw:line>
        <draw:line draw:style-name="gr1" draw:layer="layout" svg:x1="12.655cm" svg:y1="4.254cm" svg:x2="12.655cm" svg:y2="4.148cm">
          <text:p/>
        </draw:line>
        <draw:line draw:style-name="gr1" draw:layer="layout" svg:x1="20.909cm" svg:y1="2.133cm" svg:x2="20.957cm" svg:y2="2.133cm">
          <text:p/>
        </draw:line>
        <draw:line draw:style-name="gr1" draw:layer="layout" svg:x1="6.256cm" svg:y1="19.097cm" svg:x2="6.256cm" svg:y2="18.991cm">
          <text:p/>
        </draw:line>
        <draw:line draw:style-name="gr1" draw:layer="layout" svg:x1="19.052cm" svg:y1="20.104cm" svg:x2="19.052cm" svg:y2="19.574cm">
          <text:p/>
        </draw:line>
        <draw:line draw:style-name="gr1" draw:layer="layout" svg:x1="17.545cm" svg:y1="12.696cm" svg:x2="20.956cm" svg:y2="12.682cm">
          <text:p/>
        </draw:line>
        <draw:line draw:style-name="gr1" draw:layer="layout" svg:x1="6.155cm" svg:y1="29.593cm" svg:x2="6.256cm" svg:y2="29.593cm">
          <text:p/>
        </draw:line>
        <draw:line draw:style-name="gr1" draw:layer="layout" svg:x1="8.389cm" svg:y1="29.699cm" svg:x2="8.389cm" svg:y2="29.593cm">
          <text:p/>
        </draw:line>
        <draw:line draw:style-name="gr1" draw:layer="layout" svg:x1="10.416cm" svg:y1="23.338cm" svg:x2="10.523cm" svg:y2="23.338cm">
          <text:p/>
        </draw:line>
        <draw:line draw:style-name="gr1" draw:layer="layout" svg:x1="10.416cm" svg:y1="6.374cm" svg:x2="10.416cm" svg:y2="6.268cm">
          <text:p/>
        </draw:line>
        <draw:line draw:style-name="gr1" draw:layer="layout" svg:x1="4.933cm" svg:y1="19.044cm" svg:x2="4.933cm" svg:y2="19.574cm">
          <text:p/>
        </draw:line>
        <draw:line draw:style-name="gr1" draw:layer="layout" svg:x1="-0.066cm" svg:y1="29.699cm" svg:x2="-0.066cm" svg:y2="29.593cm">
          <text:p/>
        </draw:line>
        <draw:line draw:style-name="gr1" draw:layer="layout" svg:x1="4.346cm" svg:y1="0.013cm" svg:x2="4.346cm" svg:y2="-0.04cm">
          <text:p/>
        </draw:line>
        <draw:line draw:style-name="gr1" draw:layer="layout" svg:x1="17.364cm" svg:y1="16.287cm" svg:x2="17.364cm" svg:y2="15.439cm">
          <text:p/>
        </draw:line>
        <draw:line draw:style-name="gr1" draw:layer="layout" svg:x1="1.839cm" svg:y1="16.977cm" svg:x2="1.947cm" svg:y2="16.977cm">
          <text:p/>
        </draw:line>
        <draw:line draw:style-name="gr1" draw:layer="layout" svg:x1="16.005cm" svg:y1="14.803cm" svg:x2="16.64cm" svg:y2="14.803cm">
          <text:p/>
        </draw:line>
        <draw:line draw:style-name="gr1" draw:layer="layout" svg:x1="16.005cm" svg:y1="19.044cm" svg:x2="14.735cm" svg:y2="19.044cm">
          <text:p/>
        </draw:line>
        <draw:line draw:style-name="gr1" draw:layer="layout" svg:x1="14.735cm" svg:y1="20.104cm" svg:x2="16.64cm" svg:y2="20.104cm">
          <text:p/>
        </draw:line>
        <draw:line draw:style-name="gr1" draw:layer="layout" svg:x1="18.992cm" svg:y1="8.494cm" svg:x2="18.992cm" svg:y2="8.388cm">
          <text:p/>
        </draw:line>
        <draw:line draw:style-name="gr1" draw:layer="layout" svg:x1="1.886cm" svg:y1="14.803cm" svg:x2="1.886cm" svg:y2="15.333cm">
          <text:p/>
        </draw:line>
        <draw:line draw:style-name="gr1" draw:layer="layout" svg:x1="4.238cm" svg:y1="8.494cm" svg:x2="4.238cm" svg:y2="8.388cm">
          <text:p/>
        </draw:line>
        <draw:line draw:style-name="gr1" draw:layer="layout" svg:x1="1.839cm" svg:y1="14.856cm" svg:x2="1.947cm" svg:y2="14.856cm">
          <text:p/>
        </draw:line>
        <draw:line draw:style-name="gr1" draw:layer="layout" svg:x1="4.298cm" svg:y1="17.454cm" svg:x2="4.298cm" svg:y2="16.924cm">
          <text:p/>
        </draw:line>
        <draw:line draw:style-name="gr1" draw:layer="layout" svg:x1="1.839cm" svg:y1="29.593cm" svg:x2="1.947cm" svg:y2="29.593cm">
          <text:p/>
        </draw:line>
        <draw:line draw:style-name="gr1" draw:layer="layout" svg:x1="20.956cm" svg:y1="25.458cm" svg:x2="20.956cm" svg:y2="25.352cm">
          <text:p/>
        </draw:line>
        <draw:line draw:style-name="gr1" draw:layer="layout" svg:x1="16.639cm" svg:y1="20.104cm" svg:x2="16.639cm" svg:y2="19.574cm">
          <text:p/>
        </draw:line>
        <draw:line draw:style-name="gr1" draw:layer="layout" svg:x1="1.251cm" svg:y1="19.574cm" svg:x2="1.886cm" svg:y2="19.574cm">
          <text:p/>
        </draw:line>
        <draw:line draw:style-name="gr1" draw:layer="layout" svg:x1="16.592cm" svg:y1="0.013cm" svg:x2="16.592cm" svg:y2="-0.04cm">
          <text:p/>
        </draw:line>
        <draw:line draw:style-name="gr1" draw:layer="layout" svg:x1="2.61cm" svg:y1="13.319cm" svg:x2="3.575cm" svg:y2="13.319cm">
          <text:p/>
        </draw:line>
        <draw:line draw:style-name="gr1" draw:layer="layout" svg:x1="16.592cm" svg:y1="14.856cm" svg:x2="16.7cm" svg:y2="14.856cm">
          <text:p/>
        </draw:line>
        <draw:line draw:style-name="gr1" draw:layer="layout" svg:x1="4.933cm" svg:y1="12.682cm" svg:x2="6.203cm" svg:y2="12.682cm">
          <text:p/>
        </draw:line>
        <draw:line draw:style-name="gr1" draw:layer="layout" svg:x1="16.639cm" svg:y1="14.273cm" svg:x2="16.639cm" svg:y2="13.743cm">
          <text:p/>
        </draw:line>
        <draw:line draw:style-name="gr1" draw:layer="layout" svg:x1="19.687cm" svg:y1="13.213cm" svg:x2="19.052cm" svg:y2="13.213cm">
          <text:p/>
        </draw:line>
        <draw:line draw:style-name="gr1" draw:layer="layout" svg:x1="18.992cm" svg:y1="-0.04cm" svg:x2="19.1cm" svg:y2="-0.04cm">
          <text:p/>
        </draw:line>
        <draw:line draw:style-name="gr1" draw:layer="layout" svg:x1="14.681cm" svg:y1="10.615cm" svg:x2="14.782cm" svg:y2="10.615cm">
          <text:p/>
        </draw:line>
        <draw:line draw:style-name="gr1" draw:layer="layout" svg:x1="10.416cm" svg:y1="10.615cm" svg:x2="10.416cm" svg:y2="10.509cm">
          <text:p/>
        </draw:line>
        <draw:line draw:style-name="gr1" draw:layer="layout" svg:x1="1.839cm" svg:y1="21.111cm" svg:x2="1.947cm" svg:y2="21.111cm">
          <text:p/>
        </draw:line>
        <draw:line draw:style-name="gr1" draw:layer="layout" svg:x1="18.328cm" svg:y1="18.408cm" svg:x2="18.328cm" svg:y2="17.56cm">
          <text:p/>
        </draw:line>
        <draw:line draw:style-name="gr1" draw:layer="layout" svg:x1="19.052cm" svg:y1="14.273cm" svg:x2="19.687cm" svg:y2="14.273cm">
          <text:p/>
        </draw:line>
        <draw:line draw:style-name="gr1" draw:layer="layout" svg:x1="4.238cm" svg:y1="0.013cm" svg:x2="4.238cm" svg:y2="-0.04cm">
          <text:p/>
        </draw:line>
        <draw:line draw:style-name="gr1" draw:layer="layout" svg:x1="12.549cm" svg:y1="27.472cm" svg:x2="12.656cm" svg:y2="27.472cm">
          <text:p/>
        </draw:line>
        <draw:line draw:style-name="gr1" draw:layer="layout" svg:x1="14.681cm" svg:y1="4.254cm" svg:x2="14.782cm" svg:y2="4.254cm">
          <text:p/>
        </draw:line>
        <draw:line draw:style-name="gr1" draw:layer="layout" svg:x1="10.522cm" svg:y1="12.735cm" svg:x2="10.522cm" svg:y2="12.629cm">
          <text:p/>
        </draw:line>
        <draw:line draw:style-name="gr1" draw:layer="layout" svg:x1="18.328cm" svg:y1="15.439cm" svg:x2="18.328cm" svg:y2="16.287cm">
          <text:p/>
        </draw:line>
        <draw:line draw:style-name="gr1" draw:layer="layout" svg:x1="20.909cm" svg:y1="10.509cm" svg:x2="20.957cm" svg:y2="10.509cm">
          <text:p/>
        </draw:line>
        <draw:line draw:style-name="gr1" draw:layer="layout" svg:x1="8.282cm" svg:y1="23.338cm" svg:x2="8.389cm" svg:y2="23.338cm">
          <text:p/>
        </draw:line>
        <draw:line draw:style-name="gr1" draw:layer="layout" svg:x1="4.298cm" svg:y1="16.923cm" svg:x2="4.298cm" svg:y2="16.393cm">
          <text:p/>
        </draw:line>
        <draw:line draw:style-name="gr1" draw:layer="layout" svg:x1="12.549cm" svg:y1="25.352cm" svg:x2="12.656cm" svg:y2="25.352cm">
          <text:p/>
        </draw:line>
        <draw:line draw:style-name="gr1" draw:layer="layout" svg:x1="1.947cm" svg:y1="16.977cm" svg:x2="1.947cm" svg:y2="16.871cm">
          <text:p/>
        </draw:line>
        <draw:line draw:style-name="gr1" draw:layer="layout" svg:x1="4.346cm" svg:y1="19.097cm" svg:x2="4.346cm" svg:y2="18.991cm">
          <text:p/>
        </draw:line>
        <draw:line draw:style-name="gr1" draw:layer="layout" svg:x1="10.416cm" svg:y1="23.232cm" svg:x2="10.523cm" svg:y2="23.232cm">
          <text:p/>
        </draw:line>
        <draw:line draw:style-name="gr1" draw:layer="layout" svg:x1="19.687cm" svg:y1="16.393cm" svg:x2="19.052cm" svg:y2="16.393cm">
          <text:p/>
        </draw:line>
        <draw:line draw:style-name="gr1" draw:layer="layout" svg:x1="0.029cm" svg:y1="21.217cm" svg:x2="0.029cm" svg:y2="21.111cm">
          <text:p/>
        </draw:line>
        <draw:line draw:style-name="gr1" draw:layer="layout" svg:x1="4.238cm" svg:y1="2.133cm" svg:x2="4.238cm" svg:y2="2.027cm">
          <text:p/>
        </draw:line>
        <draw:line draw:style-name="gr1" draw:layer="layout" svg:x1="3.575cm" svg:y1="19.256cm" svg:x2="3.575cm" svg:y2="19.892cm">
          <text:p/>
        </draw:line>
        <draw:line draw:style-name="gr1" draw:layer="layout" svg:x1="16.7cm" svg:y1="27.578cm" svg:x2="16.7cm" svg:y2="27.472cm">
          <text:p/>
        </draw:line>
        <draw:line draw:style-name="gr1" draw:layer="layout" svg:x1="14.681cm" svg:y1="19.097cm" svg:x2="14.681cm" svg:y2="18.991cm">
          <text:p/>
        </draw:line>
        <draw:line draw:style-name="gr1" draw:layer="layout" svg:x1="19.686cm" svg:y1="16.923cm" svg:x2="19.686cm" svg:y2="16.393cm">
          <text:p/>
        </draw:line>
        <draw:line draw:style-name="gr1" draw:layer="layout" svg:x1="3.575cm" svg:y1="14.591cm" svg:x2="3.575cm" svg:y2="15.439cm">
          <text:p/>
        </draw:line>
        <draw:line draw:style-name="gr1" draw:layer="layout" svg:x1="6.155cm" svg:y1="25.352cm" svg:x2="6.256cm" svg:y2="25.352cm">
          <text:p/>
        </draw:line>
        <draw:line draw:style-name="gr1" draw:layer="layout" svg:x1="3.093cm" svg:y1="16.287cm" svg:x2="3.575cm" svg:y2="16.287cm">
          <text:p/>
        </draw:line>
        <draw:line draw:style-name="gr1" draw:layer="layout" svg:x1="3.092cm" svg:y1="15.439cm" svg:x2="2.61cm" svg:y2="15.439cm">
          <text:p/>
        </draw:line>
        <draw:line draw:style-name="gr1" draw:layer="layout" svg:x1="1.839cm" svg:y1="16.871cm" svg:x2="1.947cm" svg:y2="16.871cm">
          <text:p/>
        </draw:line>
        <draw:line draw:style-name="gr1" draw:layer="layout" svg:x1="20.909cm" svg:y1="2.027cm" svg:x2="20.957cm" svg:y2="2.027cm">
          <text:p/>
        </draw:line>
        <draw:line draw:style-name="gr1" draw:layer="layout" svg:x1="20.909cm" svg:y1="23.338cm" svg:x2="20.909cm" svg:y2="23.232cm">
          <text:p/>
        </draw:line>
        <draw:line draw:style-name="gr1" draw:layer="layout" svg:x1="16.639cm" svg:y1="15.333cm" svg:x2="16.639cm" svg:y2="15.863cm">
          <text:p/>
        </draw:line>
        <draw:line draw:style-name="gr1" draw:layer="layout" svg:x1="-0.018cm" svg:y1="21.164cm" svg:x2="-0.018cm" svg:y2="20.104cm">
          <text:p/>
        </draw:line>
        <draw:line draw:style-name="gr1" draw:layer="layout" svg:x1="20.909cm" svg:y1="16.871cm" svg:x2="20.957cm" svg:y2="16.871cm">
          <text:p/>
        </draw:line>
        <draw:line draw:style-name="gr1" draw:layer="layout" svg:x1="2.61cm" svg:y1="18.408cm" svg:x2="2.61cm" svg:y2="19.256cm">
          <text:p/>
        </draw:line>
        <draw:line draw:style-name="gr1" draw:layer="layout" svg:x1="10.416cm" svg:y1="4.254cm" svg:x2="10.416cm" svg:y2="4.148cm">
          <text:p/>
        </draw:line>
        <draw:line draw:style-name="gr1" draw:layer="layout" svg:x1="12.549cm" svg:y1="27.578cm" svg:x2="12.656cm" svg:y2="27.578cm">
          <text:p/>
        </draw:line>
        <draw:line draw:style-name="gr1" draw:layer="layout" svg:x1="18.992cm" svg:y1="6.374cm" svg:x2="19.1cm" svg:y2="6.374cm">
          <text:p/>
        </draw:line>
        <draw:line draw:style-name="gr1" draw:layer="layout" svg:x1="4.346cm" svg:y1="12.735cm" svg:x2="4.346cm" svg:y2="12.629cm">
          <text:p/>
        </draw:line>
        <draw:line draw:style-name="gr1" draw:layer="layout" svg:x1="16.592cm" svg:y1="12.735cm" svg:x2="16.7cm" svg:y2="12.735cm">
          <text:p/>
        </draw:line>
        <draw:line draw:style-name="gr1" draw:layer="layout" svg:x1="14.735cm" svg:y1="12.682cm" svg:x2="14.735cm" svg:y2="13.742cm">
          <text:p/>
        </draw:line>
        <draw:line draw:style-name="gr1" draw:layer="layout" svg:x1="6.155cm" svg:y1="2.027cm" svg:x2="6.256cm" svg:y2="2.027cm">
          <text:p/>
        </draw:line>
        <draw:line draw:style-name="gr1" draw:layer="layout" svg:x1="17.364cm" svg:y1="19.892cm" svg:x2="17.364cm" svg:y2="20.528cm">
          <text:p/>
        </draw:line>
        <draw:line draw:style-name="gr1" draw:layer="layout" svg:x1="16.592cm" svg:y1="12.629cm" svg:x2="16.7cm" svg:y2="12.629cm">
          <text:p/>
        </draw:line>
        <draw:line draw:style-name="gr1" draw:layer="layout" svg:x1="4.933cm" svg:y1="19.044cm" svg:x2="4.298cm" svg:y2="19.044cm">
          <text:p/>
        </draw:line>
        <draw:line draw:style-name="gr1" draw:layer="layout" svg:x1="6.203cm" svg:y1="15.863cm" svg:x2="6.203cm" svg:y2="16.923cm">
          <text:p/>
        </draw:line>
        <draw:line draw:style-name="gr1" draw:layer="layout" svg:x1="10.522cm" svg:y1="25.458cm" svg:x2="10.522cm" svg:y2="25.352cm">
          <text:p/>
        </draw:line>
        <draw:line draw:style-name="gr1" draw:layer="layout" svg:x1="20.909cm" svg:y1="4.254cm" svg:x2="20.957cm" svg:y2="4.254cm">
          <text:p/>
        </draw:line>
        <draw:line draw:style-name="gr1" draw:layer="layout" svg:x1="18.328cm" svg:y1="14.591cm" svg:x2="18.328cm" svg:y2="15.439cm">
          <text:p/>
        </draw:line>
        <draw:line draw:style-name="gr1" draw:layer="layout" svg:x1="17.364cm" svg:y1="14.591cm" svg:x2="17.364cm" svg:y2="13.955cm">
          <text:p/>
        </draw:line>
        <draw:line draw:style-name="gr1" draw:layer="layout" svg:x1="6.203cm" svg:y1="14.803cm" svg:x2="4.933cm" svg:y2="14.803cm">
          <text:p/>
        </draw:line>
        <draw:line draw:style-name="gr1" draw:layer="layout" svg:x1="16.592cm" svg:y1="19.097cm" svg:x2="16.7cm" svg:y2="19.097cm">
          <text:p/>
        </draw:line>
        <draw:line draw:style-name="gr1" draw:layer="layout" svg:x1="10.522cm" svg:y1="27.578cm" svg:x2="10.522cm" svg:y2="27.472cm">
          <text:p/>
        </draw:line>
        <draw:line draw:style-name="gr1" draw:layer="layout" svg:x1="16.005cm" svg:y1="13.212cm" svg:x2="16.005cm" svg:y2="12.682cm">
          <text:p/>
        </draw:line>
        <draw:line draw:style-name="gr1" draw:layer="layout" svg:x1="16.7cm" svg:y1="23.338cm" svg:x2="16.7cm" svg:y2="23.232cm">
          <text:p/>
        </draw:line>
        <draw:line draw:style-name="gr1" draw:layer="layout" svg:x1="6.256cm" svg:y1="12.735cm" svg:x2="6.256cm" svg:y2="12.629cm">
          <text:p/>
        </draw:line>
        <draw:line draw:style-name="gr1" draw:layer="layout" svg:x1="18.992cm" svg:y1="4.254cm" svg:x2="18.992cm" svg:y2="4.148cm">
          <text:p/>
        </draw:line>
        <draw:line draw:style-name="gr1" draw:layer="layout" svg:x1="-0.066cm" svg:y1="21.217cm" svg:x2="-0.066cm" svg:y2="21.111cm">
          <text:p/>
        </draw:line>
        <draw:line draw:style-name="gr1" draw:layer="layout" svg:x1="12.549cm" svg:y1="21.111cm" svg:x2="12.656cm" svg:y2="21.111cm">
          <text:p/>
        </draw:line>
        <draw:line draw:style-name="gr1" draw:layer="layout" svg:x1="8.282cm" svg:y1="6.268cm" svg:x2="8.389cm" svg:y2="6.268cm">
          <text:p/>
        </draw:line>
        <draw:line draw:style-name="gr1" draw:layer="layout" svg:x1="6.256cm" svg:y1="29.699cm" svg:x2="6.256cm" svg:y2="29.593cm">
          <text:p/>
        </draw:line>
        <draw:line draw:style-name="gr1" draw:layer="layout" svg:x1="0.029cm" svg:y1="0.013cm" svg:x2="0.029cm" svg:y2="-0.04cm">
          <text:p/>
        </draw:line>
        <draw:line draw:style-name="gr1" draw:layer="layout" svg:x1="-0.066cm" svg:y1="-0.04cm" svg:x2="0.029cm" svg:y2="-0.04cm">
          <text:p/>
        </draw:line>
        <draw:line draw:style-name="gr1" draw:layer="layout" svg:x1="4.933cm" svg:y1="21.164cm" svg:x2="4.298cm" svg:y2="21.164cm">
          <text:p/>
        </draw:line>
        <draw:line draw:style-name="gr1" draw:layer="layout" svg:x1="4.238cm" svg:y1="14.856cm" svg:x2="4.346cm" svg:y2="14.856cm">
          <text:p/>
        </draw:line>
        <draw:line draw:style-name="gr1" draw:layer="layout" svg:x1="10.416cm" svg:y1="21.217cm" svg:x2="10.523cm" svg:y2="21.217cm">
          <text:p/>
        </draw:line>
        <draw:line draw:style-name="gr1" draw:layer="layout" svg:x1="19.687cm" svg:y1="19.044cm" svg:x2="19.052cm" svg:y2="19.044cm">
          <text:p/>
        </draw:line>
        <draw:line draw:style-name="gr1" draw:layer="layout" svg:x1="20.909cm" svg:y1="-0.04cm" svg:x2="20.957cm" svg:y2="-0.04cm">
          <text:p/>
        </draw:line>
        <draw:line draw:style-name="gr1" draw:layer="layout" svg:x1="14.735cm" svg:y1="21.164cm" svg:x2="16.005cm" svg:y2="21.164cm">
          <text:p/>
        </draw:line>
        <draw:line draw:style-name="gr1" draw:layer="layout" svg:x1="16.639cm" svg:y1="20.634cm" svg:x2="16.639cm" svg:y2="21.164cm">
          <text:p/>
        </draw:line>
        <draw:line draw:style-name="gr1" draw:layer="layout" svg:x1="10.416cm" svg:y1="0.013cm" svg:x2="10.416cm" svg:y2="-0.04cm">
          <text:p/>
        </draw:line>
        <draw:line draw:style-name="gr1" draw:layer="layout" svg:x1="18.992cm" svg:y1="10.509cm" svg:x2="19.1cm" svg:y2="10.509cm">
          <text:p/>
        </draw:line>
        <draw:line draw:style-name="gr1" draw:layer="layout" svg:x1="8.282cm" svg:y1="27.472cm" svg:x2="8.389cm" svg:y2="27.472cm">
          <text:p/>
        </draw:line>
        <draw:line draw:style-name="gr1" draw:layer="layout" svg:x1="20.956cm" svg:y1="19.043cm" svg:x2="20.956cm" svg:y2="17.983cm">
          <text:p/>
        </draw:line>
        <draw:line draw:style-name="gr1" draw:layer="layout" svg:x1="16.639cm" svg:y1="16.924cm" svg:x2="16.639cm" svg:y2="17.454cm">
          <text:p/>
        </draw:line>
        <draw:line draw:style-name="gr1" draw:layer="layout" svg:x1="20.956cm" svg:y1="16.977cm" svg:x2="20.956cm" svg:y2="16.871cm">
          <text:p/>
        </draw:line>
        <draw:line draw:style-name="gr1" draw:layer="layout" svg:x1="18.992cm" svg:y1="12.735cm" svg:x2="19.1cm" svg:y2="12.735cm">
          <text:p/>
        </draw:line>
        <draw:line draw:style-name="gr1" draw:layer="layout" svg:x1="10.491cm" svg:y1="4.181cm" svg:x2="9.339cm" svg:y2="4.181cm">
          <text:p/>
        </draw:line>
        <draw:line draw:style-name="gr1" draw:layer="layout" svg:x1="20.909cm" svg:y1="16.977cm" svg:x2="20.909cm" svg:y2="16.871cm">
          <text:p/>
        </draw:line>
        <draw:line draw:style-name="gr1" draw:layer="layout" svg:x1="4.238cm" svg:y1="27.578cm" svg:x2="4.238cm" svg:y2="27.472cm">
          <text:p/>
        </draw:line>
        <draw:line draw:style-name="gr1" draw:layer="layout" svg:x1="4.346cm" svg:y1="16.977cm" svg:x2="4.346cm" svg:y2="16.871cm">
          <text:p/>
        </draw:line>
        <draw:line draw:style-name="gr1" draw:layer="layout" svg:x1="1.839cm" svg:y1="2.133cm" svg:x2="1.839cm" svg:y2="2.027cm">
          <text:p/>
        </draw:line>
        <draw:line draw:style-name="gr1" draw:layer="layout" svg:x1="-0.066cm" svg:y1="2.027cm" svg:x2="0.029cm" svg:y2="2.027cm">
          <text:p/>
        </draw:line>
        <draw:line draw:style-name="gr1" draw:layer="layout" svg:x1="4.238cm" svg:y1="2.133cm" svg:x2="4.346cm" svg:y2="2.133cm">
          <text:p/>
        </draw:line>
        <draw:line draw:style-name="gr1" draw:layer="layout" svg:x1="19.052cm" svg:y1="13.212cm" svg:x2="19.052cm" svg:y2="12.682cm">
          <text:p/>
        </draw:line>
        <draw:line draw:style-name="gr1" draw:layer="layout" svg:x1="20.909cm" svg:y1="27.578cm" svg:x2="20.909cm" svg:y2="27.472cm">
          <text:p/>
        </draw:line>
        <draw:line draw:style-name="gr1" draw:layer="layout" svg:x1="8.282cm" svg:y1="6.374cm" svg:x2="8.282cm" svg:y2="6.268cm">
          <text:p/>
        </draw:line>
        <draw:line draw:style-name="gr1" draw:layer="layout" svg:x1="16.005cm" svg:y1="18.514cm" svg:x2="16.64cm" svg:y2="18.514cm">
          <text:p/>
        </draw:line>
        <draw:line draw:style-name="gr1" draw:layer="layout" svg:x1="3.575cm" svg:y1="19.892cm" svg:x2="3.575cm" svg:y2="20.528cm">
          <text:p/>
        </draw:line>
        <draw:line draw:style-name="gr1" draw:layer="layout" svg:x1="18.328cm" svg:y1="13.955cm" svg:x2="18.328cm" svg:y2="14.591cm">
          <text:p/>
        </draw:line>
        <draw:line draw:style-name="gr1" draw:layer="layout" svg:x1="-0.018cm" svg:y1="-0.04cm" svg:x2="-0.018cm" svg:y2="29.584cm">
          <text:p/>
        </draw:line>
        <draw:line draw:style-name="gr1" draw:layer="layout" svg:x1="21cm" svg:y1="0.031cm" svg:x2="21cm" svg:y2="29.655cm">
          <text:p/>
        </draw:line>
        <draw:line draw:style-name="gr1" draw:layer="layout" svg:x1="20.136cm" svg:y1="21.713cm" svg:x2="20.136cm" svg:y2="29.656cm">
          <text:p/>
        </draw:line>
        <draw:line draw:style-name="gr1" draw:layer="layout" svg:x1="1.925cm" svg:y1="21.212cm" svg:x2="1.853cm" svg:y2="29.513cm">
          <text:p/>
        </draw:line>
        <draw:line draw:style-name="gr1" draw:layer="layout" svg:x1="1.277cm" svg:y1="21.212cm" svg:x2="1.277cm" svg:y2="29.513cm">
          <text:p/>
        </draw:line>
        <draw:line draw:style-name="gr1" draw:layer="layout" svg:x1="5.38cm" svg:y1="21.713cm" svg:x2="5.38cm" svg:y2="23.931cm">
          <text:p/>
        </draw:line>
        <draw:line draw:style-name="gr1" draw:layer="layout" svg:x1="2.501cm" svg:y1="23.86cm" svg:x2="5.38cm" svg:y2="23.86cm">
          <text:p/>
        </draw:line>
        <draw:line draw:style-name="gr1" draw:layer="layout" svg:x1="1.853cm" svg:y1="21.784cm" svg:x2="20.064cm" svg:y2="21.784cm">
          <text:p/>
        </draw:line>
        <draw:line draw:style-name="gr1" draw:layer="layout" svg:x1="2.501cm" svg:y1="23.931cm" svg:x2="2.501cm" svg:y2="21.784cm">
          <text:p/>
        </draw:line>
        <draw:line draw:style-name="gr1" draw:layer="layout" svg:x1="-0.066cm" svg:y1="23.339cm" svg:x2="0.029cm" svg:y2="23.339cm">
          <text:p/>
        </draw:line>
        <draw:line draw:style-name="gr1" draw:layer="layout" svg:x1="-0.066cm" svg:y1="27.473cm" svg:x2="0.029cm" svg:y2="27.473cm">
          <text:p/>
        </draw:line>
        <draw:line draw:style-name="gr1" draw:layer="layout" svg:x1="-0.066cm" svg:y1="16.977cm" svg:x2="-0.066cm" svg:y2="16.871cm">
          <text:p/>
        </draw:line>
        <draw:line draw:style-name="gr1" draw:layer="layout" svg:x1="-0.066cm" svg:y1="25.353cm" svg:x2="0.029cm" svg:y2="25.353cm">
          <text:p/>
        </draw:line>
        <draw:line draw:style-name="gr1" draw:layer="layout" svg:x1="-0.018cm" svg:y1="20.104cm" svg:x2="-0.018cm" svg:y2="19.044cm">
          <text:p/>
        </draw:line>
        <draw:line draw:style-name="gr1" draw:layer="layout" svg:x1="-0.066cm" svg:y1="18.992cm" svg:x2="0.029cm" svg:y2="18.992cm">
          <text:p/>
        </draw:line>
        <draw:line draw:style-name="gr1" draw:layer="layout" svg:x1="0.029cm" svg:y1="23.339cm" svg:x2="0.029cm" svg:y2="23.233cm">
          <text:p/>
        </draw:line>
        <draw:line draw:style-name="gr1" draw:layer="layout" svg:x1="-0.066cm" svg:y1="14.856cm" svg:x2="-0.066cm" svg:y2="14.75cm">
          <text:p/>
        </draw:line>
        <draw:line draw:style-name="gr1" draw:layer="layout" svg:x1="-0.066cm" svg:y1="0.013cm" svg:x2="0.029cm" svg:y2="0.013cm">
          <text:p/>
        </draw:line>
        <draw:line draw:style-name="gr1" draw:layer="layout" svg:x1="-0.066cm" svg:y1="29.594cm" svg:x2="0.029cm" svg:y2="29.594cm">
          <text:p/>
        </draw:line>
        <draw:line draw:style-name="gr1" draw:layer="layout" svg:x1="-0.066cm" svg:y1="16.977cm" svg:x2="0.029cm" svg:y2="16.977cm">
          <text:p/>
        </draw:line>
        <draw:line draw:style-name="gr1" draw:layer="layout" svg:x1="0.029cm" svg:y1="27.579cm" svg:x2="0.029cm" svg:y2="27.473cm">
          <text:p/>
        </draw:line>
        <draw:line draw:style-name="gr1" draw:layer="layout" svg:x1="-0.066cm" svg:y1="16.871cm" svg:x2="0.029cm" svg:y2="16.871cm">
          <text:p/>
        </draw:line>
        <draw:line draw:style-name="gr1" draw:layer="layout" svg:x1="-0.066cm" svg:y1="27.579cm" svg:x2="-0.066cm" svg:y2="27.473cm">
          <text:p/>
        </draw:line>
        <draw:line draw:style-name="gr1" draw:layer="layout" svg:x1="-0.066cm" svg:y1="19.098cm" svg:x2="-0.066cm" svg:y2="18.992cm">
          <text:p/>
        </draw:line>
        <draw:line draw:style-name="gr1" draw:layer="layout" svg:x1="0.029cm" svg:y1="16.977cm" svg:x2="0.029cm" svg:y2="16.871cm">
          <text:p/>
        </draw:line>
        <draw:line draw:style-name="gr1" draw:layer="layout" svg:x1="0.029cm" svg:y1="29.7cm" svg:x2="0.029cm" svg:y2="29.594cm">
          <text:p/>
        </draw:line>
        <draw:line draw:style-name="gr1" draw:layer="layout" svg:x1="-0.066cm" svg:y1="2.134cm" svg:x2="-0.066cm" svg:y2="2.028cm">
          <text:p/>
        </draw:line>
        <draw:line draw:style-name="gr1" draw:layer="layout" svg:x1="-0.018cm" svg:y1="14.803cm" svg:x2="-0.018cm" svg:y2="15.863cm">
          <text:p/>
        </draw:line>
        <draw:line draw:style-name="gr1" draw:layer="layout" svg:x1="-0.066cm" svg:y1="21.112cm" svg:x2="0.029cm" svg:y2="21.112cm">
          <text:p/>
        </draw:line>
        <draw:line draw:style-name="gr1" draw:layer="layout" svg:x1="-0.066cm" svg:y1="21.218cm" svg:x2="0.029cm" svg:y2="21.218cm">
          <text:p/>
        </draw:line>
        <draw:line draw:style-name="gr1" draw:layer="layout" svg:x1="-0.066cm" svg:y1="0.013cm" svg:x2="-0.066cm" svg:y2="-0.04cm">
          <text:p/>
        </draw:line>
        <draw:line draw:style-name="gr1" draw:layer="layout" svg:x1="-0.018cm" svg:y1="16.924cm" svg:x2="-0.018cm" svg:y2="15.864cm">
          <text:p/>
        </draw:line>
        <draw:line draw:style-name="gr1" draw:layer="layout" svg:x1="-0.066cm" svg:y1="14.75cm" svg:x2="0.029cm" svg:y2="14.75cm">
          <text:p/>
        </draw:line>
        <draw:line draw:style-name="gr1" draw:layer="layout" svg:x1="-0.018cm" svg:y1="16.924cm" svg:x2="-0.018cm" svg:y2="17.984cm">
          <text:p/>
        </draw:line>
        <draw:line draw:style-name="gr1" draw:layer="layout" svg:x1="-0.066cm" svg:y1="2.134cm" svg:x2="0.029cm" svg:y2="2.134cm">
          <text:p/>
        </draw:line>
        <draw:line draw:style-name="gr1" draw:layer="layout" svg:x1="-0.018cm" svg:y1="12.683cm" svg:x2="-0.018cm" svg:y2="13.743cm">
          <text:p/>
        </draw:line>
        <draw:line draw:style-name="gr1" draw:layer="layout" svg:x1="-0.066cm" svg:y1="23.339cm" svg:x2="-0.066cm" svg:y2="23.233cm">
          <text:p/>
        </draw:line>
        <draw:line draw:style-name="gr1" draw:layer="layout" svg:x1="0.029cm" svg:y1="19.098cm" svg:x2="0.029cm" svg:y2="18.992cm">
          <text:p/>
        </draw:line>
        <draw:line draw:style-name="gr1" draw:layer="layout" svg:x1="-0.066cm" svg:y1="23.233cm" svg:x2="0.029cm" svg:y2="23.233cm">
          <text:p/>
        </draw:line>
        <draw:line draw:style-name="gr1" draw:layer="layout" svg:x1="0.029cm" svg:y1="2.134cm" svg:x2="0.029cm" svg:y2="2.028cm">
          <text:p/>
        </draw:line>
        <draw:line draw:style-name="gr1" draw:layer="layout" svg:x1="-0.018cm" svg:y1="17.984cm" svg:x2="-0.018cm" svg:y2="19.044cm">
          <text:p/>
        </draw:line>
        <draw:line draw:style-name="gr1" draw:layer="layout" svg:x1="-0.066cm" svg:y1="25.459cm" svg:x2="0.029cm" svg:y2="25.459cm">
          <text:p/>
        </draw:line>
        <draw:line draw:style-name="gr1" draw:layer="layout" svg:x1="0.029cm" svg:y1="25.459cm" svg:x2="0.029cm" svg:y2="25.353cm">
          <text:p/>
        </draw:line>
        <draw:line draw:style-name="gr1" draw:layer="layout" svg:x1="-0.018cm" svg:y1="13.744cm" svg:x2="-0.018cm" svg:y2="14.804cm">
          <text:p/>
        </draw:line>
        <draw:line draw:style-name="gr1" draw:layer="layout" svg:x1="-0.066cm" svg:y1="29.7cm" svg:x2="0.029cm" svg:y2="29.7cm">
          <text:p/>
        </draw:line>
        <draw:line draw:style-name="gr1" draw:layer="layout" svg:x1="-0.066cm" svg:y1="14.856cm" svg:x2="0.029cm" svg:y2="14.856cm">
          <text:p/>
        </draw:line>
        <draw:line draw:style-name="gr1" draw:layer="layout" svg:x1="0.029cm" svg:y1="14.856cm" svg:x2="0.029cm" svg:y2="14.75cm">
          <text:p/>
        </draw:line>
        <draw:line draw:style-name="gr1" draw:layer="layout" svg:x1="-0.066cm" svg:y1="27.579cm" svg:x2="0.029cm" svg:y2="27.579cm">
          <text:p/>
        </draw:line>
        <draw:line draw:style-name="gr1" draw:layer="layout" svg:x1="-0.066cm" svg:y1="19.097cm" svg:x2="0.029cm" svg:y2="19.097cm">
          <text:p/>
        </draw:line>
        <draw:line draw:style-name="gr1" draw:layer="layout" svg:x1="-0.066cm" svg:y1="25.459cm" svg:x2="-0.066cm" svg:y2="25.353cm">
          <text:p/>
        </draw:line>
        <draw:line draw:style-name="gr1" draw:layer="layout" svg:x1="-0.066cm" svg:y1="29.7cm" svg:x2="-0.066cm" svg:y2="29.594cm">
          <text:p/>
        </draw:line>
        <draw:line draw:style-name="gr1" draw:layer="layout" svg:x1="0.029cm" svg:y1="21.218cm" svg:x2="0.029cm" svg:y2="21.112cm">
          <text:p/>
        </draw:line>
        <draw:line draw:style-name="gr1" draw:layer="layout" svg:x1="-0.018cm" svg:y1="21.165cm" svg:x2="-0.018cm" svg:y2="20.105cm">
          <text:p/>
        </draw:line>
        <draw:line draw:style-name="gr1" draw:layer="layout" svg:x1="-0.066cm" svg:y1="21.218cm" svg:x2="-0.066cm" svg:y2="21.112cm">
          <text:p/>
        </draw:line>
        <draw:line draw:style-name="gr1" draw:layer="layout" svg:x1="0.029cm" svg:y1="0.013cm" svg:x2="0.029cm" svg:y2="-0.04cm">
          <text:p/>
        </draw:line>
        <draw:line draw:style-name="gr1" draw:layer="layout" svg:x1="-0.066cm" svg:y1="2.028cm" svg:x2="0.029cm" svg:y2="2.028cm">
          <text:p/>
        </draw:line>
        <draw:line draw:style-name="gr1" draw:layer="layout" svg:x1="20.857cm" svg:y1="29.584cm" svg:x2="-0.018cm" svg:y2="29.585cm">
          <text:p/>
        </draw:line>
        <draw:line draw:style-name="gr1" draw:layer="layout" svg:x1="4.238cm" svg:y1="-0.031cm" svg:x2="4.346cm" svg:y2="-0.031cm">
          <text:p/>
        </draw:line>
        <draw:line draw:style-name="gr1" draw:layer="layout" svg:x1="12.656cm" svg:y1="0.075cm" svg:x2="12.656cm" svg:y2="-0.031cm">
          <text:p/>
        </draw:line>
        <draw:line draw:style-name="gr1" draw:layer="layout" svg:x1="8.283cm" svg:y1="0.075cm" svg:x2="8.39cm" svg:y2="0.075cm">
          <text:p/>
        </draw:line>
        <draw:line draw:style-name="gr1" draw:layer="layout" svg:x1="10.417cm" svg:y1="0.075cm" svg:x2="10.417cm" svg:y2="-0.031cm">
          <text:p/>
        </draw:line>
        <draw:line draw:style-name="gr1" draw:layer="layout" svg:x1="8.283cm" svg:y1="-0.031cm" svg:x2="8.39cm" svg:y2="-0.031cm">
          <text:p/>
        </draw:line>
        <draw:line draw:style-name="gr1" draw:layer="layout" svg:x1="10.417cm" svg:y1="0.075cm" svg:x2="10.524cm" svg:y2="0.075cm">
          <text:p/>
        </draw:line>
        <draw:line draw:style-name="gr1" draw:layer="layout" svg:x1="8.283cm" svg:y1="0.075cm" svg:x2="8.283cm" svg:y2="-0.031cm">
          <text:p/>
        </draw:line>
        <draw:line draw:style-name="gr1" draw:layer="layout" svg:x1="1.839cm" svg:y1="0.075cm" svg:x2="1.839cm" svg:y2="-0.031cm">
          <text:p/>
        </draw:line>
        <draw:line draw:style-name="gr1" draw:layer="layout" svg:x1="14.682cm" svg:y1="-0.031cm" svg:x2="14.783cm" svg:y2="-0.031cm">
          <text:p/>
        </draw:line>
        <draw:line draw:style-name="gr1" draw:layer="layout" svg:x1="19.1cm" svg:y1="0.075cm" svg:x2="19.1cm" svg:y2="-0.031cm">
          <text:p/>
        </draw:line>
        <draw:line draw:style-name="gr1" draw:layer="layout" svg:x1="6.156cm" svg:y1="0.075cm" svg:x2="6.257cm" svg:y2="0.075cm">
          <text:p/>
        </draw:line>
        <draw:line draw:style-name="gr1" draw:layer="layout" svg:x1="10.417cm" svg:y1="-0.031cm" svg:x2="10.524cm" svg:y2="-0.031cm">
          <text:p/>
        </draw:line>
        <draw:line draw:style-name="gr1" draw:layer="layout" svg:x1="18.992cm" svg:y1="0.075cm" svg:x2="18.992cm" svg:y2="-0.031cm">
          <text:p/>
        </draw:line>
        <draw:line draw:style-name="gr1" draw:layer="layout" svg:x1="14.784cm" svg:y1="0.075cm" svg:x2="14.784cm" svg:y2="-0.031cm">
          <text:p/>
        </draw:line>
        <draw:line draw:style-name="gr1" draw:layer="layout" svg:x1="-0.065cm" svg:y1="-0.031cm" svg:x2="0.03cm" svg:y2="-0.031cm">
          <text:p/>
        </draw:line>
        <draw:line draw:style-name="gr1" draw:layer="layout" svg:x1="6.156cm" svg:y1="0.075cm" svg:x2="6.156cm" svg:y2="-0.031cm">
          <text:p/>
        </draw:line>
        <draw:line draw:style-name="gr1" draw:layer="layout" svg:x1="14.682cm" svg:y1="0.075cm" svg:x2="14.682cm" svg:y2="-0.031cm">
          <text:p/>
        </draw:line>
        <draw:line draw:style-name="gr1" draw:layer="layout" svg:x1="16.593cm" svg:y1="0.075cm" svg:x2="16.593cm" svg:y2="-0.031cm">
          <text:p/>
        </draw:line>
        <draw:line draw:style-name="gr1" draw:layer="layout" svg:x1="14.682cm" svg:y1="0.075cm" svg:x2="14.783cm" svg:y2="0.075cm">
          <text:p/>
        </draw:line>
        <draw:line draw:style-name="gr1" draw:layer="layout" svg:x1="0.03cm" svg:y1="0.075cm" svg:x2="0.03cm" svg:y2="-0.031cm">
          <text:p/>
        </draw:line>
        <draw:line draw:style-name="gr1" draw:layer="layout" svg:x1="1.839cm" svg:y1="0.075cm" svg:x2="1.947cm" svg:y2="0.075cm">
          <text:p/>
        </draw:line>
        <draw:line draw:style-name="gr1" draw:layer="layout" svg:x1="16.593cm" svg:y1="-0.031cm" svg:x2="16.701cm" svg:y2="-0.031cm">
          <text:p/>
        </draw:line>
        <draw:line draw:style-name="gr1" draw:layer="layout" svg:x1="10.523cm" svg:y1="0.075cm" svg:x2="10.523cm" svg:y2="-0.031cm">
          <text:p/>
        </draw:line>
        <draw:line draw:style-name="gr1" draw:layer="layout" svg:x1="4.238cm" svg:y1="0.075cm" svg:x2="4.346cm" svg:y2="0.075cm">
          <text:p/>
        </draw:line>
        <draw:line draw:style-name="gr1" draw:layer="layout" svg:x1="1.947cm" svg:y1="0.075cm" svg:x2="1.947cm" svg:y2="-0.031cm">
          <text:p/>
        </draw:line>
        <draw:line draw:style-name="gr1" draw:layer="layout" svg:x1="18.992cm" svg:y1="0.075cm" svg:x2="19.1cm" svg:y2="0.075cm">
          <text:p/>
        </draw:line>
        <draw:line draw:style-name="gr1" draw:layer="layout" svg:x1="20.909cm" svg:y1="0.075cm" svg:x2="20.957cm" svg:y2="0.075cm">
          <text:p/>
        </draw:line>
        <draw:line draw:style-name="gr1" draw:layer="layout" svg:x1="18.992cm" svg:y1="-0.031cm" svg:x2="19.1cm" svg:y2="-0.031cm">
          <text:p/>
        </draw:line>
        <draw:line draw:style-name="gr1" draw:layer="layout" svg:x1="16.701cm" svg:y1="0.075cm" svg:x2="16.701cm" svg:y2="-0.031cm">
          <text:p/>
        </draw:line>
        <draw:line draw:style-name="gr1" draw:layer="layout" svg:x1="4.238cm" svg:y1="0.075cm" svg:x2="4.238cm" svg:y2="-0.031cm">
          <text:p/>
        </draw:line>
        <draw:line draw:style-name="gr1" draw:layer="layout" svg:x1="12.549cm" svg:y1="0.075cm" svg:x2="12.549cm" svg:y2="-0.031cm">
          <text:p/>
        </draw:line>
        <draw:line draw:style-name="gr1" draw:layer="layout" svg:x1="-0.065cm" svg:y1="0.075cm" svg:x2="0.03cm" svg:y2="0.075cm">
          <text:p/>
        </draw:line>
        <draw:line draw:style-name="gr1" draw:layer="layout" svg:x1="12.549cm" svg:y1="0.075cm" svg:x2="12.656cm" svg:y2="0.075cm">
          <text:p/>
        </draw:line>
        <draw:line draw:style-name="gr1" draw:layer="layout" svg:x1="20.957cm" svg:y1="0.075cm" svg:x2="20.957cm" svg:y2="-0.031cm">
          <text:p/>
        </draw:line>
        <draw:line draw:style-name="gr1" draw:layer="layout" svg:x1="20.909cm" svg:y1="-0.031cm" svg:x2="20.957cm" svg:y2="-0.031cm">
          <text:p/>
        </draw:line>
        <draw:line draw:style-name="gr1" draw:layer="layout" svg:x1="4.346cm" svg:y1="0.075cm" svg:x2="4.346cm" svg:y2="-0.031cm">
          <text:p/>
        </draw:line>
        <draw:line draw:style-name="gr1" draw:layer="layout" svg:x1="20.909cm" svg:y1="0.075cm" svg:x2="20.909cm" svg:y2="-0.031cm">
          <text:p/>
        </draw:line>
        <draw:line draw:style-name="gr1" draw:layer="layout" svg:x1="16.593cm" svg:y1="0.075cm" svg:x2="16.701cm" svg:y2="0.075cm">
          <text:p/>
        </draw:line>
        <draw:line draw:style-name="gr1" draw:layer="layout" svg:x1="12.549cm" svg:y1="-0.031cm" svg:x2="12.656cm" svg:y2="-0.031cm">
          <text:p/>
        </draw:line>
        <draw:line draw:style-name="gr1" draw:layer="layout" svg:x1="6.156cm" svg:y1="-0.031cm" svg:x2="6.257cm" svg:y2="-0.031cm">
          <text:p/>
        </draw:line>
        <draw:line draw:style-name="gr1" draw:layer="layout" svg:x1="8.39cm" svg:y1="0.075cm" svg:x2="8.39cm" svg:y2="-0.031cm">
          <text:p/>
        </draw:line>
        <draw:line draw:style-name="gr1" draw:layer="layout" svg:x1="-0.065cm" svg:y1="0.075cm" svg:x2="-0.065cm" svg:y2="-0.031cm">
          <text:p/>
        </draw:line>
        <draw:line draw:style-name="gr1" draw:layer="layout" svg:x1="1.839cm" svg:y1="-0.031cm" svg:x2="1.947cm" svg:y2="-0.031cm">
          <text:p/>
        </draw:line>
        <draw:line draw:style-name="gr1" draw:layer="layout" svg:x1="6.257cm" svg:y1="0.075cm" svg:x2="6.257cm" svg:y2="-0.031cm">
          <text:p/>
        </draw:line>
        <draw:line draw:style-name="gr1" draw:layer="layout" svg:x1="-0.065cm" svg:y1="-0.03cm" svg:x2="0.03cm" svg:y2="-0.03cm">
          <text:p/>
        </draw:line>
        <draw:line draw:style-name="gr1" draw:layer="layout" svg:x1="0.03cm" svg:y1="0.076cm" svg:x2="0.03cm" svg:y2="-0.03cm">
          <text:p/>
        </draw:line>
        <draw:line draw:style-name="gr1" draw:layer="layout" svg:x1="-0.065cm" svg:y1="0.076cm" svg:x2="0.03cm" svg:y2="0.076cm">
          <text:p/>
        </draw:line>
        <draw:line draw:style-name="gr1" draw:layer="layout" svg:x1="-0.065cm" svg:y1="0.076cm" svg:x2="-0.065cm" svg:y2="-0.03cm">
          <text:p/>
        </draw:line>
        <draw:line draw:style-name="gr1" draw:layer="layout" svg:x1="20.857cm" svg:y1="-0.04cm" svg:x2="-0.018cm" svg:y2="-0.039cm">
          <text:p/>
        </draw:line>
        <draw:line draw:style-name="gr1" draw:layer="layout" svg:x1="18.265cm" svg:y1="21.784cm" svg:x2="18.265cm" svg:y2="23.859cm">
          <text:p/>
        </draw:line>
        <draw:line draw:style-name="gr1" draw:layer="layout" svg:x1="14.738cm" svg:y1="23.86cm" svg:x2="18.202cm" svg:y2="23.86cm">
          <text:p/>
        </draw:line>
        <draw:line draw:style-name="gr1" draw:layer="layout" svg:x1="14.746cm" svg:y1="23.931cm" svg:x2="14.746cm" svg:y2="21.713cm">
          <text:p/>
        </draw:line>
        <draw:line draw:style-name="gr1" draw:layer="layout" svg:x1="4.372cm" svg:y1="21.14cm" svg:x2="14.593cm" svg:y2="21.14cm">
          <text:p/>
        </draw:line>
        <draw:line draw:style-name="gr1" draw:layer="layout" svg:x1="4.372cm" svg:y1="12.697cm" svg:x2="14.593cm" svg:y2="12.697cm">
          <text:p/>
        </draw:line>
        <draw:line draw:style-name="gr1" draw:layer="layout" svg:x1="2.861cm" svg:y1="11.552cm" svg:x2="8.26cm" svg:y2="11.552cm">
          <text:p/>
        </draw:line>
        <draw:line draw:style-name="gr1" draw:layer="layout" svg:x1="13.37cm" svg:y1="11.552cm" svg:x2="16.681cm" svg:y2="11.552cm">
          <text:p/>
        </draw:line>
        <draw:line draw:style-name="gr1" draw:layer="layout" svg:x1="4.228cm" svg:y1="4.181cm" svg:x2="8.403cm" svg:y2="4.181cm">
          <text:p/>
        </draw:line>
        <draw:line draw:style-name="gr1" draw:layer="layout" svg:x1="8.28cm" svg:y1="8.441cm" svg:x2="8.387cm" svg:y2="8.441cm">
          <text:p/>
        </draw:line>
        <draw:line draw:style-name="gr1" draw:layer="layout" svg:x1="6.153cm" svg:y1="8.547cm" svg:x2="6.254cm" svg:y2="8.547cm">
          <text:p/>
        </draw:line>
        <draw:line draw:style-name="gr1" draw:layer="layout" svg:x1="6.153cm" svg:y1="8.441cm" svg:x2="6.254cm" svg:y2="8.441cm">
          <text:p/>
        </draw:line>
        <draw:line draw:style-name="gr1" draw:layer="layout" svg:x1="8.28cm" svg:y1="8.547cm" svg:x2="8.387cm" svg:y2="8.547cm">
          <text:p/>
        </draw:line>
        <draw:line draw:style-name="gr1" draw:layer="layout" svg:x1="4.236cm" svg:y1="8.441cm" svg:x2="4.344cm" svg:y2="8.441cm">
          <text:p/>
        </draw:line>
        <draw:line draw:style-name="gr1" draw:layer="layout" svg:x1="8.387cm" svg:y1="8.547cm" svg:x2="8.387cm" svg:y2="8.441cm">
          <text:p/>
        </draw:line>
        <draw:line draw:style-name="gr1" draw:layer="layout" svg:x1="8.28cm" svg:y1="8.547cm" svg:x2="8.28cm" svg:y2="8.441cm">
          <text:p/>
        </draw:line>
        <draw:line draw:style-name="gr1" draw:layer="layout" svg:x1="6.254cm" svg:y1="8.547cm" svg:x2="6.254cm" svg:y2="8.441cm">
          <text:p/>
        </draw:line>
        <draw:line draw:style-name="gr1" draw:layer="layout" svg:x1="6.153cm" svg:y1="8.547cm" svg:x2="6.153cm" svg:y2="8.441cm">
          <text:p/>
        </draw:line>
        <draw:line draw:style-name="gr1" draw:layer="layout" svg:x1="4.236cm" svg:y1="8.547cm" svg:x2="4.344cm" svg:y2="8.547cm">
          <text:p/>
        </draw:line>
        <draw:line draw:style-name="gr1" draw:layer="layout" svg:x1="4.344cm" svg:y1="8.547cm" svg:x2="4.344cm" svg:y2="8.441cm">
          <text:p/>
        </draw:line>
        <draw:line draw:style-name="gr1" draw:layer="layout" svg:x1="4.236cm" svg:y1="8.547cm" svg:x2="4.236cm" svg:y2="8.441cm">
          <text:p/>
        </draw:line>
        <draw:line draw:style-name="gr1" draw:layer="layout" svg:x1="4.226cm" svg:y1="8.475cm" svg:x2="8.401cm" svg:y2="8.475cm">
          <text:p/>
        </draw:line>
        <draw:line draw:style-name="gr1" draw:layer="layout" svg:x1="4.321cm" svg:y1="4.066cm" svg:x2="4.323cm" svg:y2="4.173cm">
          <text:p/>
        </draw:line>
        <draw:line draw:style-name="gr1" draw:layer="layout" svg:x1="4.214cm" svg:y1="4.068cm" svg:x2="4.216cm" svg:y2="4.175cm">
          <text:p/>
        </draw:line>
        <draw:line draw:style-name="gr1" draw:layer="layout" svg:x1="4.216cm" svg:y1="4.176cm" svg:x2="4.323cm" svg:y2="4.174cm">
          <text:p/>
        </draw:line>
        <draw:line draw:style-name="gr1" draw:layer="layout" svg:x1="4.214cm" svg:y1="4.068cm" svg:x2="4.321cm" svg:y2="4.066cm">
          <text:p/>
        </draw:line>
        <draw:line draw:style-name="gr1" draw:layer="layout" svg:x1="4.226cm" svg:y1="8.474cm" svg:x2="4.3cm" svg:y2="4.181cm">
          <text:p/>
        </draw:line>
        <draw:line draw:style-name="gr1" draw:layer="layout" svg:x1="8.259cm" svg:y1="8.403cm" svg:x2="8.332cm" svg:y2="4.253cm">
          <text:p/>
        </draw:line>
        <draw:line draw:style-name="gr1" draw:layer="layout" svg:x1="1.251cm" svg:y1="10.449cm" svg:x2="1.886cm" svg:y2="10.449cm">
          <text:p/>
        </draw:line>
        <draw:line draw:style-name="gr1" draw:layer="layout" svg:x1="1.251cm" svg:y1="10.449cm" svg:x2="1.251cm" svg:y2="10.979cm">
          <text:p/>
        </draw:line>
        <draw:line draw:style-name="gr1" draw:layer="layout" svg:x1="1.839cm" svg:y1="6.155cm" svg:x2="1.947cm" svg:y2="6.155cm">
          <text:p/>
        </draw:line>
        <draw:line draw:style-name="gr1" draw:layer="layout" svg:x1="1.886cm" svg:y1="10.449cm" svg:x2="1.886cm" svg:y2="10.979cm">
          <text:p/>
        </draw:line>
        <draw:line draw:style-name="gr1" draw:layer="layout" svg:x1="1.839cm" svg:y1="6.261cm" svg:x2="1.839cm" svg:y2="6.155cm">
          <text:p/>
        </draw:line>
        <draw:line draw:style-name="gr1" draw:layer="layout" svg:x1="1.886cm" svg:y1="9.919cm" svg:x2="1.886cm" svg:y2="9.389cm">
          <text:p/>
        </draw:line>
        <draw:line draw:style-name="gr1" draw:layer="layout" svg:x1="1.886cm" svg:y1="9.389cm" svg:x2="1.886cm" svg:y2="8.859cm">
          <text:p/>
        </draw:line>
        <draw:line draw:style-name="gr1" draw:layer="layout" svg:x1="1.947cm" svg:y1="10.502cm" svg:x2="1.947cm" svg:y2="10.396cm">
          <text:p/>
        </draw:line>
        <draw:line draw:style-name="gr1" draw:layer="layout" svg:x1="1.886cm" svg:y1="4.618cm" svg:x2="1.886cm" svg:y2="4.088cm">
          <text:p/>
        </draw:line>
        <draw:line draw:style-name="gr1" draw:layer="layout" svg:x1="-0.066cm" svg:y1="8.382cm" svg:x2="-0.066cm" svg:y2="8.276cm">
          <text:p/>
        </draw:line>
        <draw:line draw:style-name="gr1" draw:layer="layout" svg:x1="1.886cm" svg:y1="5.148cm" svg:x2="1.886cm" svg:y2="4.618cm">
          <text:p/>
        </draw:line>
        <draw:line draw:style-name="gr1" draw:layer="layout" svg:x1="1.839cm" svg:y1="12.622cm" svg:x2="1.839cm" svg:y2="12.516cm">
          <text:p/>
        </draw:line>
        <draw:line draw:style-name="gr1" draw:layer="layout" svg:x1="-0.018cm" svg:y1="11.509cm" svg:x2="-0.018cm" svg:y2="10.449cm">
          <text:p/>
        </draw:line>
        <draw:line draw:style-name="gr1" draw:layer="layout" svg:x1="-0.066cm" svg:y1="10.396cm" svg:x2="0.029cm" svg:y2="10.396cm">
          <text:p/>
        </draw:line>
        <draw:line draw:style-name="gr1" draw:layer="layout" svg:x1="-0.066cm" svg:y1="6.261cm" svg:x2="-0.066cm" svg:y2="6.155cm">
          <text:p/>
        </draw:line>
        <draw:line draw:style-name="gr1" draw:layer="layout" svg:x1="1.947cm" svg:y1="12.622cm" svg:x2="1.947cm" svg:y2="12.516cm">
          <text:p/>
        </draw:line>
        <draw:line draw:style-name="gr1" draw:layer="layout" svg:x1="1.252cm" svg:y1="10.449cm" svg:x2="-0.018cm" svg:y2="10.449cm">
          <text:p/>
        </draw:line>
        <draw:line draw:style-name="gr1" draw:layer="layout" svg:x1="1.251cm" svg:y1="6.738cm" svg:x2="1.886cm" svg:y2="6.738cm">
          <text:p/>
        </draw:line>
        <draw:line draw:style-name="gr1" draw:layer="layout" svg:x1="-0.066cm" svg:y1="8.382cm" svg:x2="0.029cm" svg:y2="8.382cm">
          <text:p/>
        </draw:line>
        <draw:line draw:style-name="gr1" draw:layer="layout" svg:x1="-0.066cm" svg:y1="8.276cm" svg:x2="0.029cm" svg:y2="8.276cm">
          <text:p/>
        </draw:line>
        <draw:line draw:style-name="gr1" draw:layer="layout" svg:x1="-0.066cm" svg:y1="10.502cm" svg:x2="-0.066cm" svg:y2="10.396cm">
          <text:p/>
        </draw:line>
        <draw:line draw:style-name="gr1" draw:layer="layout" svg:x1="-0.018cm" svg:y1="5.148cm" svg:x2="1.887cm" svg:y2="5.148cm">
          <text:p/>
        </draw:line>
        <draw:line draw:style-name="gr1" draw:layer="layout" svg:x1="1.886cm" svg:y1="4.618cm" svg:x2="1.251cm" svg:y2="4.618cm">
          <text:p/>
        </draw:line>
        <draw:line draw:style-name="gr1" draw:layer="layout" svg:x1="1.251cm" svg:y1="8.329cm" svg:x2="1.251cm" svg:y2="8.859cm">
          <text:p/>
        </draw:line>
        <draw:line draw:style-name="gr1" draw:layer="layout" svg:x1="1.886cm" svg:y1="12.039cm" svg:x2="1.886cm" svg:y2="12.569cm">
          <text:p/>
        </draw:line>
        <draw:line draw:style-name="gr1" draw:layer="layout" svg:x1="0.029cm" svg:y1="8.382cm" svg:x2="0.029cm" svg:y2="8.276cm">
          <text:p/>
        </draw:line>
        <draw:line draw:style-name="gr1" draw:layer="layout" svg:x1="-0.018cm" svg:y1="6.208cm" svg:x2="-0.018cm" svg:y2="7.268cm">
          <text:p/>
        </draw:line>
        <draw:line draw:style-name="gr1" draw:layer="layout" svg:x1="1.251cm" svg:y1="4.618cm" svg:x2="1.251cm" svg:y2="4.088cm">
          <text:p/>
        </draw:line>
        <draw:line draw:style-name="gr1" draw:layer="layout" svg:x1="-0.066cm" svg:y1="12.516cm" svg:x2="0.029cm" svg:y2="12.516cm">
          <text:p/>
        </draw:line>
        <draw:line draw:style-name="gr1" draw:layer="layout" svg:x1="1.251cm" svg:y1="9.919cm" svg:x2="1.886cm" svg:y2="9.919cm">
          <text:p/>
        </draw:line>
        <draw:line draw:style-name="gr1" draw:layer="layout" svg:x1="-0.066cm" svg:y1="12.622cm" svg:x2="0.029cm" svg:y2="12.622cm">
          <text:p/>
        </draw:line>
        <draw:line draw:style-name="gr1" draw:layer="layout" svg:x1="1.886cm" svg:y1="12.039cm" svg:x2="1.251cm" svg:y2="12.039cm">
          <text:p/>
        </draw:line>
        <draw:line draw:style-name="gr1" draw:layer="layout" svg:x1="1.251cm" svg:y1="5.678cm" svg:x2="1.886cm" svg:y2="5.678cm">
          <text:p/>
        </draw:line>
        <draw:line draw:style-name="gr1" draw:layer="layout" svg:x1="1.839cm" svg:y1="12.622cm" svg:x2="1.947cm" svg:y2="12.622cm">
          <text:p/>
        </draw:line>
        <draw:line draw:style-name="gr1" draw:layer="layout" svg:x1="1.886cm" svg:y1="11.51cm" svg:x2="1.886cm" svg:y2="12.04cm">
          <text:p/>
        </draw:line>
        <draw:line draw:style-name="gr1" draw:layer="layout" svg:x1="-0.018cm" svg:y1="8.328cm" svg:x2="-0.018cm" svg:y2="7.268cm">
          <text:p/>
        </draw:line>
        <draw:line draw:style-name="gr1" draw:layer="layout" svg:x1="-0.066cm" svg:y1="6.155cm" svg:x2="0.029cm" svg:y2="6.155cm">
          <text:p/>
        </draw:line>
        <draw:line draw:style-name="gr1" draw:layer="layout" svg:x1="1.251cm" svg:y1="8.329cm" svg:x2="1.886cm" svg:y2="8.329cm">
          <text:p/>
        </draw:line>
        <draw:line draw:style-name="gr1" draw:layer="layout" svg:x1="1.251cm" svg:y1="7.799cm" svg:x2="1.886cm" svg:y2="7.799cm">
          <text:p/>
        </draw:line>
        <draw:line draw:style-name="gr1" draw:layer="layout" svg:x1="-0.018cm" svg:y1="8.329cm" svg:x2="-0.018cm" svg:y2="9.389cm">
          <text:p/>
        </draw:line>
        <draw:line draw:style-name="gr1" draw:layer="layout" svg:x1="1.839cm" svg:y1="10.502cm" svg:x2="1.839cm" svg:y2="10.396cm">
          <text:p/>
        </draw:line>
        <draw:line draw:style-name="gr1" draw:layer="layout" svg:x1="1.886cm" svg:y1="7.799cm" svg:x2="1.886cm" svg:y2="8.329cm">
          <text:p/>
        </draw:line>
        <draw:line draw:style-name="gr1" draw:layer="layout" svg:x1="-0.018cm" svg:y1="4.088cm" svg:x2="-0.018cm" svg:y2="5.148cm">
          <text:p/>
        </draw:line>
        <draw:line draw:style-name="gr1" draw:layer="layout" svg:x1="1.886cm" svg:y1="9.919cm" svg:x2="1.886cm" svg:y2="10.449cm">
          <text:p/>
        </draw:line>
        <draw:line draw:style-name="gr1" draw:layer="layout" svg:x1="1.886cm" svg:y1="5.678cm" svg:x2="1.886cm" svg:y2="6.208cm">
          <text:p/>
        </draw:line>
        <draw:line draw:style-name="gr1" draw:layer="layout" svg:x1="1.251cm" svg:y1="6.208cm" svg:x2="1.251cm" svg:y2="5.678cm">
          <text:p/>
        </draw:line>
        <draw:line draw:style-name="gr1" draw:layer="layout" svg:x1="1.251cm" svg:y1="12.039cm" svg:x2="1.251cm" svg:y2="12.569cm">
          <text:p/>
        </draw:line>
        <draw:line draw:style-name="gr1" draw:layer="layout" svg:x1="0.029cm" svg:y1="10.502cm" svg:x2="0.029cm" svg:y2="10.396cm">
          <text:p/>
        </draw:line>
        <draw:line draw:style-name="gr1" draw:layer="layout" svg:x1="1.252cm" svg:y1="8.329cm" svg:x2="-0.018cm" svg:y2="8.329cm">
          <text:p/>
        </draw:line>
        <draw:line draw:style-name="gr1" draw:layer="layout" svg:x1="1.839cm" svg:y1="10.502cm" svg:x2="1.947cm" svg:y2="10.502cm">
          <text:p/>
        </draw:line>
        <draw:line draw:style-name="gr1" draw:layer="layout" svg:x1="-0.018cm" svg:y1="9.389cm" svg:x2="1.887cm" svg:y2="9.389cm">
          <text:p/>
        </draw:line>
        <draw:line draw:style-name="gr1" draw:layer="layout" svg:x1="1.251cm" svg:y1="8.329cm" svg:x2="1.251cm" svg:y2="7.799cm">
          <text:p/>
        </draw:line>
        <draw:line draw:style-name="gr1" draw:layer="layout" svg:x1="1.886cm" svg:y1="8.329cm" svg:x2="1.886cm" svg:y2="8.859cm">
          <text:p/>
        </draw:line>
        <draw:line draw:style-name="gr1" draw:layer="layout" svg:x1="1.886cm" svg:y1="8.859cm" svg:x2="1.251cm" svg:y2="8.859cm">
          <text:p/>
        </draw:line>
        <draw:line draw:style-name="gr1" draw:layer="layout" svg:x1="1.886cm" svg:y1="6.738cm" svg:x2="1.886cm" svg:y2="7.268cm">
          <text:p/>
        </draw:line>
        <draw:line draw:style-name="gr1" draw:layer="layout" svg:x1="-0.018cm" svg:y1="12.569cm" svg:x2="1.252cm" svg:y2="12.569cm">
          <text:p/>
        </draw:line>
        <draw:line draw:style-name="gr1" draw:layer="layout" svg:x1="-0.018cm" svg:y1="9.389cm" svg:x2="-0.018cm" svg:y2="10.449cm">
          <text:p/>
        </draw:line>
        <draw:line draw:style-name="gr1" draw:layer="layout" svg:x1="1.886cm" svg:y1="11.509cm" svg:x2="1.886cm" svg:y2="10.979cm">
          <text:p/>
        </draw:line>
        <draw:line draw:style-name="gr1" draw:layer="layout" svg:x1="-0.018cm" svg:y1="5.148cm" svg:x2="-0.018cm" svg:y2="6.208cm">
          <text:p/>
        </draw:line>
        <draw:line draw:style-name="gr1" draw:layer="layout" svg:x1="1.252cm" svg:y1="6.208cm" svg:x2="-0.018cm" svg:y2="6.208cm">
          <text:p/>
        </draw:line>
        <draw:line draw:style-name="gr1" draw:layer="layout" svg:x1="1.251cm" svg:y1="6.208cm" svg:x2="1.886cm" svg:y2="6.208cm">
          <text:p/>
        </draw:line>
        <draw:line draw:style-name="gr1" draw:layer="layout" svg:x1="-0.018cm" svg:y1="7.268cm" svg:x2="1.887cm" svg:y2="7.268cm">
          <text:p/>
        </draw:line>
        <draw:line draw:style-name="gr1" draw:layer="layout" svg:x1="1.251cm" svg:y1="6.208cm" svg:x2="1.251cm" svg:y2="6.738cm">
          <text:p/>
        </draw:line>
        <draw:line draw:style-name="gr1" draw:layer="layout" svg:x1="-0.066cm" svg:y1="6.261cm" svg:x2="0.029cm" svg:y2="6.261cm">
          <text:p/>
        </draw:line>
        <draw:line draw:style-name="gr1" draw:layer="layout" svg:x1="-0.018cm" svg:y1="11.51cm" svg:x2="1.887cm" svg:y2="11.51cm">
          <text:p/>
        </draw:line>
        <draw:line draw:style-name="gr1" draw:layer="layout" svg:x1="1.886cm" svg:y1="5.678cm" svg:x2="1.886cm" svg:y2="5.148cm">
          <text:p/>
        </draw:line>
        <draw:line draw:style-name="gr1" draw:layer="layout" svg:x1="1.839cm" svg:y1="8.382cm" svg:x2="1.839cm" svg:y2="8.276cm">
          <text:p/>
        </draw:line>
        <draw:line draw:style-name="gr1" draw:layer="layout" svg:x1="1.947cm" svg:y1="6.261cm" svg:x2="1.947cm" svg:y2="6.155cm">
          <text:p/>
        </draw:line>
        <draw:line draw:style-name="gr1" draw:layer="layout" svg:x1="1.251cm" svg:y1="12.569cm" svg:x2="1.886cm" svg:y2="12.569cm">
          <text:p/>
        </draw:line>
        <draw:line draw:style-name="gr1" draw:layer="layout" svg:x1="0.029cm" svg:y1="6.261cm" svg:x2="0.029cm" svg:y2="6.155cm">
          <text:p/>
        </draw:line>
        <draw:line draw:style-name="gr1" draw:layer="layout" svg:x1="1.839cm" svg:y1="10.396cm" svg:x2="1.947cm" svg:y2="10.396cm">
          <text:p/>
        </draw:line>
        <draw:line draw:style-name="gr1" draw:layer="layout" svg:x1="-0.066cm" svg:y1="10.502cm" svg:x2="0.029cm" svg:y2="10.502cm">
          <text:p/>
        </draw:line>
        <draw:line draw:style-name="gr1" draw:layer="layout" svg:x1="1.251cm" svg:y1="10.449cm" svg:x2="1.251cm" svg:y2="9.919cm">
          <text:p/>
        </draw:line>
        <draw:line draw:style-name="gr1" draw:layer="layout" svg:x1="1.886cm" svg:y1="7.798cm" svg:x2="1.886cm" svg:y2="7.268cm">
          <text:p/>
        </draw:line>
        <draw:line draw:style-name="gr1" draw:layer="layout" svg:x1="1.839cm" svg:y1="8.382cm" svg:x2="1.947cm" svg:y2="8.382cm">
          <text:p/>
        </draw:line>
        <draw:line draw:style-name="gr1" draw:layer="layout" svg:x1="1.886cm" svg:y1="6.208cm" svg:x2="1.886cm" svg:y2="6.738cm">
          <text:p/>
        </draw:line>
        <draw:line draw:style-name="gr1" draw:layer="layout" svg:x1="1.839cm" svg:y1="6.261cm" svg:x2="1.947cm" svg:y2="6.261cm">
          <text:p/>
        </draw:line>
        <draw:line draw:style-name="gr1" draw:layer="layout" svg:x1="1.251cm" svg:y1="10.979cm" svg:x2="1.886cm" svg:y2="10.979cm">
          <text:p/>
        </draw:line>
        <draw:line draw:style-name="gr1" draw:layer="layout" svg:x1="1.839cm" svg:y1="12.516cm" svg:x2="1.947cm" svg:y2="12.516cm">
          <text:p/>
        </draw:line>
        <draw:line draw:style-name="gr1" draw:layer="layout" svg:x1="1.947cm" svg:y1="8.382cm" svg:x2="1.947cm" svg:y2="8.276cm">
          <text:p/>
        </draw:line>
        <draw:line draw:style-name="gr1" draw:layer="layout" svg:x1="0.029cm" svg:y1="12.622cm" svg:x2="0.029cm" svg:y2="12.516cm">
          <text:p/>
        </draw:line>
        <draw:line draw:style-name="gr1" draw:layer="layout" svg:x1="1.839cm" svg:y1="8.276cm" svg:x2="1.947cm" svg:y2="8.276cm">
          <text:p/>
        </draw:line>
        <draw:line draw:style-name="gr1" draw:layer="layout" svg:x1="-0.018cm" svg:y1="12.57cm" svg:x2="-0.018cm" svg:y2="11.51cm">
          <text:p/>
        </draw:line>
        <draw:line draw:style-name="gr1" draw:layer="layout" svg:x1="-0.066cm" svg:y1="12.622cm" svg:x2="-0.066cm" svg:y2="12.516cm">
          <text:p/>
        </draw:line>
        <draw:line draw:style-name="gr1" draw:layer="layout" svg:x1="-0.066cm" svg:y1="8.383cm" svg:x2="-0.066cm" svg:y2="8.277cm">
          <text:p/>
        </draw:line>
        <draw:line draw:style-name="gr1" draw:layer="layout" svg:x1="-0.018cm" svg:y1="11.51cm" svg:x2="-0.018cm" svg:y2="10.45cm">
          <text:p/>
        </draw:line>
        <draw:line draw:style-name="gr1" draw:layer="layout" svg:x1="-0.066cm" svg:y1="10.397cm" svg:x2="0.029cm" svg:y2="10.397cm">
          <text:p/>
        </draw:line>
        <draw:line draw:style-name="gr1" draw:layer="layout" svg:x1="-0.066cm" svg:y1="6.262cm" svg:x2="-0.066cm" svg:y2="6.156cm">
          <text:p/>
        </draw:line>
        <draw:line draw:style-name="gr1" draw:layer="layout" svg:x1="-0.066cm" svg:y1="8.383cm" svg:x2="0.029cm" svg:y2="8.383cm">
          <text:p/>
        </draw:line>
        <draw:line draw:style-name="gr1" draw:layer="layout" svg:x1="-0.066cm" svg:y1="8.277cm" svg:x2="0.029cm" svg:y2="8.277cm">
          <text:p/>
        </draw:line>
        <draw:line draw:style-name="gr1" draw:layer="layout" svg:x1="-0.066cm" svg:y1="10.503cm" svg:x2="-0.066cm" svg:y2="10.397cm">
          <text:p/>
        </draw:line>
        <draw:line draw:style-name="gr1" draw:layer="layout" svg:x1="0.029cm" svg:y1="8.383cm" svg:x2="0.029cm" svg:y2="8.277cm">
          <text:p/>
        </draw:line>
        <draw:line draw:style-name="gr1" draw:layer="layout" svg:x1="-0.018cm" svg:y1="6.209cm" svg:x2="-0.018cm" svg:y2="7.269cm">
          <text:p/>
        </draw:line>
        <draw:line draw:style-name="gr1" draw:layer="layout" svg:x1="-0.066cm" svg:y1="12.517cm" svg:x2="0.029cm" svg:y2="12.517cm">
          <text:p/>
        </draw:line>
        <draw:line draw:style-name="gr1" draw:layer="layout" svg:x1="-0.066cm" svg:y1="12.623cm" svg:x2="0.029cm" svg:y2="12.623cm">
          <text:p/>
        </draw:line>
        <draw:line draw:style-name="gr1" draw:layer="layout" svg:x1="-0.018cm" svg:y1="8.329cm" svg:x2="-0.018cm" svg:y2="7.269cm">
          <text:p/>
        </draw:line>
        <draw:line draw:style-name="gr1" draw:layer="layout" svg:x1="-0.066cm" svg:y1="6.156cm" svg:x2="0.029cm" svg:y2="6.156cm">
          <text:p/>
        </draw:line>
        <draw:line draw:style-name="gr1" draw:layer="layout" svg:x1="-0.018cm" svg:y1="8.33cm" svg:x2="-0.018cm" svg:y2="9.39cm">
          <text:p/>
        </draw:line>
        <draw:line draw:style-name="gr1" draw:layer="layout" svg:x1="-0.018cm" svg:y1="4.088cm" svg:x2="-0.018cm" svg:y2="5.148cm">
          <text:p/>
        </draw:line>
        <draw:line draw:style-name="gr1" draw:layer="layout" svg:x1="0.029cm" svg:y1="10.503cm" svg:x2="0.029cm" svg:y2="10.397cm">
          <text:p/>
        </draw:line>
        <draw:line draw:style-name="gr1" draw:layer="layout" svg:x1="-0.018cm" svg:y1="9.389cm" svg:x2="-0.018cm" svg:y2="10.449cm">
          <text:p/>
        </draw:line>
        <draw:line draw:style-name="gr1" draw:layer="layout" svg:x1="-0.018cm" svg:y1="5.149cm" svg:x2="-0.018cm" svg:y2="6.209cm">
          <text:p/>
        </draw:line>
        <draw:line draw:style-name="gr1" draw:layer="layout" svg:x1="-0.066cm" svg:y1="6.262cm" svg:x2="0.029cm" svg:y2="6.262cm">
          <text:p/>
        </draw:line>
        <draw:line draw:style-name="gr1" draw:layer="layout" svg:x1="0.029cm" svg:y1="6.262cm" svg:x2="0.029cm" svg:y2="6.156cm">
          <text:p/>
        </draw:line>
        <draw:line draw:style-name="gr1" draw:layer="layout" svg:x1="-0.066cm" svg:y1="10.503cm" svg:x2="0.029cm" svg:y2="10.503cm">
          <text:p/>
        </draw:line>
        <draw:line draw:style-name="gr1" draw:layer="layout" svg:x1="0.029cm" svg:y1="12.623cm" svg:x2="0.029cm" svg:y2="12.517cm">
          <text:p/>
        </draw:line>
        <draw:line draw:style-name="gr1" draw:layer="layout" svg:x1="-0.018cm" svg:y1="12.57cm" svg:x2="-0.018cm" svg:y2="11.51cm">
          <text:p/>
        </draw:line>
        <draw:line draw:style-name="gr1" draw:layer="layout" svg:x1="-0.066cm" svg:y1="12.623cm" svg:x2="-0.066cm" svg:y2="12.517cm">
          <text:p/>
        </draw:line>
        <draw:line draw:style-name="gr1" draw:layer="layout" svg:x1="1.839cm" svg:y1="2.926cm" svg:x2="1.947cm" svg:y2="2.926cm">
          <text:p/>
        </draw:line>
        <draw:line draw:style-name="gr1" draw:layer="layout" svg:x1="1.839cm" svg:y1="3.032cm" svg:x2="1.839cm" svg:y2="2.926cm">
          <text:p/>
        </draw:line>
        <draw:line draw:style-name="gr1" draw:layer="layout" svg:x1="1.886cm" svg:y1="1.389cm" svg:x2="1.886cm" svg:y2="0.859cm">
          <text:p/>
        </draw:line>
        <draw:line draw:style-name="gr1" draw:layer="layout" svg:x1="1.886cm" svg:y1="1.919cm" svg:x2="1.886cm" svg:y2="1.389cm">
          <text:p/>
        </draw:line>
        <draw:line draw:style-name="gr1" draw:layer="layout" svg:x1="-0.066cm" svg:y1="3.032cm" svg:x2="-0.066cm" svg:y2="2.926cm">
          <text:p/>
        </draw:line>
        <draw:line draw:style-name="gr1" draw:layer="layout" svg:x1="1.251cm" svg:y1="3.51cm" svg:x2="1.886cm" svg:y2="3.51cm">
          <text:p/>
        </draw:line>
        <draw:line draw:style-name="gr1" draw:layer="layout" svg:x1="-0.018cm" svg:y1="1.92cm" svg:x2="1.887cm" svg:y2="1.92cm">
          <text:p/>
        </draw:line>
        <draw:line draw:style-name="gr1" draw:layer="layout" svg:x1="1.886cm" svg:y1="1.389cm" svg:x2="1.251cm" svg:y2="1.389cm">
          <text:p/>
        </draw:line>
        <draw:line draw:style-name="gr1" draw:layer="layout" svg:x1="-0.018cm" svg:y1="2.979cm" svg:x2="-0.018cm" svg:y2="4.039cm">
          <text:p/>
        </draw:line>
        <draw:line draw:style-name="gr1" draw:layer="layout" svg:x1="1.251cm" svg:y1="1.818cm" svg:x2="1.251cm" svg:y2="1.288cm">
          <text:p/>
        </draw:line>
        <draw:line draw:style-name="gr1" draw:layer="layout" svg:x1="1.251cm" svg:y1="2.45cm" svg:x2="1.886cm" svg:y2="2.45cm">
          <text:p/>
        </draw:line>
        <draw:line draw:style-name="gr1" draw:layer="layout" svg:x1="-0.066cm" svg:y1="2.926cm" svg:x2="0.029cm" svg:y2="2.926cm">
          <text:p/>
        </draw:line>
        <draw:line draw:style-name="gr1" draw:layer="layout" svg:x1="-0.018cm" svg:y1="0.859cm" svg:x2="-0.018cm" svg:y2="1.919cm">
          <text:p/>
        </draw:line>
        <draw:line draw:style-name="gr1" draw:layer="layout" svg:x1="1.886cm" svg:y1="2.45cm" svg:x2="1.886cm" svg:y2="2.98cm">
          <text:p/>
        </draw:line>
        <draw:line draw:style-name="gr1" draw:layer="layout" svg:x1="1.251cm" svg:y1="2.55cm" svg:x2="1.251cm" svg:y2="2.02cm">
          <text:p/>
        </draw:line>
        <draw:line draw:style-name="gr1" draw:layer="layout" svg:x1="1.886cm" svg:y1="3.51cm" svg:x2="1.886cm" svg:y2="4.04cm">
          <text:p/>
        </draw:line>
        <draw:line draw:style-name="gr1" draw:layer="layout" svg:x1="-0.018cm" svg:y1="1.92cm" svg:x2="-0.018cm" svg:y2="2.98cm">
          <text:p/>
        </draw:line>
        <draw:line draw:style-name="gr1" draw:layer="layout" svg:x1="1.252cm" svg:y1="2.979cm" svg:x2="-0.018cm" svg:y2="2.979cm">
          <text:p/>
        </draw:line>
        <draw:line draw:style-name="gr1" draw:layer="layout" svg:x1="1.251cm" svg:y1="2.979cm" svg:x2="1.886cm" svg:y2="2.979cm">
          <text:p/>
        </draw:line>
        <draw:line draw:style-name="gr1" draw:layer="layout" svg:x1="-0.018cm" svg:y1="4.04cm" svg:x2="1.887cm" svg:y2="4.04cm">
          <text:p/>
        </draw:line>
        <draw:line draw:style-name="gr1" draw:layer="layout" svg:x1="1.251cm" svg:y1="3.409cm" svg:x2="1.251cm" svg:y2="3.939cm">
          <text:p/>
        </draw:line>
        <draw:line draw:style-name="gr1" draw:layer="layout" svg:x1="-0.066cm" svg:y1="3.032cm" svg:x2="0.029cm" svg:y2="3.032cm">
          <text:p/>
        </draw:line>
        <draw:line draw:style-name="gr1" draw:layer="layout" svg:x1="1.886cm" svg:y1="2.45cm" svg:x2="1.886cm" svg:y2="1.92cm">
          <text:p/>
        </draw:line>
        <draw:line draw:style-name="gr1" draw:layer="layout" svg:x1="1.947cm" svg:y1="3.032cm" svg:x2="1.947cm" svg:y2="2.926cm">
          <text:p/>
        </draw:line>
        <draw:line draw:style-name="gr1" draw:layer="layout" svg:x1="0.029cm" svg:y1="3.032cm" svg:x2="0.029cm" svg:y2="2.926cm">
          <text:p/>
        </draw:line>
        <draw:line draw:style-name="gr1" draw:layer="layout" svg:x1="1.886cm" svg:y1="2.979cm" svg:x2="1.886cm" svg:y2="3.509cm">
          <text:p/>
        </draw:line>
        <draw:line draw:style-name="gr1" draw:layer="layout" svg:x1="1.839cm" svg:y1="3.032cm" svg:x2="1.947cm" svg:y2="3.032cm">
          <text:p/>
        </draw:line>
        <draw:line draw:style-name="gr1" draw:layer="layout" svg:x1="-0.066cm" svg:y1="3.033cm" svg:x2="-0.066cm" svg:y2="2.927cm">
          <text:p/>
        </draw:line>
        <draw:line draw:style-name="gr1" draw:layer="layout" svg:x1="-0.018cm" svg:y1="2.98cm" svg:x2="-0.018cm" svg:y2="4.04cm">
          <text:p/>
        </draw:line>
        <draw:line draw:style-name="gr1" draw:layer="layout" svg:x1="-0.066cm" svg:y1="2.927cm" svg:x2="0.029cm" svg:y2="2.927cm">
          <text:p/>
        </draw:line>
        <draw:line draw:style-name="gr1" draw:layer="layout" svg:x1="-0.018cm" svg:y1="0.86cm" svg:x2="-0.018cm" svg:y2="1.92cm">
          <text:p/>
        </draw:line>
        <draw:line draw:style-name="gr1" draw:layer="layout" svg:x1="-0.018cm" svg:y1="1.92cm" svg:x2="-0.018cm" svg:y2="2.98cm">
          <text:p/>
        </draw:line>
        <draw:line draw:style-name="gr1" draw:layer="layout" svg:x1="-0.066cm" svg:y1="3.033cm" svg:x2="0.029cm" svg:y2="3.033cm">
          <text:p/>
        </draw:line>
        <draw:line draw:style-name="gr1" draw:layer="layout" svg:x1="0.029cm" svg:y1="3.033cm" svg:x2="0.029cm" svg:y2="2.927cm">
          <text:p/>
        </draw:line>
        <draw:line draw:style-name="gr1" draw:layer="layout" svg:x1="-0.066cm" svg:y1="1.132cm" svg:x2="-0.066cm" svg:y2="1.026cm">
          <text:p/>
        </draw:line>
        <draw:line draw:style-name="gr1" draw:layer="layout" svg:x1="0.029cm" svg:y1="1.132cm" svg:x2="0.029cm" svg:y2="1.026cm">
          <text:p/>
        </draw:line>
        <draw:line draw:style-name="gr1" draw:layer="layout" svg:x1="1.947cm" svg:y1="1.132cm" svg:x2="1.947cm" svg:y2="1.026cm">
          <text:p/>
        </draw:line>
        <draw:line draw:style-name="gr1" draw:layer="layout" svg:x1="1.839cm" svg:y1="1.132cm" svg:x2="1.839cm" svg:y2="1.026cm">
          <text:p/>
        </draw:line>
        <draw:line draw:style-name="gr1" draw:layer="layout" svg:x1="-0.066cm" svg:y1="1.133cm" svg:x2="-0.066cm" svg:y2="1.027cm">
          <text:p/>
        </draw:line>
        <draw:line draw:style-name="gr1" draw:layer="layout" svg:x1="0.029cm" svg:y1="1.133cm" svg:x2="0.029cm" svg:y2="1.027cm">
          <text:p/>
        </draw:line>
        <draw:line draw:style-name="gr1" draw:layer="layout" svg:x1="1.886cm" svg:y1="0.388cm" svg:x2="1.886cm" svg:y2="-0.142cm">
          <text:p/>
        </draw:line>
        <draw:line draw:style-name="gr1" draw:layer="layout" svg:x1="1.886cm" svg:y1="0.918cm" svg:x2="1.886cm" svg:y2="0.388cm">
          <text:p/>
        </draw:line>
        <draw:line draw:style-name="gr1" draw:layer="layout" svg:x1="-0.018cm" svg:y1="0.918cm" svg:x2="1.887cm" svg:y2="0.918cm">
          <text:p/>
        </draw:line>
        <draw:line draw:style-name="gr1" draw:layer="layout" svg:x1="1.886cm" svg:y1="0.531cm" svg:x2="1.251cm" svg:y2="0.531cm">
          <text:p/>
        </draw:line>
        <draw:line draw:style-name="gr1" draw:layer="layout" svg:x1="1.251cm" svg:y1="0.96cm" svg:x2="1.251cm" svg:y2="0.43cm">
          <text:p/>
        </draw:line>
        <draw:line draw:style-name="gr1" draw:layer="layout" svg:x1="-0.018cm" svg:y1="-0.142cm" svg:x2="-0.018cm" svg:y2="0.918cm">
          <text:p/>
        </draw:line>
        <draw:line draw:style-name="gr1" draw:layer="layout" svg:x1="-0.018cm" svg:y1="-0.141cm" svg:x2="-0.018cm" svg:y2="0.919cm">
          <text:p/>
        </draw:line>
        <draw:line draw:style-name="gr1" draw:layer="layout" svg:x1="2.933cm" svg:y1="11.695cm" svg:x2="3.005cm" svg:y2="2.965cm">
          <text:p/>
        </draw:line>
        <draw:line draw:style-name="gr1" draw:layer="layout" svg:x1="17.617cm" svg:y1="12.625cm" svg:x2="17.545cm" svg:y2="4.11cm">
          <text:p/>
        </draw:line>
        <draw:line draw:style-name="gr1" draw:layer="layout" svg:x1="18.553cm" svg:y1="12.768cm" svg:x2="18.553cm" svg:y2="4.181cm">
          <text:p/>
        </draw:line>
        <draw:line draw:style-name="gr1" draw:layer="layout" svg:x1="17.473cm" svg:y1="4.181cm" svg:x2="20.928cm" svg:y2="4.181cm">
          <text:p/>
        </draw:line>
        <draw:line draw:style-name="gr1" draw:layer="layout" svg:x1="2.933cm" svg:y1="10.55cm" svg:x2="8.26cm" svg:y2="10.55cm">
          <text:p/>
        </draw:line>
        <draw:line draw:style-name="gr1" draw:layer="layout" svg:x1="9.339cm" svg:y1="3.108cm" svg:x2="2.933cm" svg:y2="3.108cm">
          <text:p/>
        </draw:line>
        <draw:line draw:style-name="gr1" draw:layer="layout" svg:x1="8.259cm" svg:y1="8.403cm" svg:x2="8.331cm" svg:y2="11.623cm">
          <text:p/>
        </draw:line>
        <draw:line draw:style-name="gr1" draw:layer="layout" svg:x1="4.3cm" svg:y1="2.107cm" svg:x2="4.3cm" svg:y2="-0.04cm">
          <text:p/>
        </draw:line>
        <draw:line draw:style-name="gr1" draw:layer="layout" svg:x1="5.236cm" svg:y1="2.107cm" svg:x2="5.236cm" svg:y2="-0.04cm">
          <text:p/>
        </draw:line>
        <draw:line draw:style-name="gr1" draw:layer="layout" svg:x1="6.172cm" svg:y1="2.107cm" svg:x2="6.172cm" svg:y2="-0.04cm">
          <text:p/>
        </draw:line>
        <draw:line draw:style-name="gr1" draw:layer="layout" svg:x1="7.252cm" svg:y1="2.107cm" svg:x2="7.252cm" svg:y2="-0.04cm">
          <text:p/>
        </draw:line>
        <draw:line draw:style-name="gr1" draw:layer="layout" svg:x1="8.331cm" svg:y1="2.107cm" svg:x2="8.331cm" svg:y2="-0.04cm">
          <text:p/>
        </draw:line>
        <draw:line draw:style-name="gr1" draw:layer="layout" svg:x1="19.992cm" svg:y1="3.252cm" svg:x2="19.992cm" svg:y2="-0.04cm">
          <text:p/>
        </draw:line>
        <draw:line draw:style-name="gr1" draw:layer="layout" svg:x1="19.128cm" svg:y1="3.252cm" svg:x2="19.128cm" svg:y2="-0.04cm">
          <text:p/>
        </draw:line>
        <draw:line draw:style-name="gr1" draw:layer="layout" svg:x1="17.905cm" svg:y1="3.252cm" svg:x2="17.905cm" svg:y2="-0.04cm">
          <text:p/>
        </draw:line>
        <draw:line draw:style-name="gr1" draw:layer="layout" svg:x1="16.681cm" svg:y1="3.252cm" svg:x2="16.681cm" svg:y2="-0.04cm">
          <text:p/>
        </draw:line>
        <draw:line draw:style-name="gr1" draw:layer="layout" svg:x1="16.681cm" svg:y1="11.48cm" svg:x2="16.681cm" svg:y2="4.11cm">
          <text:p/>
        </draw:line>
        <draw:line draw:style-name="gr1" draw:layer="layout" svg:x1="13.442cm" svg:y1="11.552cm" svg:x2="13.442cm" svg:y2="4.11cm">
          <text:p/>
        </draw:line>
        <draw:line draw:style-name="gr1" draw:layer="layout" svg:x1="4.805cm" svg:y1="2.034cm" svg:x2="3.627cm" svg:y2="2.033cm">
          <text:p/>
        </draw:line>
        <draw:line draw:style-name="gr1" draw:layer="layout" svg:x1="3.653cm" svg:y1="1.462cm" svg:x2="3.123cm" svg:y2="1.461cm">
          <text:p/>
        </draw:line>
        <draw:line draw:style-name="gr1" draw:layer="layout" svg:x1="3.699cm" svg:y1="2.034cm" svg:x2="3.699cm" svg:y2="1.504cm">
          <text:p/>
        </draw:line>
        <draw:line draw:style-name="gr1" draw:layer="layout" svg:x1="4.706cm" svg:y1="1.962cm" svg:x2="4.732cm" svg:y2="1.462cm">
          <text:p/>
        </draw:line>
        <draw:line draw:style-name="gr1" draw:layer="layout" svg:x1="6.304cm" svg:y1="2.148cm" svg:x2="6.304cm" svg:y2="2.042cm">
          <text:p/>
        </draw:line>
        <draw:line draw:style-name="gr1" draw:layer="layout" svg:x1="6.196cm" svg:y1="2.042cm" svg:x2="6.304cm" svg:y2="2.042cm">
          <text:p/>
        </draw:line>
        <draw:line draw:style-name="gr1" draw:layer="layout" svg:x1="6.196cm" svg:y1="2.148cm" svg:x2="6.196cm" svg:y2="2.042cm">
          <text:p/>
        </draw:line>
        <draw:line draw:style-name="gr1" draw:layer="layout" svg:x1="6.196cm" svg:y1="2.148cm" svg:x2="6.304cm" svg:y2="2.148cm">
          <text:p/>
        </draw:line>
        <draw:line draw:style-name="gr1" draw:layer="layout" svg:x1="6.763cm" svg:y1="2.049cm" svg:x2="5.585cm" svg:y2="2.048cm">
          <text:p/>
        </draw:line>
        <draw:line draw:style-name="gr1" draw:layer="layout" svg:x1="5.827cm" svg:y1="1.477cm" svg:x2="4.649cm" svg:y2="1.476cm">
          <text:p/>
        </draw:line>
        <draw:line draw:style-name="gr1" draw:layer="layout" svg:x1="5.728cm" svg:y1="2.049cm" svg:x2="5.728cm" svg:y2="1.519cm">
          <text:p/>
        </draw:line>
        <draw:line draw:style-name="gr1" draw:layer="layout" svg:x1="6.664cm" svg:y1="1.977cm" svg:x2="6.664cm" svg:y2="1.447cm">
          <text:p/>
        </draw:line>
        <draw:line draw:style-name="gr1" draw:layer="layout" svg:x1="10.491cm" svg:y1="2.035cm" svg:x2="3.077cm" svg:y2="2.035cm">
          <text:p/>
        </draw:line>
        <draw:line draw:style-name="gr1" draw:layer="layout" svg:x1="15.745cm" svg:y1="3.252cm" svg:x2="15.745cm" svg:y2="-0.04cm">
          <text:p/>
        </draw:line>
        <draw:line draw:style-name="gr1" draw:layer="layout" svg:x1="14.81cm" svg:y1="3.252cm" svg:x2="14.81cm" svg:y2="-0.04cm">
          <text:p/>
        </draw:line>
        <draw:line draw:style-name="gr1" draw:layer="layout" svg:x1="13.73cm" svg:y1="3.252cm" svg:x2="13.73cm" svg:y2="-0.04cm">
          <text:p/>
        </draw:line>
        <draw:line draw:style-name="gr1" draw:layer="layout" svg:x1="3.005cm" svg:y1="4.11cm" svg:x2="3.005cm" svg:y2="-0.04cm">
          <text:p/>
        </draw:line>
        <draw:line draw:style-name="gr1" draw:layer="layout" svg:x1="10.491cm" svg:y1="3.108cm" svg:x2="20.928cm" svg:y2="3.108cm">
          <text:p/>
        </draw:line>
        <draw:line draw:style-name="gr1" draw:layer="layout" svg:x1="9.411cm" svg:y1="2.107cm" svg:x2="9.411cm" svg:y2="-0.04cm">
          <text:p/>
        </draw:line>
        <draw:line draw:style-name="gr1" draw:layer="layout" svg:x1="8.43cm" svg:y1="2.076cm" svg:x2="8.43cm" svg:y2="1.97cm">
          <text:p/>
        </draw:line>
        <draw:line draw:style-name="gr1" draw:layer="layout" svg:x1="8.329cm" svg:y1="2.076cm" svg:x2="8.43cm" svg:y2="2.076cm">
          <text:p/>
        </draw:line>
        <draw:line draw:style-name="gr1" draw:layer="layout" svg:x1="8.329cm" svg:y1="2.076cm" svg:x2="8.329cm" svg:y2="1.97cm">
          <text:p/>
        </draw:line>
        <draw:line draw:style-name="gr1" draw:layer="layout" svg:x1="8.329cm" svg:y1="1.97cm" svg:x2="8.43cm" svg:y2="1.97cm">
          <text:p/>
        </draw:line>
        <draw:line draw:style-name="gr1" draw:layer="layout" svg:x1="8.477cm" svg:y1="2.091cm" svg:x2="8.477cm" svg:y2="1.985cm">
          <text:p/>
        </draw:line>
        <draw:line draw:style-name="gr1" draw:layer="layout" svg:x1="8.369cm" svg:y1="1.985cm" svg:x2="8.477cm" svg:y2="1.985cm">
          <text:p/>
        </draw:line>
        <draw:line draw:style-name="gr1" draw:layer="layout" svg:x1="8.369cm" svg:y1="2.091cm" svg:x2="8.369cm" svg:y2="1.985cm">
          <text:p/>
        </draw:line>
        <draw:line draw:style-name="gr1" draw:layer="layout" svg:x1="8.369cm" svg:y1="2.091cm" svg:x2="8.477cm" svg:y2="2.091cm">
          <text:p/>
        </draw:line>
        <draw:line draw:style-name="gr1" draw:layer="layout" svg:x1="8.936cm" svg:y1="1.993cm" svg:x2="7.758cm" svg:y2="1.992cm">
          <text:p/>
        </draw:line>
        <draw:line draw:style-name="gr1" draw:layer="layout" svg:x1="7.857cm" svg:y1="1.42cm" svg:x2="6.679cm" svg:y2="1.419cm">
          <text:p/>
        </draw:line>
        <draw:line draw:style-name="gr1" draw:layer="layout" svg:x1="7.899cm" svg:y1="1.992cm" svg:x2="7.899cm" svg:y2="1.462cm">
          <text:p/>
        </draw:line>
        <draw:line draw:style-name="gr1" draw:layer="layout" svg:x1="8.838cm" svg:y1="1.921cm" svg:x2="8.838cm" svg:y2="1.391cm">
          <text:p/>
        </draw:line>
        <draw:line draw:style-name="gr1" draw:layer="layout" svg:x1="10.016cm" svg:y1="1.42cm" svg:x2="8.838cm" svg:y2="1.419cm">
          <text:p/>
        </draw:line>
        <draw:line draw:style-name="gr1" draw:layer="layout" svg:x1="9.987cm" svg:y1="1.993cm" svg:x2="9.987cm" svg:y2="1.463cm">
          <text:p/>
        </draw:line>
        <draw:line draw:style-name="gr1" draw:layer="layout" svg:x1="11.57cm" svg:y1="3.252cm" svg:x2="11.57cm" svg:y2="-0.04cm">
          <text:p/>
        </draw:line>
        <draw:line draw:style-name="gr1" draw:layer="layout" svg:x1="11.57cm" svg:y1="3.252cm" svg:x2="11.57cm" svg:y2="-0.04cm">
          <text:p/>
        </draw:line>
        <draw:line draw:style-name="gr1" draw:layer="layout" svg:x1="12.65cm" svg:y1="3.252cm" svg:x2="12.65cm" svg:y2="-0.04cm">
          <text:p/>
        </draw:line>
        <draw:line draw:style-name="gr1" draw:layer="layout" svg:x1="12.176cm" svg:y1="2.064cm" svg:x2="10.998cm" svg:y2="2.063cm">
          <text:p/>
        </draw:line>
        <draw:line draw:style-name="gr1" draw:layer="layout" svg:x1="11.067cm" svg:y1="2.965cm" svg:x2="11.07cm" svg:y2="2.107cm">
          <text:p/>
        </draw:line>
        <draw:line draw:style-name="gr1" draw:layer="layout" svg:x1="12.074cm" svg:y1="2.966cm" svg:x2="12.077cm" svg:y2="2.108cm">
          <text:p/>
        </draw:line>
        <draw:line draw:style-name="gr1" draw:layer="layout" svg:x1="12.176cm" svg:y1="2.565cm" svg:x2="10.998cm" svg:y2="2.564cm">
          <text:p/>
        </draw:line>
        <draw:line draw:style-name="gr1" draw:layer="layout" svg:x1="14.277cm" svg:y1="2.074cm" svg:x2="13.099cm" svg:y2="2.073cm">
          <text:p/>
        </draw:line>
        <draw:line draw:style-name="gr1" draw:layer="layout" svg:x1="13.24cm" svg:y1="2.974cm" svg:x2="13.243cm" svg:y2="2.116cm">
          <text:p/>
        </draw:line>
        <draw:line draw:style-name="gr1" draw:layer="layout" svg:x1="14.176cm" svg:y1="2.975cm" svg:x2="14.179cm" svg:y2="2.117cm">
          <text:p/>
        </draw:line>
        <draw:line draw:style-name="gr1" draw:layer="layout" svg:x1="14.277cm" svg:y1="2.575cm" svg:x2="13.099cm" svg:y2="2.574cm">
          <text:p/>
        </draw:line>
        <draw:line draw:style-name="gr1" draw:layer="layout" svg:x1="16.293cm" svg:y1="2.074cm" svg:x2="15.115cm" svg:y2="2.073cm">
          <text:p/>
        </draw:line>
        <draw:line draw:style-name="gr1" draw:layer="layout" svg:x1="15.256cm" svg:y1="2.974cm" svg:x2="15.259cm" svg:y2="2.116cm">
          <text:p/>
        </draw:line>
        <draw:line draw:style-name="gr1" draw:layer="layout" svg:x1="16.192cm" svg:y1="2.975cm" svg:x2="16.195cm" svg:y2="2.117cm">
          <text:p/>
        </draw:line>
        <draw:line draw:style-name="gr1" draw:layer="layout" svg:x1="16.293cm" svg:y1="2.575cm" svg:x2="15.115cm" svg:y2="2.574cm">
          <text:p/>
        </draw:line>
        <draw:line draw:style-name="gr1" draw:layer="layout" svg:x1="18.452cm" svg:y1="2.074cm" svg:x2="17.274cm" svg:y2="2.073cm">
          <text:p/>
        </draw:line>
        <draw:line draw:style-name="gr1" draw:layer="layout" svg:x1="17.415cm" svg:y1="2.974cm" svg:x2="17.418cm" svg:y2="2.116cm">
          <text:p/>
        </draw:line>
        <draw:line draw:style-name="gr1" draw:layer="layout" svg:x1="18.351cm" svg:y1="2.975cm" svg:x2="18.354cm" svg:y2="2.117cm">
          <text:p/>
        </draw:line>
        <draw:line draw:style-name="gr1" draw:layer="layout" svg:x1="18.452cm" svg:y1="2.575cm" svg:x2="17.274cm" svg:y2="2.574cm">
          <text:p/>
        </draw:line>
        <draw:line draw:style-name="gr1" draw:layer="layout" svg:x1="20.554cm" svg:y1="2.083cm" svg:x2="19.376cm" svg:y2="2.082cm">
          <text:p/>
        </draw:line>
        <draw:line draw:style-name="gr1" draw:layer="layout" svg:x1="19.517cm" svg:y1="2.984cm" svg:x2="19.52cm" svg:y2="2.126cm">
          <text:p/>
        </draw:line>
        <draw:line draw:style-name="gr1" draw:layer="layout" svg:x1="20.453cm" svg:y1="2.984cm" svg:x2="20.456cm" svg:y2="2.126cm">
          <text:p/>
        </draw:line>
        <draw:line draw:style-name="gr1" draw:layer="layout" svg:x1="20.554cm" svg:y1="2.584cm" svg:x2="19.376cm" svg:y2="2.583cm">
          <text:p/>
        </draw:line>
        <draw:line draw:style-name="gr1" draw:layer="layout" svg:x1="10.563cm" svg:y1="4.181cm" svg:x2="16.681cm" svg:y2="4.181cm">
          <text:p/>
        </draw:line>
        <draw:line draw:style-name="gr1" draw:layer="layout" svg:x1="10.563cm" svg:y1="4.181cm" svg:x2="12.578cm" svg:y2="4.181cm">
          <text:p/>
        </draw:line>
        <draw:line draw:style-name="gr1" draw:layer="layout" svg:x1="-0.019cm" svg:y1="22.198cm" svg:x2="1.349cm" svg:y2="22.195cm">
          <text:p/>
        </draw:line>
        <draw:line draw:style-name="gr1" draw:layer="layout" svg:x1="-0.019cm" svg:y1="27.493cm" svg:x2="1.349cm" svg:y2="27.49cm">
          <text:p/>
        </draw:line>
        <draw:line draw:style-name="gr1" draw:layer="layout" svg:x1="-0.019cm" svg:y1="25.489cm" svg:x2="1.349cm" svg:y2="25.486cm">
          <text:p/>
        </draw:line>
        <draw:line draw:style-name="gr1" draw:layer="layout" svg:x1="-0.019cm" svg:y1="23.271cm" svg:x2="1.349cm" svg:y2="23.268cm">
          <text:p/>
        </draw:line>
        <draw:line draw:style-name="gr1" draw:layer="layout" svg:x1="-0.019cm" svg:y1="24.345cm" svg:x2="1.349cm" svg:y2="24.342cm">
          <text:p/>
        </draw:line>
        <draw:line draw:style-name="gr1" draw:layer="layout" svg:x1="18.553cm" svg:y1="6.328cm" svg:x2="20.928cm" svg:y2="6.328cm">
          <text:p/>
        </draw:line>
        <draw:line draw:style-name="gr1" draw:layer="layout" svg:x1="18.553cm" svg:y1="8.403cm" svg:x2="20.928cm" svg:y2="8.403cm">
          <text:p/>
        </draw:line>
        <draw:line draw:style-name="gr1" draw:layer="layout" svg:x1="18.553cm" svg:y1="10.55cm" svg:x2="20.928cm" svg:y2="10.55cm">
          <text:p/>
        </draw:line>
        <draw:line draw:style-name="gr1" draw:layer="layout" svg:x1="18.553cm" svg:y1="11.623cm" svg:x2="20.928cm" svg:y2="11.623cm">
          <text:p/>
        </draw:line>
        <draw:line draw:style-name="gr1" draw:layer="layout" svg:x1="18.553cm" svg:y1="9.477cm" svg:x2="20.928cm" svg:y2="9.477cm">
          <text:p/>
        </draw:line>
        <draw:line draw:style-name="gr1" draw:layer="layout" svg:x1="16.59cm" svg:y1="12.72cm" svg:x2="16.638cm" svg:y2="12.72cm">
          <text:p/>
        </draw:line>
        <draw:line draw:style-name="gr1" draw:layer="layout" svg:x1="16.59cm" svg:y1="12.614cm" svg:x2="16.638cm" svg:y2="12.614cm">
          <text:p/>
        </draw:line>
        <draw:line draw:style-name="gr1" draw:layer="layout" svg:x1="16.59cm" svg:y1="12.72cm" svg:x2="16.59cm" svg:y2="12.614cm">
          <text:p/>
        </draw:line>
        <draw:line draw:style-name="gr1" draw:layer="layout" svg:x1="14.782cm" svg:y1="8.479cm" svg:x2="14.782cm" svg:y2="8.373cm">
          <text:p/>
        </draw:line>
        <draw:line draw:style-name="gr1" draw:layer="layout" svg:x1="16.59cm" svg:y1="10.599cm" svg:x2="16.638cm" svg:y2="10.599cm">
          <text:p/>
        </draw:line>
        <draw:line draw:style-name="gr1" draw:layer="layout" svg:x1="16.59cm" svg:y1="6.252cm" svg:x2="16.638cm" svg:y2="6.252cm">
          <text:p/>
        </draw:line>
        <draw:line draw:style-name="gr1" draw:layer="layout" svg:x1="16.638cm" svg:y1="6.358cm" svg:x2="16.638cm" svg:y2="6.252cm">
          <text:p/>
        </draw:line>
        <draw:line draw:style-name="gr1" draw:layer="layout" svg:x1="14.674cm" svg:y1="6.358cm" svg:x2="14.674cm" svg:y2="6.252cm">
          <text:p/>
        </draw:line>
        <draw:line draw:style-name="gr1" draw:layer="layout" svg:x1="14.674cm" svg:y1="12.72cm" svg:x2="14.674cm" svg:y2="12.614cm">
          <text:p/>
        </draw:line>
        <draw:line draw:style-name="gr1" draw:layer="layout" svg:x1="14.674cm" svg:y1="8.373cm" svg:x2="14.782cm" svg:y2="8.373cm">
          <text:p/>
        </draw:line>
        <draw:line draw:style-name="gr1" draw:layer="layout" svg:x1="14.674cm" svg:y1="4.132cm" svg:x2="14.782cm" svg:y2="4.132cm">
          <text:p/>
        </draw:line>
        <draw:line draw:style-name="gr1" draw:layer="layout" svg:x1="16.59cm" svg:y1="10.599cm" svg:x2="16.59cm" svg:y2="10.493cm">
          <text:p/>
        </draw:line>
        <draw:line draw:style-name="gr1" draw:layer="layout" svg:x1="16.59cm" svg:y1="4.132cm" svg:x2="16.638cm" svg:y2="4.132cm">
          <text:p/>
        </draw:line>
        <draw:line draw:style-name="gr1" draw:layer="layout" svg:x1="14.782cm" svg:y1="4.238cm" svg:x2="14.782cm" svg:y2="4.132cm">
          <text:p/>
        </draw:line>
        <draw:line draw:style-name="gr1" draw:layer="layout" svg:x1="14.674cm" svg:y1="10.599cm" svg:x2="14.782cm" svg:y2="10.599cm">
          <text:p/>
        </draw:line>
        <draw:line draw:style-name="gr1" draw:layer="layout" svg:x1="16.59cm" svg:y1="6.358cm" svg:x2="16.638cm" svg:y2="6.358cm">
          <text:p/>
        </draw:line>
        <draw:line draw:style-name="gr1" draw:layer="layout" svg:x1="14.674cm" svg:y1="6.252cm" svg:x2="14.782cm" svg:y2="6.252cm">
          <text:p/>
        </draw:line>
        <draw:line draw:style-name="gr1" draw:layer="layout" svg:x1="16.638cm" svg:y1="4.238cm" svg:x2="16.638cm" svg:y2="4.132cm">
          <text:p/>
        </draw:line>
        <draw:line draw:style-name="gr1" draw:layer="layout" svg:x1="14.674cm" svg:y1="12.614cm" svg:x2="14.782cm" svg:y2="12.614cm">
          <text:p/>
        </draw:line>
        <draw:line draw:style-name="gr1" draw:layer="layout" svg:x1="16.59cm" svg:y1="6.358cm" svg:x2="16.59cm" svg:y2="6.252cm">
          <text:p/>
        </draw:line>
        <draw:line draw:style-name="gr1" draw:layer="layout" svg:x1="14.674cm" svg:y1="10.599cm" svg:x2="14.674cm" svg:y2="10.493cm">
          <text:p/>
        </draw:line>
        <draw:line draw:style-name="gr1" draw:layer="layout" svg:x1="14.782cm" svg:y1="12.72cm" svg:x2="14.782cm" svg:y2="12.614cm">
          <text:p/>
        </draw:line>
        <draw:line draw:style-name="gr1" draw:layer="layout" svg:x1="14.674cm" svg:y1="4.238cm" svg:x2="14.782cm" svg:y2="4.238cm">
          <text:p/>
        </draw:line>
        <draw:line draw:style-name="gr1" draw:layer="layout" svg:x1="16.59cm" svg:y1="8.478cm" svg:x2="16.638cm" svg:y2="8.478cm">
          <text:p/>
        </draw:line>
        <draw:line draw:style-name="gr1" draw:layer="layout" svg:x1="16.59cm" svg:y1="8.479cm" svg:x2="16.59cm" svg:y2="8.373cm">
          <text:p/>
        </draw:line>
        <draw:line draw:style-name="gr1" draw:layer="layout" svg:x1="14.782cm" svg:y1="10.599cm" svg:x2="14.782cm" svg:y2="10.493cm">
          <text:p/>
        </draw:line>
        <draw:line draw:style-name="gr1" draw:layer="layout" svg:x1="16.638cm" svg:y1="8.479cm" svg:x2="16.638cm" svg:y2="8.373cm">
          <text:p/>
        </draw:line>
        <draw:line draw:style-name="gr1" draw:layer="layout" svg:x1="16.638cm" svg:y1="12.72cm" svg:x2="16.638cm" svg:y2="12.614cm">
          <text:p/>
        </draw:line>
        <draw:line draw:style-name="gr1" draw:layer="layout" svg:x1="14.782cm" svg:y1="6.358cm" svg:x2="14.782cm" svg:y2="6.252cm">
          <text:p/>
        </draw:line>
        <draw:line draw:style-name="gr1" draw:layer="layout" svg:x1="14.674cm" svg:y1="8.478cm" svg:x2="14.782cm" svg:y2="8.478cm">
          <text:p/>
        </draw:line>
        <draw:line draw:style-name="gr1" draw:layer="layout" svg:x1="16.638cm" svg:y1="10.599cm" svg:x2="16.638cm" svg:y2="10.493cm">
          <text:p/>
        </draw:line>
        <draw:line draw:style-name="gr1" draw:layer="layout" svg:x1="16.59cm" svg:y1="4.238cm" svg:x2="16.59cm" svg:y2="4.132cm">
          <text:p/>
        </draw:line>
        <draw:line draw:style-name="gr1" draw:layer="layout" svg:x1="15.369cm" svg:y1="12.667cm" svg:x2="14.734cm" svg:y2="12.667cm">
          <text:p/>
        </draw:line>
        <draw:line draw:style-name="gr1" draw:layer="layout" svg:x1="16.59cm" svg:y1="8.373cm" svg:x2="16.638cm" svg:y2="8.373cm">
          <text:p/>
        </draw:line>
        <draw:line draw:style-name="gr1" draw:layer="layout" svg:x1="14.674cm" svg:y1="8.479cm" svg:x2="14.674cm" svg:y2="8.373cm">
          <text:p/>
        </draw:line>
        <draw:line draw:style-name="gr1" draw:layer="layout" svg:x1="16.59cm" svg:y1="10.493cm" svg:x2="16.638cm" svg:y2="10.493cm">
          <text:p/>
        </draw:line>
        <draw:line draw:style-name="gr1" draw:layer="layout" svg:x1="14.674cm" svg:y1="6.358cm" svg:x2="14.782cm" svg:y2="6.358cm">
          <text:p/>
        </draw:line>
        <draw:line draw:style-name="gr1" draw:layer="layout" svg:x1="16.59cm" svg:y1="4.238cm" svg:x2="16.638cm" svg:y2="4.238cm">
          <text:p/>
        </draw:line>
        <draw:line draw:style-name="gr1" draw:layer="layout" svg:x1="14.674cm" svg:y1="4.238cm" svg:x2="14.674cm" svg:y2="4.132cm">
          <text:p/>
        </draw:line>
        <draw:line draw:style-name="gr1" draw:layer="layout" svg:x1="14.674cm" svg:y1="10.493cm" svg:x2="14.782cm" svg:y2="10.493cm">
          <text:p/>
        </draw:line>
        <draw:line draw:style-name="gr1" draw:layer="layout" svg:x1="14.746cm" svg:y1="12.72cm" svg:x2="14.738cm" svg:y2="11.552cm">
          <text:p/>
        </draw:line>
        <draw:line draw:style-name="gr1" draw:layer="layout" svg:x1="14.162cm" svg:y1="11.552cm" svg:x2="14.163cm" svg:y2="4.309cm">
          <text:p/>
        </draw:line>
        <draw:line draw:style-name="gr1" draw:layer="layout" svg:x1="14.234cm" svg:y1="6.312cm" svg:x2="16.609cm" svg:y2="6.312cm">
          <text:p/>
        </draw:line>
        <draw:line draw:style-name="gr1" draw:layer="layout" svg:x1="14.234cm" svg:y1="8.388cm" svg:x2="16.609cm" svg:y2="8.388cm">
          <text:p/>
        </draw:line>
        <draw:line draw:style-name="gr1" draw:layer="layout" svg:x1="14.234cm" svg:y1="10.534cm" svg:x2="16.609cm" svg:y2="10.534cm">
          <text:p/>
        </draw:line>
        <draw:line draw:style-name="gr1" draw:layer="layout" svg:x1="14.234cm" svg:y1="9.461cm" svg:x2="16.609cm" svg:y2="9.461cm">
          <text:p/>
        </draw:line>
        <draw:line draw:style-name="gr1" draw:layer="layout" svg:x1="8.331cm" svg:y1="8.403cm" svg:x2="13.514cm" svg:y2="8.403cm">
          <text:p/>
        </draw:line>
        <draw:line draw:style-name="gr1" draw:layer="layout" svg:x1="9.339cm" svg:y1="6.328cm" svg:x2="13.514cm" svg:y2="6.328cm">
          <text:p/>
        </draw:line>
        <draw:line draw:style-name="gr1" draw:layer="layout" svg:x1="9.483cm" svg:y1="4.11cm" svg:x2="9.483cm" svg:y2="2.965cm">
          <text:p/>
        </draw:line>
        <draw:line draw:style-name="gr1" draw:layer="layout" svg:x1="10.491cm" svg:y1="3.252cm" svg:x2="10.491cm" svg:y2="-0.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8T18:28:32.848279133</dc:date>
    <meta:generator>LibreOffice/4.2.7.2$Linux_x86 LibreOffice_project/420m0$Build-2</meta:generator>
    <meta:editing-duration>PT12M32S</meta:editing-duration>
    <meta:editing-cycles>3</meta:editing-cycles>
    <meta:document-statistic meta:object-count="1282"/>
  </office:meta>
</office:document-meta>
</file>